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3" svg:font-family="'Lohit Devanagari'"/>
    <style:font-face style:name="Arial1" svg:font-family="Arial" style:font-family-generic="roman"/>
    <style:font-face style:name="Lohit Devanagari" svg:font-family="'Lohit Devanagari'" style:font-family-generic="roman"/>
    <style:font-face style:name="Arial2" svg:font-family="Arial" style:font-family-generic="swiss"/>
    <style:font-face style:name="Arial" svg:font-family="Arial" style:font-adornments="Regular" style:font-family-generic="swiss"/>
    <style:font-face style:name="Courier New" svg:font-family="'Courier New'" style:font-adornments="Regular" style:font-family-generic="swiss"/>
    <style:font-face style:name="Courier New1" svg:font-family="'Courier New'" style:font-family-generic="modern" style:font-pitch="fixed"/>
    <style:font-face style:name="Arial3" svg:font-family="Arial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Zen Hei Sharp" svg:font-family="'WenQuanYi Zen Hei Sharp'" style:font-pitch="variable"/>
    <style:font-face style:name="Courier New3" svg:font-family="'Courier New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Courier New2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Courier New4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Table38" style:family="table">
      <style:table-properties style:width="4.6299in" table:align="margins"/>
    </style:style>
    <style:style style:name="Table38.A" style:family="table-column">
      <style:table-column-properties style:column-width="4.6299in" style:rel-column-width="65535*"/>
    </style:style>
    <style:style style:name="Table38.A1" style:family="table-cell">
      <style:table-cell-properties fo:padding="0.0382in" fo:border="0.05pt solid #000000"/>
    </style:style>
    <style:style style:name="Table1" style:family="table">
      <style:table-properties style:width="4.6299in" table:align="margins"/>
    </style:style>
    <style:style style:name="Table1.A" style:family="table-column">
      <style:table-column-properties style:column-width="4.6299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6299in" table:align="margins"/>
    </style:style>
    <style:style style:name="Table2.A" style:family="table-column">
      <style:table-column-properties style:column-width="4.6299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0.05pt solid #000000"/>
    </style:style>
    <style:style style:name="Table39" style:family="table">
      <style:table-properties style:width="4.6299in" table:align="margins"/>
    </style:style>
    <style:style style:name="Table39.A" style:family="table-column">
      <style:table-column-properties style:column-width="4.6299in" style:rel-column-width="65535*"/>
    </style:style>
    <style:style style:name="Table39.1" style:family="table-row">
      <style:table-row-properties fo:keep-together="always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4.6299in" table:align="margins"/>
    </style:style>
    <style:style style:name="Table40.A" style:family="table-column">
      <style:table-column-properties style:column-width="4.6299in" style:rel-column-width="65535*"/>
    </style:style>
    <style:style style:name="Table40.1" style:family="table-row">
      <style:table-row-properties fo:keep-together="always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4.6299in" table:align="margins"/>
    </style:style>
    <style:style style:name="Table41.A" style:family="table-column">
      <style:table-column-properties style:column-width="4.6299in" style:rel-column-width="65535*"/>
    </style:style>
    <style:style style:name="Table41.1" style:family="table-row">
      <style:table-row-properties fo:keep-together="always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4.6299in" table:align="margins"/>
    </style:style>
    <style:style style:name="Table42.A" style:family="table-column">
      <style:table-column-properties style:column-width="4.6299in" style:rel-column-width="65535*"/>
    </style:style>
    <style:style style:name="Table42.1" style:family="table-row">
      <style:table-row-properties fo:keep-together="always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4.6299in" table:align="margins"/>
    </style:style>
    <style:style style:name="Table43.A" style:family="table-column">
      <style:table-column-properties style:column-width="4.6299in" style:rel-column-width="65535*"/>
    </style:style>
    <style:style style:name="Table43.1" style:family="table-row">
      <style:table-row-properties fo:keep-together="always"/>
    </style:style>
    <style:style style:name="Table43.A1" style:family="table-cell">
      <style:table-cell-properties fo:padding="0.0382in" fo:border="0.05pt solid #000000"/>
    </style:style>
    <style:style style:name="Table3" style:family="table">
      <style:table-properties style:width="4.6299in" table:align="margins"/>
    </style:style>
    <style:style style:name="Table3.A" style:family="table-column">
      <style:table-column-properties style:column-width="4.6299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0.05pt solid #000000"/>
    </style:style>
    <style:style style:name="Table47" style:family="table">
      <style:table-properties style:width="4.6299in" fo:break-before="auto" fo:break-after="auto" table:align="margins"/>
    </style:style>
    <style:style style:name="Table47.A" style:family="table-column">
      <style:table-column-properties style:column-width="4.6299in" style:rel-column-width="65535*"/>
    </style:style>
    <style:style style:name="Table4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5" style:family="table">
      <style:table-properties style:width="4.6299in" table:align="margins"/>
    </style:style>
    <style:style style:name="Table45.A" style:family="table-column">
      <style:table-column-properties style:column-width="4.6299in" style:rel-column-width="65535*"/>
    </style:style>
    <style:style style:name="Table45.1" style:family="table-row">
      <style:table-row-properties fo:keep-together="always"/>
    </style:style>
    <style:style style:name="Table45.A1" style:family="table-cell">
      <style:table-cell-properties fo:padding="0.0382in" fo:border="0.05pt solid #000000"/>
    </style:style>
    <style:style style:name="Table46" style:family="table">
      <style:table-properties style:width="4.6299in" table:align="margins"/>
    </style:style>
    <style:style style:name="Table46.A" style:family="table-column">
      <style:table-column-properties style:column-width="4.6299in" style:rel-column-width="65535*"/>
    </style:style>
    <style:style style:name="Table46.1" style:family="table-row">
      <style:table-row-properties fo:keep-together="always"/>
    </style:style>
    <style:style style:name="Table46.A1" style:family="table-cell">
      <style:table-cell-properties fo:padding="0.0382in" fo:border="0.05pt solid #000000"/>
    </style:style>
    <style:style style:name="Table44" style:family="table">
      <style:table-properties style:width="4.6299in" table:align="margins"/>
    </style:style>
    <style:style style:name="Table44.A" style:family="table-column">
      <style:table-column-properties style:column-width="4.6299in" style:rel-column-width="65535*"/>
    </style:style>
    <style:style style:name="Table44.1" style:family="table-row">
      <style:table-row-properties fo:keep-together="always"/>
    </style:style>
    <style:style style:name="Table44.A1" style:family="table-cell">
      <style:table-cell-properties fo:padding="0.0382in" fo:border="0.05pt solid #000000"/>
    </style:style>
    <style:style style:name="Table4" style:family="table">
      <style:table-properties style:width="4.6299in" table:align="margins"/>
    </style:style>
    <style:style style:name="Table4.A" style:family="table-column">
      <style:table-column-properties style:column-width="4.6299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6299in" table:align="margins"/>
    </style:style>
    <style:style style:name="Table5.A" style:family="table-column">
      <style:table-column-properties style:column-width="4.6299in" style:rel-column-width="65535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6299in" table:align="margins"/>
    </style:style>
    <style:style style:name="Table6.A" style:family="table-column">
      <style:table-column-properties style:column-width="4.6299in" style:rel-column-width="6553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" style:family="table">
      <style:table-properties style:width="4.6299in" table:align="margins"/>
    </style:style>
    <style:style style:name="Table10.A" style:family="table-column">
      <style:table-column-properties style:column-width="4.6299in" style:rel-column-width="65535*"/>
    </style:style>
    <style:style style:name="Table10.A1" style:family="table-cell">
      <style:table-cell-properties fo:padding="0.0382in" fo:border="0.05pt solid #000000"/>
    </style:style>
    <style:style style:name="Table7" style:family="table">
      <style:table-properties style:width="4.6299in" table:align="margins"/>
    </style:style>
    <style:style style:name="Table7.A" style:family="table-column">
      <style:table-column-properties style:column-width="4.6299in" style:rel-column-width="65535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382in" fo:border="0.05pt solid #000000"/>
    </style:style>
    <style:style style:name="Table12" style:family="table">
      <style:table-properties style:width="4.6299in" table:align="margins"/>
    </style:style>
    <style:style style:name="Table12.A" style:family="table-column">
      <style:table-column-properties style:column-width="4.6299in" style:rel-column-width="65535*"/>
    </style:style>
    <style:style style:name="Table12.A1" style:family="table-cell">
      <style:table-cell-properties fo:padding="0.0382in" fo:border="0.05pt solid #000000"/>
    </style:style>
    <style:style style:name="Table8" style:family="table">
      <style:table-properties style:width="4.6299in" table:align="margins"/>
    </style:style>
    <style:style style:name="Table8.A" style:family="table-column">
      <style:table-column-properties style:column-width="4.6299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382in" fo:border="0.05pt solid #000000"/>
    </style:style>
    <style:style style:name="Table14" style:family="table">
      <style:table-properties style:width="4.6299in" table:align="margins"/>
    </style:style>
    <style:style style:name="Table14.A" style:family="table-column">
      <style:table-column-properties style:column-width="4.6299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4.6299in" table:align="margins"/>
    </style:style>
    <style:style style:name="Table15.A" style:family="table-column">
      <style:table-column-properties style:column-width="4.6299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4.6299in" table:align="margins"/>
    </style:style>
    <style:style style:name="Table16.A" style:family="table-column">
      <style:table-column-properties style:column-width="4.6299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6299in" table:align="margins"/>
    </style:style>
    <style:style style:name="Table17.A" style:family="table-column">
      <style:table-column-properties style:column-width="4.6299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6299in" table:align="margins"/>
    </style:style>
    <style:style style:name="Table18.A" style:family="table-column">
      <style:table-column-properties style:column-width="4.6299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6299in" table:align="margins"/>
    </style:style>
    <style:style style:name="Table19.A" style:family="table-column">
      <style:table-column-properties style:column-width="4.6299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6299in" table:align="margins"/>
    </style:style>
    <style:style style:name="Table20.A" style:family="table-column">
      <style:table-column-properties style:column-width="4.6299in" style:rel-column-width="65535*"/>
    </style:style>
    <style:style style:name="Table2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" style:family="table">
      <style:table-properties style:width="4.6299in" table:align="margins"/>
    </style:style>
    <style:style style:name="Table23.A" style:family="table-column">
      <style:table-column-properties style:column-width="4.6299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4.6299in" table:align="margins"/>
    </style:style>
    <style:style style:name="Table24.A" style:family="table-column">
      <style:table-column-properties style:column-width="4.6299in" style:rel-column-width="65535*"/>
    </style:style>
    <style:style style:name="Table24.A1" style:family="table-cell">
      <style:table-cell-properties fo:padding="0.0382in" fo:border="0.05pt solid #000000"/>
    </style:style>
    <style:style style:name="Table9" style:family="table">
      <style:table-properties style:width="4.6299in" table:align="margins"/>
    </style:style>
    <style:style style:name="Table9.A" style:family="table-column">
      <style:table-column-properties style:column-width="4.6299in" style:rel-column-width="65535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" style:family="table">
      <style:table-properties style:width="4.6299in" table:align="margins"/>
    </style:style>
    <style:style style:name="Table21.A" style:family="table-column">
      <style:table-column-properties style:column-width="4.6299in" style:rel-column-width="65535*"/>
    </style:style>
    <style:style style:name="Table21.A1" style:family="table-cell">
      <style:table-cell-properties fo:padding="0.0382in" fo:border="0.05pt solid #000000"/>
    </style:style>
    <style:style style:name="Table26" style:family="table">
      <style:table-properties style:width="4.6299in" table:align="margins"/>
    </style:style>
    <style:style style:name="Table26.A" style:family="table-column">
      <style:table-column-properties style:column-width="4.6299in" style:rel-column-width="65535*"/>
    </style:style>
    <style:style style:name="Table26.A1" style:family="table-cell">
      <style:table-cell-properties fo:padding="0.0382in" fo:border="0.05pt solid #000000"/>
    </style:style>
    <style:style style:name="Table11" style:family="table">
      <style:table-properties style:width="4.6299in" table:align="margins"/>
    </style:style>
    <style:style style:name="Table11.A" style:family="table-column">
      <style:table-column-properties style:column-width="4.6299in" style:rel-column-width="65535*"/>
    </style:style>
    <style:style style:name="Table11.A1" style:family="table-cell">
      <style:table-cell-properties fo:padding="0.0382in" fo:border="0.05pt solid #000000"/>
    </style:style>
    <style:style style:name="Table13" style:family="table">
      <style:table-properties style:width="4.6299in" table:align="margins"/>
    </style:style>
    <style:style style:name="Table13.A" style:family="table-column">
      <style:table-column-properties style:column-width="4.6299in" style:rel-column-width="65535*"/>
    </style:style>
    <style:style style:name="Table13.A1" style:family="table-cell">
      <style:table-cell-properties fo:padding="0.0382in" fo:border="0.05pt solid #000000"/>
    </style:style>
    <style:style style:name="Table48" style:family="table">
      <style:table-properties style:width="4.6299in" table:align="margins"/>
    </style:style>
    <style:style style:name="Table48.A" style:family="table-column">
      <style:table-column-properties style:column-width="4.6299in" style:rel-column-width="65535*"/>
    </style:style>
    <style:style style:name="Table48.A1" style:family="table-cell">
      <style:table-cell-properties fo:padding="0.0382in" fo:border="0.05pt solid #000000"/>
    </style:style>
    <style:style style:name="Table22" style:family="table">
      <style:table-properties style:width="4.6299in" table:align="margins"/>
    </style:style>
    <style:style style:name="Table22.A" style:family="table-column">
      <style:table-column-properties style:column-width="4.6299in" style:rel-column-width="65535*"/>
    </style:style>
    <style:style style:name="Table22.A1" style:family="table-cell">
      <style:table-cell-properties fo:padding="0.0382in" fo:border="0.05pt solid #000000"/>
    </style:style>
    <style:style style:name="Table25" style:family="table">
      <style:table-properties style:width="4.6299in" table:align="margins"/>
    </style:style>
    <style:style style:name="Table25.A" style:family="table-column">
      <style:table-column-properties style:column-width="4.6299in" style:rel-column-width="65535*"/>
    </style:style>
    <style:style style:name="Table25.A1" style:family="table-cell">
      <style:table-cell-properties fo:padding="0.0382in" fo:border="0.05pt solid #000000"/>
    </style:style>
    <style:style style:name="Table49" style:family="table">
      <style:table-properties style:width="4.6299in" table:align="margins"/>
    </style:style>
    <style:style style:name="Table49.A" style:family="table-column">
      <style:table-column-properties style:column-width="4.6299in" style:rel-column-width="65535*"/>
    </style:style>
    <style:style style:name="Table49.A1" style:family="table-cell">
      <style:table-cell-properties fo:padding="0.0382in" fo:border="0.05pt solid #000000"/>
    </style:style>
    <style:style style:name="Table27" style:family="table">
      <style:table-properties style:width="4.6299in" table:align="margins"/>
    </style:style>
    <style:style style:name="Table27.A" style:family="table-column">
      <style:table-column-properties style:column-width="4.6299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4.6299in" table:align="margins"/>
    </style:style>
    <style:style style:name="Table28.A" style:family="table-column">
      <style:table-column-properties style:column-width="4.6299in" style:rel-column-width="65535*"/>
    </style:style>
    <style:style style:name="Table28.1" style:family="table-row">
      <style:table-row-properties fo:keep-together="always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6299in" table:align="margins"/>
    </style:style>
    <style:style style:name="Table29.A" style:family="table-column">
      <style:table-column-properties style:column-width="4.6299in" style:rel-column-width="65535*"/>
    </style:style>
    <style:style style:name="Table2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0" style:family="table">
      <style:table-properties style:width="4.6299in" table:align="margins"/>
    </style:style>
    <style:style style:name="Table30.A" style:family="table-column">
      <style:table-column-properties style:column-width="4.6299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6299in" table:align="margins"/>
    </style:style>
    <style:style style:name="Table31.A" style:family="table-column">
      <style:table-column-properties style:column-width="4.6299in" style:rel-column-width="65535*"/>
    </style:style>
    <style:style style:name="Table31.1" style:family="table-row">
      <style:table-row-properties fo:keep-together="always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6299in" table:align="margins"/>
    </style:style>
    <style:style style:name="Table32.A" style:family="table-column">
      <style:table-column-properties style:column-width="4.6299in" style:rel-column-width="65535*"/>
    </style:style>
    <style:style style:name="Table32.1" style:family="table-row">
      <style:table-row-properties fo:keep-together="always"/>
    </style:style>
    <style:style style:name="Table32.A1" style:family="table-cell">
      <style:table-cell-properties fo:padding="0.0382in" fo:border="0.05pt solid #000000"/>
    </style:style>
    <style:style style:name="Table33" style:family="table">
      <style:table-properties style:width="4.6299in" table:align="margins"/>
    </style:style>
    <style:style style:name="Table33.A" style:family="table-column">
      <style:table-column-properties style:column-width="4.6299in" style:rel-column-width="65535*"/>
    </style:style>
    <style:style style:name="Table33.1" style:family="table-row">
      <style:table-row-properties fo:keep-together="always"/>
    </style:style>
    <style:style style:name="Table33.A1" style:family="table-cell">
      <style:table-cell-properties fo:padding="0.0382in" fo:border="0.05pt solid #000000"/>
    </style:style>
    <style:style style:name="Table34" style:family="table">
      <style:table-properties style:width="4.6299in" table:align="margins"/>
    </style:style>
    <style:style style:name="Table34.A" style:family="table-column">
      <style:table-column-properties style:column-width="4.6299in" style:rel-column-width="65535*"/>
    </style:style>
    <style:style style:name="Table34.1" style:family="table-row">
      <style:table-row-properties fo:keep-together="always"/>
    </style:style>
    <style:style style:name="Table34.A1" style:family="table-cell">
      <style:table-cell-properties fo:padding="0.0382in" fo:border="0.05pt solid #000000"/>
    </style:style>
    <style:style style:name="Table35" style:family="table">
      <style:table-properties style:width="4.6299in" table:align="margins"/>
    </style:style>
    <style:style style:name="Table35.A" style:family="table-column">
      <style:table-column-properties style:column-width="4.6299in" style:rel-column-width="65535*"/>
    </style:style>
    <style:style style:name="Table35.A1" style:family="table-cell">
      <style:table-cell-properties fo:padding="0.0382in" fo:border="0.05pt solid #000000"/>
    </style:style>
    <style:style style:name="Table36" style:family="table">
      <style:table-properties style:width="4.6299in" table:align="margins"/>
    </style:style>
    <style:style style:name="Table36.A" style:family="table-column">
      <style:table-column-properties style:column-width="4.6299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4.6299in" table:align="margins"/>
    </style:style>
    <style:style style:name="Table37.A" style:family="table-column">
      <style:table-column-properties style:column-width="4.6299in" style:rel-column-width="65535*"/>
    </style:style>
    <style:style style:name="Table37.A1" style:family="table-cell">
      <style:table-cell-properties fo:padding="0.0382in" fo:border="0.05pt solid #000000"/>
    </style:style>
    <style:style style:name="Table50" style:family="table">
      <style:table-properties style:width="4.6222in" fo:margin-left="-0.0007in" fo:margin-top="0in" fo:margin-bottom="0in" table:align="left" style:writing-mode="lr-tb"/>
    </style:style>
    <style:style style:name="Table50.A" style:family="table-column">
      <style:table-column-properties style:column-width="4.6222in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0382in" fo:border="0.1pt solid #000000" style:writing-mode="lr-tb"/>
    </style:style>
    <style:style style:name="Table51" style:family="table">
      <style:table-properties style:width="4.6222in" fo:margin-left="-0.0007in" fo:margin-top="0in" fo:margin-bottom="0in" table:align="left" style:writing-mode="lr-tb"/>
    </style:style>
    <style:style style:name="Table51.A" style:family="table-column">
      <style:table-column-properties style:column-width="4.6222in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0382in" fo:border="0.1pt solid #000000" style:writing-mode="lr-tb"/>
    </style:style>
    <style:style style:name="Table52" style:family="table">
      <style:table-properties style:width="4.6222in" fo:margin-left="-0.0007in" fo:margin-top="0in" fo:margin-bottom="0in" table:align="left" style:writing-mode="lr-tb"/>
    </style:style>
    <style:style style:name="Table52.A" style:family="table-column">
      <style:table-column-properties style:column-width="4.6222in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0382in" fo:border="0.1pt solid #000000" style:writing-mode="lr-tb"/>
    </style:style>
    <style:style style:name="P1" style:family="paragraph" style:parent-style-name="Header">
      <style:text-properties style:font-name="Arial2" officeooo:rsid="00112998" officeooo:paragraph-rsid="00112998"/>
    </style:style>
    <style:style style:name="P2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3" style:family="paragraph" style:parent-style-name="Default_7e_LT_7e_Gliederung_20_1">
      <style:paragraph-properties fo:margin-left="0in" fo:margin-right="0in" fo:margin-top="0in" fo:margin-bottom="0in" style:contextual-spacing="false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font-name="Courier New1" fo:font-size="10pt" fo:font-weight="normal" style:font-size-asian="10pt" style:font-weight-asian="normal" style:font-size-complex="10pt" style:font-weight-complex="normal"/>
    </style:style>
    <style:style style:name="P4" style:family="paragraph" style:parent-style-name="Default_7e_LT_7e_Gliederung_20_1">
      <style:paragraph-properties fo:margin-left="0in" fo:margin-right="0in" style:line-height-at-least="0.139in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font-size="10pt" fo:font-weight="normal" officeooo:paragraph-rsid="0106a827" style:font-size-asian="10pt" style:font-weight-asian="normal" style:font-size-complex="10pt" style:font-weight-complex="normal"/>
    </style:style>
    <style:style style:name="P5" style:family="paragraph" style:parent-style-name="Default_7e_LT_7e_Gliederung_20_1">
      <style:paragraph-properties fo:margin-left="0in" fo:margin-right="0in" style:line-height-at-least="0.139in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106a827" officeooo:paragraph-rsid="0106a827" style:font-size-asian="10pt" style:font-style-asian="normal" style:font-weight-asian="normal" style:font-size-complex="10pt" style:font-weight-complex="normal" style:text-emphasize="none"/>
    </style:style>
    <style:style style:name="P6" style:family="paragraph" style:parent-style-name="Standard">
      <style:paragraph-properties fo:margin-top="0in" fo:margin-bottom="0in" style:contextual-spacing="false"/>
      <style:text-properties style:font-name="Arial2" fo:font-size="16pt" fo:font-weight="bold" officeooo:rsid="00112998" officeooo:paragraph-rsid="00112998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in" fo:margin-bottom="0in" style:contextual-spacing="false"/>
      <style:text-properties style:font-name="Arial2" fo:font-size="12pt" fo:font-weight="normal" officeooo:rsid="00112998" officeooo:paragraph-rsid="0011299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a94475" officeooo:paragraph-rsid="00a94475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a94475" officeooo:paragraph-rsid="00dd26d1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a94475" officeooo:paragraph-rsid="00de030c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a9709e" officeooo:paragraph-rsid="00a9709e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a9709e" officeooo:paragraph-rsid="00d8d1ca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adaa96" officeooo:paragraph-rsid="00adaa96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adaa96" officeooo:paragraph-rsid="00e0e6d0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dd26d1" officeooo:paragraph-rsid="00dd26d1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de030c" officeooo:paragraph-rsid="00de030c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df55d7" officeooo:paragraph-rsid="00df55d7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df55d7" officeooo:paragraph-rsid="00d6caa7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e60838" officeooo:paragraph-rsid="00e60838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e60838" officeooo:paragraph-rsid="00e0c0ad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e68513" officeooo:paragraph-rsid="00e68513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e75692" officeooo:paragraph-rsid="00e92ad0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e97edc" officeooo:paragraph-rsid="00e97edc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eaadb6" officeooo:paragraph-rsid="00eaadb6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eb32de" officeooo:paragraph-rsid="00eb32de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eca1fb" officeooo:paragraph-rsid="00eca1fb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edb85b" officeooo:paragraph-rsid="00edb85b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ee7948" officeooo:paragraph-rsid="00ee7948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f40c6d" officeooo:paragraph-rsid="00f40c6d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a7760c" officeooo:paragraph-rsid="00d8d1ca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margin-top="0in" fo:margin-bottom="0in" style:contextual-spacing="false"/>
      <style:text-properties style:font-name="Arial2" fo:font-size="10pt" fo:font-weight="normal" officeooo:rsid="00d7b1ad" officeooo:paragraph-rsid="00d8d1ca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margin-top="0in" fo:margin-bottom="0in" style:contextual-spacing="false"/>
      <style:text-properties style:font-name="Arial2" fo:font-size="10pt" fo:font-weight="bold" officeooo:rsid="00112998" officeooo:paragraph-rsid="00112998" style:font-size-asian="8.75pt" style:font-weight-asian="bold" style:font-size-complex="10pt" style:font-weight-complex="bold"/>
    </style:style>
    <style:style style:name="P33" style:family="paragraph" style:parent-style-name="Standard">
      <style:paragraph-properties fo:margin-top="0in" fo:margin-bottom="0in" style:contextual-spacing="false"/>
      <style:text-properties style:font-name="Arial2" fo:font-size="10pt" fo:font-weight="bold" officeooo:rsid="00e60838" officeooo:paragraph-rsid="00e60838" style:font-size-asian="8.75pt" style:font-weight-asian="bold" style:font-size-complex="10pt" style:font-weight-complex="bold"/>
    </style:style>
    <style:style style:name="P34" style:family="paragraph" style:parent-style-name="Standard">
      <style:paragraph-properties fo:margin-top="0in" fo:margin-bottom="0in" style:contextual-spacing="false"/>
      <style:text-properties fo:font-size="10pt" fo:font-weight="normal" officeooo:rsid="00a7760c" officeooo:paragraph-rsid="00a7760c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margin-top="0in" fo:margin-bottom="0in" style:contextual-spacing="false"/>
      <style:text-properties fo:font-size="10pt" fo:font-weight="normal" officeooo:rsid="00a7760c" officeooo:paragraph-rsid="00d8d1ca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margin-top="0in" fo:margin-bottom="0in" style:contextual-spacing="false"/>
      <style:text-properties fo:font-size="10pt" fo:font-weight="normal" officeooo:rsid="00a94475" officeooo:paragraph-rsid="00a94475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margin-top="0in" fo:margin-bottom="0in" style:contextual-spacing="false"/>
      <style:text-properties fo:font-size="10pt" fo:font-weight="normal" officeooo:rsid="00a9709e" officeooo:paragraph-rsid="00a9709e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top="0in" fo:margin-bottom="0in" style:contextual-spacing="false"/>
      <style:text-properties fo:font-size="10pt" fo:font-weight="normal" officeooo:rsid="00a9709e" officeooo:paragraph-rsid="00e0c0ad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top="0in" fo:margin-bottom="0in" style:contextual-spacing="false"/>
      <style:text-properties fo:font-size="10pt" fo:font-weight="normal" officeooo:rsid="00adaa96" officeooo:paragraph-rsid="00adaa96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top="0in" fo:margin-bottom="0in" style:contextual-spacing="false"/>
      <style:text-properties fo:font-size="10pt" fo:font-weight="normal" officeooo:rsid="00adaa96" officeooo:paragraph-rsid="00e75692" style:font-size-asian="8.75pt" style:font-weight-asian="normal" style:font-size-complex="10pt" style:font-weight-complex="normal"/>
    </style:style>
    <style:style style:name="P41" style:family="paragraph" style:parent-style-name="Standard">
      <style:paragraph-properties fo:margin-top="0in" fo:margin-bottom="0in" style:contextual-spacing="false"/>
      <style:text-properties fo:font-size="10pt" fo:font-weight="normal" officeooo:rsid="00b40f60" officeooo:paragraph-rsid="00f8d0ca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margin-top="0in" fo:margin-bottom="0in" style:contextual-spacing="false"/>
      <style:text-properties fo:font-size="10pt" fo:font-weight="normal" officeooo:rsid="00e60838" officeooo:paragraph-rsid="00e60838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top="0in" fo:margin-bottom="0in" style:contextual-spacing="false"/>
      <style:text-properties fo:font-size="10pt" fo:font-weight="normal" officeooo:rsid="00e60838" officeooo:paragraph-rsid="00eb32de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margin-top="0in" fo:margin-bottom="0in" style:contextual-spacing="false"/>
      <style:text-properties fo:font-size="10pt" fo:font-weight="normal" officeooo:rsid="00e75692" officeooo:paragraph-rsid="00e75692" style:font-size-asian="8.75pt" style:font-weight-asian="normal" style:font-size-complex="10pt" style:font-weight-complex="normal"/>
    </style:style>
    <style:style style:name="P45" style:family="paragraph" style:parent-style-name="Standard">
      <style:paragraph-properties fo:margin-top="0in" fo:margin-bottom="0in" style:contextual-spacing="false"/>
      <style:text-properties fo:font-size="10pt" fo:font-weight="normal" officeooo:rsid="00e75692" officeooo:paragraph-rsid="00e92ad0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margin-top="0in" fo:margin-bottom="0in" style:contextual-spacing="false"/>
      <style:text-properties fo:font-size="10pt" fo:font-weight="normal" officeooo:rsid="00e68513" officeooo:paragraph-rsid="00e68513" style:font-size-asian="8.75pt" style:font-weight-asian="normal" style:font-size-complex="10pt" style:font-weight-complex="normal"/>
    </style:style>
    <style:style style:name="P47" style:family="paragraph" style:parent-style-name="Standard">
      <style:paragraph-properties fo:margin-top="0in" fo:margin-bottom="0in" style:contextual-spacing="false"/>
      <style:text-properties fo:font-size="10pt" fo:font-weight="normal" officeooo:rsid="00eb32de" officeooo:paragraph-rsid="00eb32de" style:font-size-asian="8.75pt" style:font-weight-asian="normal" style:font-size-complex="10pt" style:font-weight-complex="normal"/>
    </style:style>
    <style:style style:name="P48" style:family="paragraph" style:parent-style-name="Standard">
      <style:paragraph-properties fo:margin-top="0in" fo:margin-bottom="0in" style:contextual-spacing="false"/>
      <style:text-properties fo:font-size="10pt" fo:font-weight="normal" officeooo:rsid="00efe8de" officeooo:paragraph-rsid="00efe8de" style:font-size-asian="8.75pt" style:font-weight-asian="normal" style:font-size-complex="10pt" style:font-weight-complex="normal"/>
    </style:style>
    <style:style style:name="P49" style:family="paragraph" style:parent-style-name="Standard">
      <style:paragraph-properties fo:margin-top="0in" fo:margin-bottom="0in" style:contextual-spacing="false"/>
      <style:text-properties fo:font-size="10pt" fo:font-weight="normal" officeooo:rsid="00efe8de" officeooo:paragraph-rsid="00f8fb16" style:font-size-asian="8.75pt" style:font-weight-asian="normal" style:font-size-complex="10pt" style:font-weight-complex="normal"/>
    </style:style>
    <style:style style:name="P50" style:family="paragraph" style:parent-style-name="Standard">
      <style:paragraph-properties fo:margin-top="0in" fo:margin-bottom="0in" style:contextual-spacing="false"/>
      <style:text-properties fo:font-size="10pt" fo:font-weight="normal" officeooo:rsid="00f11d64" officeooo:paragraph-rsid="00f11d64" style:font-size-asian="8.75pt" style:font-weight-asian="normal" style:font-size-complex="10pt" style:font-weight-complex="normal"/>
    </style:style>
    <style:style style:name="P51" style:family="paragraph" style:parent-style-name="Standard">
      <style:paragraph-properties fo:margin-top="0in" fo:margin-bottom="0in" style:contextual-spacing="false"/>
      <style:text-properties fo:font-size="10pt" fo:font-weight="normal" officeooo:rsid="00f698ce" officeooo:paragraph-rsid="00f698ce" style:font-size-asian="8.75pt" style:font-weight-asian="normal" style:font-size-complex="10pt" style:font-weight-complex="normal"/>
    </style:style>
    <style:style style:name="P52" style:family="paragraph" style:parent-style-name="Standard">
      <style:paragraph-properties fo:margin-top="0in" fo:margin-bottom="0in" style:contextual-spacing="false"/>
      <style:text-properties fo:font-size="10pt" fo:font-weight="normal" officeooo:rsid="00f8d0ca" officeooo:paragraph-rsid="00f8d0ca" style:font-size-asian="8.75pt" style:font-weight-asian="normal" style:font-size-complex="10pt" style:font-weight-complex="normal"/>
    </style:style>
    <style:style style:name="P53" style:family="paragraph" style:parent-style-name="Standard">
      <style:paragraph-properties fo:margin-top="0in" fo:margin-bottom="0in" style:contextual-spacing="false"/>
      <style:text-properties officeooo:rsid="00a7760c" officeooo:paragraph-rsid="00a7760c"/>
    </style:style>
    <style:style style:name="P54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f11d64" officeooo:paragraph-rsid="00f11d64" style:font-size-asian="8.75pt" style:font-weight-asian="normal" style:font-size-complex="10pt" style:font-weight-complex="normal"/>
    </style:style>
    <style:style style:name="P55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f26b6e" officeooo:paragraph-rsid="00f26b6e" style:font-size-asian="8.75pt" style:font-weight-asian="normal" style:font-size-complex="10pt" style:font-weight-complex="normal"/>
    </style:style>
    <style:style style:name="P56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f40c6d" officeooo:paragraph-rsid="00f40c6d" style:font-size-asian="8.75pt" style:font-weight-asian="normal" style:font-size-complex="10pt" style:font-weight-complex="normal"/>
    </style:style>
    <style:style style:name="P57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f698ce" officeooo:paragraph-rsid="00f698ce" style:font-size-asian="8.75pt" style:font-weight-asian="normal" style:font-size-complex="10pt" style:font-weight-complex="normal"/>
    </style:style>
    <style:style style:name="P58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f8d0ca" officeooo:paragraph-rsid="00f8d0ca" style:font-size-asian="8.75pt" style:font-weight-asian="normal" style:font-size-complex="10pt" style:font-weight-complex="normal"/>
    </style:style>
    <style:style style:name="P59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f8fb16" officeooo:paragraph-rsid="00f8fb16" style:font-size-asian="8.75pt" style:font-weight-asian="normal" style:font-size-complex="10pt" style:font-weight-complex="normal"/>
    </style:style>
    <style:style style:name="P60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f96ad6" officeooo:paragraph-rsid="00f96ad6" style:font-size-asian="8.75pt" style:font-weight-asian="normal" style:font-size-complex="10pt" style:font-weight-complex="normal"/>
    </style:style>
    <style:style style:name="P61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eaadb6" officeooo:paragraph-rsid="00eaadb6" style:font-size-asian="8.75pt" style:font-weight-asian="normal" style:font-size-complex="10pt" style:font-weight-complex="normal"/>
    </style:style>
    <style:style style:name="P62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eb32de" officeooo:paragraph-rsid="00eb32de" style:font-size-asian="8.75pt" style:font-weight-asian="normal" style:font-size-complex="10pt" style:font-weight-complex="normal"/>
    </style:style>
    <style:style style:name="P63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eca1fb" officeooo:paragraph-rsid="00eca1fb" style:font-size-asian="8.75pt" style:font-weight-asian="normal" style:font-size-complex="10pt" style:font-weight-complex="normal"/>
    </style:style>
    <style:style style:name="P64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edb85b" officeooo:paragraph-rsid="00eb32de" style:font-size-asian="8.75pt" style:font-weight-asian="normal" style:font-size-complex="10pt" style:font-weight-complex="normal"/>
    </style:style>
    <style:style style:name="P65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edb85b" officeooo:paragraph-rsid="00edb85b" style:font-size-asian="8.75pt" style:font-weight-asian="normal" style:font-size-complex="10pt" style:font-weight-complex="normal"/>
    </style:style>
    <style:style style:name="P66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ee7948" officeooo:paragraph-rsid="00ee7948" style:font-size-asian="8.75pt" style:font-weight-asian="normal" style:font-size-complex="10pt" style:font-weight-complex="normal"/>
    </style:style>
    <style:style style:name="P67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efe8de" officeooo:paragraph-rsid="00ee7948" style:font-size-asian="8.75pt" style:font-weight-asian="normal" style:font-size-complex="10pt" style:font-weight-complex="normal"/>
    </style:style>
    <style:style style:name="P68" style:family="paragraph" style:parent-style-name="Standard">
      <style:paragraph-properties fo:margin-top="0in" fo:margin-bottom="0in" style:contextual-spacing="false"/>
      <style:text-properties style:font-name="Arial4" fo:font-size="10pt" fo:font-weight="normal" officeooo:rsid="00efe8de" officeooo:paragraph-rsid="00efe8de" style:font-size-asian="8.75pt" style:font-weight-asian="normal" style:font-size-complex="10pt" style:font-weight-complex="normal"/>
    </style:style>
    <style:style style:name="P69" style:family="paragraph" style:parent-style-name="Standard">
      <style:paragraph-properties fo:margin-top="0in" fo:margin-bottom="0in" style:contextual-spacing="false"/>
      <style:text-properties officeooo:paragraph-rsid="00da5a5b"/>
    </style:style>
    <style:style style:name="P70" style:family="paragraph" style:parent-style-name="Standard">
      <style:paragraph-properties fo:margin-top="0in" fo:margin-bottom="0in" style:contextual-spacing="false"/>
      <style:text-properties style:font-name="Courier New1" fo:font-size="10pt" fo:font-weight="normal" officeooo:rsid="00eb32de" officeooo:paragraph-rsid="00eb32de" style:font-size-asian="8.75pt" style:font-weight-asian="normal" style:font-size-complex="10pt" style:font-weight-complex="normal"/>
    </style:style>
    <style:style style:name="P71" style:family="paragraph" style:parent-style-name="Standard">
      <style:paragraph-properties fo:margin-top="0in" fo:margin-bottom="0in" style:contextual-spacing="false"/>
      <style:text-properties style:font-name="Courier New1" fo:font-size="10pt" fo:font-weight="normal" officeooo:rsid="00a9709e" officeooo:paragraph-rsid="00eb32de" style:font-size-asian="8.75pt" style:font-weight-asian="normal" style:font-size-complex="10pt" style:font-weight-complex="normal"/>
    </style:style>
    <style:style style:name="P72" style:family="paragraph" style:parent-style-name="Standard">
      <style:paragraph-properties fo:margin-top="0in" fo:margin-bottom="0in" style:contextual-spacing="false"/>
      <style:text-properties style:font-name="Courier New1" fo:font-size="10pt" fo:font-weight="normal" officeooo:rsid="00f11d64" officeooo:paragraph-rsid="00f11d64" style:font-size-asian="8.75pt" style:font-weight-asian="normal" style:font-size-complex="10pt" style:font-weight-complex="normal"/>
    </style:style>
    <style:style style:name="P73" style:family="paragraph" style:parent-style-name="Standard">
      <style:paragraph-properties fo:margin-top="0in" fo:margin-bottom="0in" style:contextual-spacing="false"/>
      <style:text-properties style:font-name="Courier New2" fo:font-size="10pt" fo:font-style="normal" fo:font-weight="normal" officeooo:rsid="00eb32de" officeooo:paragraph-rsid="00eb32de" style:font-size-asian="10pt" style:font-style-asian="normal" style:font-weight-asian="normal" style:font-size-complex="10pt" style:font-weight-complex="normal"/>
    </style:style>
    <style:style style:name="P74" style:family="paragraph" style:parent-style-name="Standard">
      <style:paragraph-properties fo:margin-top="0in" fo:margin-bottom="0in" style:contextual-spacing="false" fo:break-before="page"/>
      <style:text-properties style:font-name="Arial2" fo:font-size="16pt" fo:font-weight="bold" officeooo:rsid="00a7760c" officeooo:paragraph-rsid="00a7760c" style:font-size-asian="16pt" style:font-weight-asian="bold" style:font-size-complex="16pt" style:font-weight-complex="bold"/>
    </style:style>
    <style:style style:name="P75" style:family="paragraph" style:parent-style-name="Standard">
      <style:paragraph-properties fo:margin-top="0in" fo:margin-bottom="0in" style:contextual-spacing="false" fo:break-before="page"/>
      <style:text-properties style:font-name="Arial2" fo:font-size="16pt" fo:font-weight="bold" officeooo:rsid="00d8d1ca" officeooo:paragraph-rsid="00d8d1ca" style:font-size-asian="16pt" style:font-weight-asian="bold" style:font-size-complex="16pt" style:font-weight-complex="bold"/>
    </style:style>
    <style:style style:name="P76" style:family="paragraph" style:parent-style-name="Standard">
      <style:paragraph-properties fo:margin-top="0in" fo:margin-bottom="0in" style:contextual-spacing="false" fo:break-before="page"/>
      <style:text-properties style:font-name="Arial2" fo:font-size="16pt" fo:font-weight="bold" officeooo:rsid="00e60838" officeooo:paragraph-rsid="00e60838" style:font-size-asian="16pt" style:font-weight-asian="bold" style:font-size-complex="16pt" style:font-weight-complex="bold"/>
    </style:style>
    <style:style style:name="P77" style:family="paragraph" style:parent-style-name="Standard">
      <style:paragraph-properties fo:margin-top="0in" fo:margin-bottom="0in" style:contextual-spacing="false" fo:break-before="page"/>
      <style:text-properties style:font-name="Arial2" fo:font-size="16pt" fo:font-weight="bold" officeooo:rsid="00de030c" officeooo:paragraph-rsid="00de030c" style:font-size-asian="16pt" style:font-weight-asian="bold" style:font-size-complex="16pt" style:font-weight-complex="bold"/>
    </style:style>
    <style:style style:name="P78" style:family="paragraph" style:parent-style-name="Standard">
      <style:text-properties officeooo:rsid="00bca16a" officeooo:paragraph-rsid="00bca16a"/>
    </style:style>
    <style:style style:name="P79" style:family="paragraph" style:parent-style-name="Standard">
      <style:paragraph-properties fo:text-align="start" style:justify-single-word="false"/>
      <style:text-properties officeooo:rsid="00bca16a" officeooo:paragraph-rsid="00bca16a"/>
    </style:style>
    <style:style style:name="P80" style:family="paragraph" style:parent-style-name="Standard">
      <style:paragraph-properties fo:text-align="start" style:justify-single-word="false"/>
      <style:text-properties officeooo:rsid="00bca16a" officeooo:paragraph-rsid="00e2e615"/>
    </style:style>
    <style:style style:name="P81" style:family="paragraph" style:parent-style-name="Standard">
      <style:paragraph-properties fo:text-align="start" style:justify-single-word="false"/>
      <style:text-properties officeooo:rsid="00bca16a" officeooo:paragraph-rsid="00e0e6d0"/>
    </style:style>
    <style:style style:name="P82" style:family="paragraph" style:parent-style-name="Standard">
      <style:paragraph-properties fo:text-align="start" style:justify-single-word="false"/>
      <style:text-properties officeooo:rsid="00bca16a" officeooo:paragraph-rsid="00fe7be6"/>
    </style:style>
    <style:style style:name="P83" style:family="paragraph" style:parent-style-name="Standard">
      <style:text-properties officeooo:rsid="00bca16a" officeooo:paragraph-rsid="00dc42e6"/>
    </style:style>
    <style:style style:name="P84" style:family="paragraph" style:parent-style-name="Standard">
      <style:paragraph-properties fo:text-align="center" style:justify-single-word="false"/>
      <style:text-properties officeooo:rsid="00bca16a" officeooo:paragraph-rsid="00bca16a"/>
    </style:style>
    <style:style style:name="P85" style:family="paragraph" style:parent-style-name="Standard">
      <style:paragraph-properties fo:text-align="center" style:justify-single-word="false"/>
      <style:text-properties style:font-name="Courier New1" officeooo:rsid="00bca16a" officeooo:paragraph-rsid="00bca16a"/>
    </style:style>
    <style:style style:name="P86" style:family="paragraph" style:parent-style-name="Standard">
      <style:paragraph-properties fo:text-align="start" style:justify-single-word="false"/>
      <style:text-properties style:font-name="Courier New1" officeooo:rsid="00bca16a" officeooo:paragraph-rsid="00fe7be6"/>
    </style:style>
    <style:style style:name="P87" style:family="paragraph" style:parent-style-name="Standard">
      <style:paragraph-properties fo:text-align="center" style:justify-single-word="false"/>
      <style:text-properties style:font-name="Courier New1" officeooo:rsid="00ac82e3" officeooo:paragraph-rsid="00bca16a" style:font-size-complex="10pt"/>
    </style:style>
    <style:style style:name="P88" style:family="paragraph" style:parent-style-name="Standard">
      <style:paragraph-properties fo:text-align="start" style:justify-single-word="false"/>
      <style:text-properties style:font-name="Courier New1" fo:font-weight="bold" officeooo:rsid="00bca16a" officeooo:paragraph-rsid="00fe7be6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Courier New1" fo:font-weight="bold" officeooo:rsid="00bca16a" officeooo:paragraph-rsid="01001848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Courier New1" fo:font-weight="bold" officeooo:rsid="00bca16a" officeooo:paragraph-rsid="00fe7be6" style:font-weight-asian="bold" style:font-size-complex="10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Courier New1" fo:font-weight="bold" officeooo:rsid="01001848" officeooo:paragraph-rsid="01001848" style:font-weight-asian="bold" style:font-size-complex="10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Courier New1" officeooo:rsid="00ccbca9" officeooo:paragraph-rsid="0102f7ac"/>
    </style:style>
    <style:style style:name="P93" style:family="paragraph" style:parent-style-name="Standard">
      <style:paragraph-properties fo:text-align="start" style:justify-single-word="false"/>
      <style:text-properties style:font-name="Courier New1" officeooo:rsid="00ccbca9" officeooo:paragraph-rsid="00ccbca9"/>
    </style:style>
    <style:style style:name="P94" style:family="paragraph" style:parent-style-name="Standard">
      <style:paragraph-properties fo:text-align="start" style:justify-single-word="false"/>
      <style:text-properties style:font-name="Courier New1" officeooo:rsid="00ccbca9" officeooo:paragraph-rsid="010eaee5"/>
    </style:style>
    <style:style style:name="P95" style:family="paragraph" style:parent-style-name="Standard">
      <style:paragraph-properties fo:text-align="start" style:justify-single-word="false"/>
      <style:text-properties style:font-name="Courier New1" officeooo:rsid="00fe7be6" officeooo:paragraph-rsid="00fe7be6"/>
    </style:style>
    <style:style style:name="P96" style:family="paragraph" style:parent-style-name="Standard">
      <style:paragraph-properties fo:text-align="start" style:justify-single-word="false"/>
      <style:text-properties officeooo:rsid="00c13c65" officeooo:paragraph-rsid="00c13c65"/>
    </style:style>
    <style:style style:name="P97" style:family="paragraph" style:parent-style-name="Standard">
      <style:paragraph-properties fo:text-align="start" style:justify-single-word="false"/>
      <style:text-properties officeooo:rsid="00c13c65" officeooo:paragraph-rsid="00e2e615"/>
    </style:style>
    <style:style style:name="P98" style:family="paragraph" style:parent-style-name="Standard">
      <style:paragraph-properties fo:text-align="start" style:justify-single-word="false"/>
      <style:text-properties officeooo:rsid="00c13c65" officeooo:paragraph-rsid="01001848"/>
    </style:style>
    <style:style style:name="P99" style:family="paragraph" style:parent-style-name="Standard">
      <style:paragraph-properties fo:text-align="start" style:justify-single-word="false"/>
      <style:text-properties officeooo:rsid="00caee44" officeooo:paragraph-rsid="00caee44"/>
    </style:style>
    <style:style style:name="P100" style:family="paragraph" style:parent-style-name="Standard">
      <style:paragraph-properties fo:text-align="start" style:justify-single-word="false"/>
      <style:text-properties officeooo:rsid="00cb3387" officeooo:paragraph-rsid="00cb3387"/>
    </style:style>
    <style:style style:name="P101" style:family="paragraph" style:parent-style-name="Standard">
      <style:paragraph-properties fo:text-align="start" style:justify-single-word="false"/>
      <style:text-properties officeooo:rsid="00ccbca9" officeooo:paragraph-rsid="00ccbca9"/>
    </style:style>
    <style:style style:name="P102" style:family="paragraph" style:parent-style-name="Standard">
      <style:paragraph-properties fo:text-align="start" style:justify-single-word="false"/>
      <style:text-properties officeooo:rsid="00ccbca9" officeooo:paragraph-rsid="00d837eb"/>
    </style:style>
    <style:style style:name="P103" style:family="paragraph" style:parent-style-name="Standard">
      <style:paragraph-properties fo:text-align="start" style:justify-single-word="false"/>
      <style:text-properties officeooo:rsid="00ce9294" officeooo:paragraph-rsid="00ce9294"/>
    </style:style>
    <style:style style:name="P104" style:family="paragraph" style:parent-style-name="Standard">
      <style:text-properties officeooo:rsid="00d37ee8" officeooo:paragraph-rsid="00d37ee8"/>
    </style:style>
    <style:style style:name="P105" style:family="paragraph" style:parent-style-name="Standard">
      <style:text-properties officeooo:rsid="00d37ee8" officeooo:paragraph-rsid="00d4e96d"/>
    </style:style>
    <style:style style:name="P106" style:family="paragraph" style:parent-style-name="Standard">
      <style:text-properties officeooo:paragraph-rsid="00d37ee8"/>
    </style:style>
    <style:style style:name="P107" style:family="paragraph" style:parent-style-name="Standard">
      <style:text-properties officeooo:paragraph-rsid="00d4e96d"/>
    </style:style>
    <style:style style:name="P108" style:family="paragraph" style:parent-style-name="Standard">
      <style:text-properties officeooo:rsid="00d4e96d" officeooo:paragraph-rsid="00d4e96d"/>
    </style:style>
    <style:style style:name="P109" style:family="paragraph" style:parent-style-name="Standard">
      <style:text-properties officeooo:rsid="00d57fcf" officeooo:paragraph-rsid="00d57fcf"/>
    </style:style>
    <style:style style:name="P110" style:family="paragraph" style:parent-style-name="Standard">
      <style:paragraph-properties fo:text-align="start" style:justify-single-word="false"/>
      <style:text-properties fo:font-weight="normal" officeooo:rsid="00ce9294" officeooo:paragraph-rsid="00ce9294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weight="normal" officeooo:rsid="00ce9294" officeooo:paragraph-rsid="01229bd8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weight="normal" officeooo:rsid="00cf8a5e" officeooo:paragraph-rsid="00cf8a5e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weight="normal" officeooo:rsid="00cf8a5e" officeooo:paragraph-rsid="00ce9294" style:font-weight-asian="normal" style:font-weight-complex="normal"/>
    </style:style>
    <style:style style:name="P114" style:family="paragraph" style:parent-style-name="Standard">
      <style:text-properties officeooo:rsid="00b6b50e" officeooo:paragraph-rsid="00b6b50e"/>
    </style:style>
    <style:style style:name="P115" style:family="paragraph" style:parent-style-name="Standard">
      <style:text-properties officeooo:rsid="00b6b50e" officeooo:paragraph-rsid="00f96ad6"/>
    </style:style>
    <style:style style:name="P116" style:family="paragraph" style:parent-style-name="Standard">
      <style:text-properties officeooo:rsid="00b6b50e" officeooo:paragraph-rsid="00e0e6d0"/>
    </style:style>
    <style:style style:name="P117" style:family="paragraph" style:parent-style-name="Standard">
      <style:paragraph-properties fo:text-align="start" style:justify-single-word="false"/>
      <style:text-properties fo:font-size="16pt" fo:font-weight="bold" officeooo:rsid="00ccbca9" officeooo:paragraph-rsid="00d837eb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6pt" fo:font-weight="bold" officeooo:rsid="00d8c4f9" officeooo:paragraph-rsid="00d8c4f9" style:font-size-asian="16pt" style:font-weight-asian="bold" style:font-size-complex="16pt" style:font-weight-complex="bold"/>
    </style:style>
    <style:style style:name="P119" style:family="paragraph" style:parent-style-name="Standard">
      <style:text-properties fo:font-size="16pt" fo:font-weight="bold" officeooo:rsid="00d837eb" officeooo:paragraph-rsid="00dc42e6" style:font-size-asian="16pt" style:font-weight-asian="bold" style:font-size-complex="16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6pt" fo:font-weight="bold" officeooo:rsid="00d837eb" officeooo:paragraph-rsid="00e2e615" style:font-size-asian="16pt" style:font-weight-asian="bold" style:font-size-complex="16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6pt" fo:font-weight="bold" officeooo:rsid="0105eb5d" officeooo:paragraph-rsid="0105eb5d" style:font-size-asian="16pt" style:font-weight-asian="bold" style:font-size-complex="16pt" style:font-weight-complex="bold"/>
    </style:style>
    <style:style style:name="P122" style:family="paragraph" style:parent-style-name="Standard">
      <style:text-properties officeooo:rsid="00d837eb" officeooo:paragraph-rsid="00d837eb"/>
    </style:style>
    <style:style style:name="P123" style:family="paragraph" style:parent-style-name="Standard">
      <style:paragraph-properties fo:text-align="start" style:justify-single-word="false"/>
      <style:text-properties officeooo:rsid="00d837eb" officeooo:paragraph-rsid="00e2e615"/>
    </style:style>
    <style:style style:name="P124" style:family="paragraph" style:parent-style-name="Standard">
      <style:text-properties officeooo:rsid="00bb4bda" officeooo:paragraph-rsid="00bb4bda"/>
    </style:style>
    <style:style style:name="P125" style:family="paragraph" style:parent-style-name="Standard">
      <style:text-properties officeooo:rsid="00bb4bda" officeooo:paragraph-rsid="00fe385b"/>
    </style:style>
    <style:style style:name="P126" style:family="paragraph" style:parent-style-name="Standard">
      <style:text-properties officeooo:rsid="00bb4bda" officeooo:paragraph-rsid="01001848"/>
    </style:style>
    <style:style style:name="P127" style:family="paragraph" style:parent-style-name="Standard">
      <style:text-properties fo:font-size="10pt" fo:font-weight="bold" officeooo:rsid="00b6b50e" officeooo:paragraph-rsid="00d82849" style:font-size-asian="8.75pt" style:font-weight-asian="bold" style:font-size-complex="10pt" style:font-weight-complex="bold"/>
    </style:style>
    <style:style style:name="P128" style:family="paragraph" style:parent-style-name="Standard">
      <style:paragraph-properties fo:text-align="start" style:justify-single-word="false"/>
      <style:text-properties officeooo:rsid="00e2e615" officeooo:paragraph-rsid="00e2e615"/>
    </style:style>
    <style:style style:name="P129" style:family="paragraph" style:parent-style-name="Standard">
      <style:paragraph-properties fo:text-align="start" style:justify-single-word="false"/>
      <style:text-properties officeooo:rsid="00c78fba" officeooo:paragraph-rsid="00e2e615"/>
    </style:style>
    <style:style style:name="P130" style:family="paragraph" style:parent-style-name="Standard">
      <style:text-properties officeooo:rsid="00f96ad6" officeooo:paragraph-rsid="00f96ad6"/>
    </style:style>
    <style:style style:name="P131" style:family="paragraph" style:parent-style-name="Standard">
      <style:text-properties officeooo:rsid="00fb2e01" officeooo:paragraph-rsid="00fb2e01"/>
    </style:style>
    <style:style style:name="P132" style:family="paragraph" style:parent-style-name="Standard">
      <style:paragraph-properties fo:text-align="start" style:justify-single-word="false"/>
      <style:text-properties officeooo:rsid="00fe7be6" officeooo:paragraph-rsid="00fe7be6"/>
    </style:style>
    <style:style style:name="P133" style:family="paragraph" style:parent-style-name="Standard">
      <style:paragraph-properties fo:text-align="start" style:justify-single-word="false"/>
      <style:text-properties officeooo:rsid="00fe7be6" officeooo:paragraph-rsid="01001848"/>
    </style:style>
    <style:style style:name="P134" style:family="paragraph" style:parent-style-name="Standard">
      <style:paragraph-properties fo:text-align="start" style:justify-single-word="false"/>
      <style:text-properties officeooo:rsid="01001848" officeooo:paragraph-rsid="01001848"/>
    </style:style>
    <style:style style:name="P135" style:family="paragraph" style:parent-style-name="Standard">
      <style:paragraph-properties fo:text-align="start" style:justify-single-word="false"/>
      <style:text-properties officeooo:rsid="01001848" officeooo:paragraph-rsid="00ccbca9"/>
    </style:style>
    <style:style style:name="P136" style:family="paragraph" style:parent-style-name="Standard">
      <style:paragraph-properties fo:text-align="start" style:justify-single-word="false"/>
      <style:text-properties officeooo:rsid="01014503" officeooo:paragraph-rsid="01014503"/>
    </style:style>
    <style:style style:name="P137" style:family="paragraph" style:parent-style-name="Standard">
      <style:paragraph-properties fo:text-align="start" style:justify-single-word="false"/>
      <style:text-properties officeooo:rsid="0102f7ac" officeooo:paragraph-rsid="0102f7ac"/>
    </style:style>
    <style:style style:name="P138" style:family="paragraph" style:parent-style-name="Standard">
      <style:paragraph-properties fo:text-align="start" style:justify-single-word="false"/>
      <style:text-properties officeooo:rsid="0103dcbb" officeooo:paragraph-rsid="0103dcbb"/>
    </style:style>
    <style:style style:name="P139" style:family="paragraph" style:parent-style-name="Standard">
      <style:paragraph-properties fo:text-align="start" style:justify-single-word="false"/>
      <style:text-properties officeooo:rsid="0103dcbb" officeooo:paragraph-rsid="011de7b9"/>
    </style:style>
    <style:style style:name="P140" style:family="paragraph" style:parent-style-name="Standard">
      <style:paragraph-properties fo:text-align="start" style:justify-single-word="false"/>
      <style:text-properties officeooo:rsid="0105a4ac" officeooo:paragraph-rsid="01046a05"/>
    </style:style>
    <style:style style:name="P141" style:family="paragraph" style:parent-style-name="Standard">
      <style:paragraph-properties fo:text-align="start" style:justify-single-word="false"/>
      <style:text-properties officeooo:rsid="0105a4ac" officeooo:paragraph-rsid="0105a4ac"/>
    </style:style>
    <style:style style:name="P142" style:family="paragraph" style:parent-style-name="Standard">
      <style:paragraph-properties fo:text-align="start" style:justify-single-word="false"/>
      <style:text-properties officeooo:rsid="0105a4ac" officeooo:paragraph-rsid="011de7b9"/>
    </style:style>
    <style:style style:name="P143" style:family="paragraph" style:parent-style-name="Standard">
      <style:text-properties officeooo:rsid="00fe385b" officeooo:paragraph-rsid="00fe385b"/>
    </style:style>
    <style:style style:name="P144" style:family="paragraph" style:parent-style-name="Standard">
      <style:paragraph-properties fo:text-align="start" style:justify-single-word="false"/>
      <style:text-properties officeooo:paragraph-rsid="00cf8a5e"/>
    </style:style>
    <style:style style:name="P145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1355bd1"/>
    </style:style>
    <style:style style:name="P146" style:family="paragraph" style:parent-style-name="Standard">
      <style:paragraph-properties fo:text-align="start" style:justify-single-word="false"/>
      <style:text-properties officeooo:paragraph-rsid="0133e0d5"/>
    </style:style>
    <style:style style:name="P147" style:family="paragraph" style:parent-style-name="Standard">
      <style:paragraph-properties fo:text-align="start" style:justify-single-word="false"/>
      <style:text-properties officeooo:rsid="00cf8a5e" officeooo:paragraph-rsid="0105eb5d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cf8a5e" officeooo:paragraph-rsid="00cf8a5e" style:font-size-asian="10pt" style:font-style-asian="normal" style:font-weight-asian="normal" style:font-size-complex="10pt" style:font-weight-complex="normal" style:text-emphasize="none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P150" style:family="paragraph" style:parent-style-name="Standard">
      <style:paragraph-properties fo:orphans="0" fo:widows="0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P151" style:family="paragraph" style:parent-style-name="Standard">
      <style:paragraph-properties fo:orphans="0" fo:widows="0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13296c1" officeooo:paragraph-rsid="013296c1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P152" style:family="paragraph" style:parent-style-name="Standard">
      <style:paragraph-properties fo:orphans="0" fo:widows="0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13296c1" officeooo:paragraph-rsid="0133e0d5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P153" style:family="paragraph" style:parent-style-name="Standard">
      <style:paragraph-properties fo:orphans="0" fo:widows="0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d57fcf" officeooo:paragraph-rsid="01355bd1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P154" style:family="paragraph" style:parent-style-name="Standard">
      <style:paragraph-properties fo:text-align="start" style:justify-single-word="false" fo:orphans="0" fo:widows="0">
        <style:tab-stops/>
      </style:paragraph-properties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P155" style:family="paragraph" style:parent-style-name="Standard">
      <style:paragraph-properties fo:text-align="start" style:justify-single-word="false" fo:orphans="0" fo:widows="0">
        <style:tab-stops/>
      </style:paragraph-properties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officeooo:paragraph-rsid="01355bd1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P156" style:family="paragraph" style:parent-style-name="Standard">
      <style:paragraph-properties fo:text-align="start" style:justify-single-word="false" fo:orphans="0" fo:widows="0">
        <style:tab-stops/>
      </style:paragraph-properties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officeooo:paragraph-rsid="0133e0d5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officeooo:rsid="0106a827" officeooo:paragraph-rsid="0106a827"/>
    </style:style>
    <style:style style:name="P158" style:family="paragraph" style:parent-style-name="Standard">
      <style:text-properties officeooo:rsid="0109fab2" officeooo:paragraph-rsid="0109fab2"/>
    </style:style>
    <style:style style:name="P159" style:family="paragraph" style:parent-style-name="Standard">
      <style:paragraph-properties fo:text-align="start" style:justify-single-word="false"/>
      <style:text-properties officeooo:rsid="010eaee5" officeooo:paragraph-rsid="010eaee5"/>
    </style:style>
    <style:style style:name="P160" style:family="paragraph" style:parent-style-name="Standard">
      <style:paragraph-properties fo:text-align="start" style:justify-single-word="false"/>
      <style:text-properties officeooo:rsid="0110730e" officeooo:paragraph-rsid="0110730e"/>
    </style:style>
    <style:style style:name="P161" style:family="paragraph" style:parent-style-name="Standard">
      <style:paragraph-properties fo:text-align="start" style:justify-single-word="false"/>
      <style:text-properties officeooo:rsid="0111b959" officeooo:paragraph-rsid="0111b959"/>
    </style:style>
    <style:style style:name="P162" style:family="paragraph" style:parent-style-name="Standard">
      <style:paragraph-properties fo:text-align="start" style:justify-single-word="false"/>
      <style:text-properties officeooo:rsid="0117bdde" officeooo:paragraph-rsid="0117bdde"/>
    </style:style>
    <style:style style:name="P163" style:family="paragraph" style:parent-style-name="Standard">
      <style:paragraph-properties fo:text-align="start" style:justify-single-word="false"/>
      <style:text-properties officeooo:rsid="0117bdde" officeooo:paragraph-rsid="011aed73"/>
    </style:style>
    <style:style style:name="P164" style:family="paragraph" style:parent-style-name="Standard">
      <style:paragraph-properties fo:text-align="start" style:justify-single-word="false"/>
      <style:text-properties officeooo:rsid="01229bd8" officeooo:paragraph-rsid="01229bd8"/>
    </style:style>
    <style:style style:name="P165" style:family="paragraph" style:parent-style-name="Standard">
      <style:paragraph-properties fo:text-align="start" style:justify-single-word="false"/>
      <style:text-properties style:font-name="Arial" fo:font-size="10pt" officeooo:rsid="013296c1" style:font-size-asian="10pt" style:font-size-complex="10pt"/>
    </style:style>
    <style:style style:name="P166" style:family="paragraph" style:parent-style-name="Standard">
      <style:paragraph-properties fo:text-align="start" style:justify-single-word="false"/>
      <style:text-properties style:font-name="Arial" fo:font-size="10pt" officeooo:rsid="013296c1" officeooo:paragraph-rsid="013296c1" style:font-size-asian="10pt" style:font-size-complex="10pt"/>
    </style:style>
    <style:style style:name="P167" style:family="paragraph" style:parent-style-name="Standard">
      <style:paragraph-properties fo:text-align="start" style:justify-single-word="false"/>
      <style:text-properties style:font-name="Arial" fo:font-size="10pt" officeooo:rsid="010eaee5" officeooo:paragraph-rsid="01355bd1" style:font-size-asian="10pt" style:font-size-complex="10pt"/>
    </style:style>
    <style:style style:name="P168" style:family="paragraph" style:parent-style-name="Standard">
      <style:paragraph-properties fo:orphans="0" fo:widows="0"/>
      <style:text-properties officeooo:paragraph-rsid="0133e0d5"/>
    </style:style>
    <style:style style:name="P169" style:family="paragraph" style:parent-style-name="Table_20_Contents">
      <style:text-properties style:font-name="Courier New1" officeooo:rsid="00a94475" officeooo:paragraph-rsid="00a94475" style:font-size-complex="10pt"/>
    </style:style>
    <style:style style:name="P170" style:family="paragraph" style:parent-style-name="Table_20_Contents">
      <style:text-properties style:font-name="Courier New1" officeooo:rsid="00a94475" officeooo:paragraph-rsid="00dd26d1" style:font-size-complex="10pt"/>
    </style:style>
    <style:style style:name="P171" style:family="paragraph" style:parent-style-name="Table_20_Contents">
      <style:text-properties style:font-name="Courier New1" officeooo:rsid="00ac82e3" officeooo:paragraph-rsid="00ac82e3" style:font-size-complex="10pt"/>
    </style:style>
    <style:style style:name="P172" style:family="paragraph" style:parent-style-name="Table_20_Contents">
      <style:text-properties style:font-name="Courier New1" officeooo:rsid="00ac82e3" officeooo:paragraph-rsid="00d7b1ad" style:font-size-complex="10pt"/>
    </style:style>
    <style:style style:name="P173" style:family="paragraph" style:parent-style-name="Table_20_Contents">
      <style:text-properties style:font-name="Courier New1" officeooo:rsid="00ac82e3" officeooo:paragraph-rsid="00e60838" style:font-size-complex="10pt"/>
    </style:style>
    <style:style style:name="P174" style:family="paragraph" style:parent-style-name="Table_20_Contents">
      <style:text-properties style:font-name="Courier New1" officeooo:rsid="00ac82e3" officeooo:paragraph-rsid="00eb32de" style:font-size-complex="10pt"/>
    </style:style>
    <style:style style:name="P175" style:family="paragraph" style:parent-style-name="Table_20_Contents">
      <style:text-properties style:font-name="Courier New1" officeooo:rsid="00ac82e3" officeooo:paragraph-rsid="00efe8de" style:font-size-complex="10pt"/>
    </style:style>
    <style:style style:name="P176" style:family="paragraph" style:parent-style-name="Table_20_Contents">
      <style:text-properties style:font-name="Courier New1" officeooo:rsid="00ac82e3" officeooo:paragraph-rsid="00f11d64" style:font-size-complex="10pt"/>
    </style:style>
    <style:style style:name="P177" style:family="paragraph" style:parent-style-name="Table_20_Contents">
      <style:text-properties style:font-name="Courier New1" officeooo:rsid="00ac82e3" officeooo:paragraph-rsid="00f26b6e" style:font-size-complex="10pt"/>
    </style:style>
    <style:style style:name="P178" style:family="paragraph" style:parent-style-name="Table_20_Contents">
      <style:text-properties style:font-name="Courier New1" officeooo:rsid="00ac82e3" officeooo:paragraph-rsid="00f698ce" style:font-size-complex="10pt"/>
    </style:style>
    <style:style style:name="P179" style:family="paragraph" style:parent-style-name="Table_20_Contents">
      <style:text-properties style:font-name="Courier New1" officeooo:rsid="00ac82e3" officeooo:paragraph-rsid="00f8d0ca" style:font-size-complex="10pt"/>
    </style:style>
    <style:style style:name="P180" style:family="paragraph" style:parent-style-name="Table_20_Contents">
      <style:text-properties style:font-name="Courier New1" officeooo:rsid="00ac82e3" officeooo:paragraph-rsid="00f8fb16" style:font-size-complex="10pt"/>
    </style:style>
    <style:style style:name="P181" style:family="paragraph" style:parent-style-name="Table_20_Contents">
      <style:text-properties style:font-name="Courier New1" officeooo:rsid="00ac82e3" officeooo:paragraph-rsid="00f96ad6" style:font-size-complex="10pt"/>
    </style:style>
    <style:style style:name="P182" style:family="paragraph" style:parent-style-name="Table_20_Contents">
      <style:text-properties style:font-name="Courier New1" officeooo:rsid="00ac82e3" officeooo:paragraph-rsid="00fe385b" style:font-size-complex="10pt"/>
    </style:style>
    <style:style style:name="P183" style:family="paragraph" style:parent-style-name="Table_20_Contents">
      <style:text-properties style:font-name="Courier New1" officeooo:rsid="00ac82e3" officeooo:paragraph-rsid="00fe7be6" style:font-size-complex="10pt"/>
    </style:style>
    <style:style style:name="P184" style:family="paragraph" style:parent-style-name="Table_20_Contents">
      <style:text-properties style:font-name="Courier New1" officeooo:rsid="00ac82e3" officeooo:paragraph-rsid="01001848" style:font-size-complex="10pt"/>
    </style:style>
    <style:style style:name="P185" style:family="paragraph" style:parent-style-name="Table_20_Contents">
      <style:text-properties style:font-name="Courier New1" officeooo:rsid="00ac82e3" officeooo:paragraph-rsid="0102f7ac" style:font-size-complex="10pt"/>
    </style:style>
    <style:style style:name="P186" style:family="paragraph" style:parent-style-name="Table_20_Contents">
      <style:paragraph-properties fo:text-align="start" style:justify-single-word="false"/>
      <style:text-properties style:font-name="Courier New1" officeooo:rsid="00ac82e3" officeooo:paragraph-rsid="00fe7be6" style:font-size-complex="10pt"/>
    </style:style>
    <style:style style:name="P187" style:family="paragraph" style:parent-style-name="Table_20_Contents">
      <style:paragraph-properties fo:text-align="start" style:justify-single-word="false"/>
      <style:text-properties style:font-name="Courier New1" officeooo:rsid="00ac82e3" officeooo:paragraph-rsid="0102f7ac" style:font-size-complex="10pt"/>
    </style:style>
    <style:style style:name="P188" style:family="paragraph" style:parent-style-name="Table_20_Contents">
      <style:text-properties style:font-name="Courier New1" officeooo:rsid="00ac82e3" officeooo:paragraph-rsid="012d6fc2" style:font-size-complex="10pt"/>
    </style:style>
    <style:style style:name="P189" style:family="paragraph" style:parent-style-name="Table_20_Contents">
      <style:text-properties style:font-name="Courier New1" officeooo:rsid="00dd26d1" officeooo:paragraph-rsid="00dd26d1" style:font-size-complex="10pt"/>
    </style:style>
    <style:style style:name="P190" style:family="paragraph" style:parent-style-name="Table_20_Contents">
      <style:text-properties style:font-name="Courier New1" officeooo:rsid="00dd26d1" officeooo:paragraph-rsid="00de030c" style:font-size-complex="10pt"/>
    </style:style>
    <style:style style:name="P191" style:family="paragraph" style:parent-style-name="Table_20_Contents">
      <style:text-properties style:font-name="Courier New1" officeooo:rsid="00f698ce" officeooo:paragraph-rsid="00f698ce" style:font-size-complex="10pt"/>
    </style:style>
    <style:style style:name="P192" style:family="paragraph" style:parent-style-name="Table_20_Contents">
      <style:text-properties style:font-name="Courier New1" officeooo:rsid="00f698ce" officeooo:paragraph-rsid="00f8d0ca" style:font-size-complex="10pt"/>
    </style:style>
    <style:style style:name="P193" style:family="paragraph" style:parent-style-name="Table_20_Contents">
      <style:text-properties style:font-name="Courier New1" officeooo:rsid="00f698ce" officeooo:paragraph-rsid="00f96ad6" style:font-size-complex="10pt"/>
    </style:style>
    <style:style style:name="P194" style:family="paragraph" style:parent-style-name="Table_20_Contents">
      <style:text-properties style:font-name="Courier New1" officeooo:rsid="00f698ce" officeooo:paragraph-rsid="00fe385b" style:font-size-complex="10pt"/>
    </style:style>
    <style:style style:name="P195" style:family="paragraph" style:parent-style-name="Table_20_Contents">
      <style:text-properties style:font-name="Courier New1" officeooo:rsid="00f698ce" officeooo:paragraph-rsid="00fe7be6" style:font-size-complex="10pt"/>
    </style:style>
    <style:style style:name="P196" style:family="paragraph" style:parent-style-name="Table_20_Contents">
      <style:text-properties style:font-name="Courier New1" officeooo:rsid="00f698ce" officeooo:paragraph-rsid="01001848" style:font-size-complex="10pt"/>
    </style:style>
    <style:style style:name="P197" style:family="paragraph" style:parent-style-name="Table_20_Contents">
      <style:text-properties style:font-name="Courier New1" officeooo:rsid="00fe7be6" officeooo:paragraph-rsid="0102f7ac" style:font-size-complex="10pt"/>
    </style:style>
    <style:style style:name="P198" style:family="paragraph" style:parent-style-name="Table_20_Contents">
      <style:paragraph-properties fo:text-align="start" style:justify-single-word="false"/>
      <style:text-properties style:font-name="Courier New1" fo:font-size="14pt" fo:font-weight="bold" officeooo:rsid="00cf8a5e" officeooo:paragraph-rsid="00d37ee8" style:font-size-asian="14pt" style:font-weight-asian="bold" style:font-size-complex="14pt" style:font-weight-complex="bold"/>
    </style:style>
    <style:style style:name="P199" style:family="paragraph" style:parent-style-name="Table_20_Contents">
      <style:paragraph-properties fo:text-align="start" style:justify-single-word="false"/>
      <style:text-properties style:font-name="Courier New1" fo:font-size="14pt" fo:font-weight="bold" officeooo:rsid="00cf8a5e" officeooo:paragraph-rsid="00d4e96d" style:font-size-asian="14pt" style:font-weight-asian="bold" style:font-size-complex="14pt" style:font-weight-complex="bold"/>
    </style:style>
    <style:style style:name="P200" style:family="paragraph" style:parent-style-name="Table_20_Contents">
      <style:paragraph-properties fo:text-align="start" style:justify-single-word="false"/>
      <style:text-properties style:font-name="Courier New1" fo:font-size="14pt" fo:font-weight="bold" officeooo:rsid="00cf8a5e" officeooo:paragraph-rsid="0105eb5d" style:font-size-asian="14pt" style:font-weight-asian="bold" style:font-size-complex="14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style:font-name="Courier New1" officeooo:rsid="00c13c65" officeooo:paragraph-rsid="00c13c65"/>
    </style:style>
    <style:style style:name="P202" style:family="paragraph" style:parent-style-name="Table_20_Contents">
      <style:paragraph-properties fo:text-align="start" style:justify-single-word="false"/>
      <style:text-properties style:font-name="Courier New1" officeooo:rsid="00c3997f" officeooo:paragraph-rsid="00c3997f"/>
    </style:style>
    <style:style style:name="P203" style:family="paragraph" style:parent-style-name="Table_20_Contents">
      <style:paragraph-properties fo:text-align="start" style:justify-single-word="false"/>
      <style:text-properties style:font-name="Courier New1" officeooo:rsid="00c78fba" officeooo:paragraph-rsid="00c78fba"/>
    </style:style>
    <style:style style:name="P204" style:family="paragraph" style:parent-style-name="Table_20_Contents">
      <style:paragraph-properties fo:text-align="start" style:justify-single-word="false"/>
      <style:text-properties style:font-name="Courier New1" officeooo:rsid="00c90aa9" officeooo:paragraph-rsid="00c90aa9"/>
    </style:style>
    <style:style style:name="P205" style:family="paragraph" style:parent-style-name="Table_20_Contents">
      <style:paragraph-properties fo:text-align="start" style:justify-single-word="false"/>
      <style:text-properties style:font-name="Courier New1" officeooo:rsid="00c90aa9" officeooo:paragraph-rsid="00e2e615"/>
    </style:style>
    <style:style style:name="P206" style:family="paragraph" style:parent-style-name="Table_20_Contents">
      <style:paragraph-properties fo:text-align="start" style:justify-single-word="false"/>
      <style:text-properties style:font-name="Courier New1" officeooo:rsid="00caee44" officeooo:paragraph-rsid="00caee44"/>
    </style:style>
    <style:style style:name="P207" style:family="paragraph" style:parent-style-name="Table_20_Contents">
      <style:paragraph-properties fo:text-align="start" style:justify-single-word="false"/>
      <style:text-properties style:font-name="Courier New1" officeooo:rsid="00cb3387" officeooo:paragraph-rsid="00cb3387"/>
    </style:style>
    <style:style style:name="P208" style:family="paragraph" style:parent-style-name="Table_20_Contents">
      <style:paragraph-properties fo:text-align="start" style:justify-single-word="false"/>
      <style:text-properties style:font-name="Courier New1" officeooo:rsid="00ccbca9" officeooo:paragraph-rsid="00ccbca9"/>
    </style:style>
    <style:style style:name="P209" style:family="paragraph" style:parent-style-name="Table_20_Contents">
      <style:paragraph-properties fo:text-align="start" style:justify-single-word="false"/>
      <style:text-properties style:font-name="Courier New1" officeooo:rsid="00ce9294" officeooo:paragraph-rsid="00ce9294"/>
    </style:style>
    <style:style style:name="P210" style:family="paragraph" style:parent-style-name="Table_20_Contents">
      <style:paragraph-properties fo:text-align="start" style:justify-single-word="false"/>
      <style:text-properties style:font-name="Courier New1" officeooo:rsid="00ce9294" officeooo:paragraph-rsid="00e42fd0"/>
    </style:style>
    <style:style style:name="P211" style:family="paragraph" style:parent-style-name="Table_20_Contents">
      <style:paragraph-properties fo:text-align="start" style:justify-single-word="false"/>
      <style:text-properties style:font-name="Courier New1" officeooo:rsid="00ce9294" officeooo:paragraph-rsid="01046a05"/>
    </style:style>
    <style:style style:name="P212" style:family="paragraph" style:parent-style-name="Table_20_Contents">
      <style:paragraph-properties fo:text-align="start" style:justify-single-word="false"/>
      <style:text-properties style:font-name="Courier New1" officeooo:rsid="00ce9294" officeooo:paragraph-rsid="0105a4ac"/>
    </style:style>
    <style:style style:name="P213" style:family="paragraph" style:parent-style-name="Table_20_Contents">
      <style:paragraph-properties fo:text-align="start" style:justify-single-word="false"/>
      <style:text-properties style:font-name="Courier New1" officeooo:rsid="00ce9294" officeooo:paragraph-rsid="0110730e"/>
    </style:style>
    <style:style style:name="P214" style:family="paragraph" style:parent-style-name="Table_20_Contents">
      <style:paragraph-properties fo:text-align="start" style:justify-single-word="false"/>
      <style:text-properties style:font-name="Courier New1" officeooo:rsid="00ce9294" officeooo:paragraph-rsid="0111b959"/>
    </style:style>
    <style:style style:name="P215" style:family="paragraph" style:parent-style-name="Table_20_Contents">
      <style:paragraph-properties fo:text-align="start" style:justify-single-word="false"/>
      <style:text-properties style:font-name="Courier New1" officeooo:rsid="00ce9294" officeooo:paragraph-rsid="0117bdde"/>
    </style:style>
    <style:style style:name="P216" style:family="paragraph" style:parent-style-name="Table_20_Contents">
      <style:paragraph-properties fo:text-align="start" style:justify-single-word="false"/>
      <style:text-properties style:font-name="Courier New1" officeooo:rsid="00ce9294" officeooo:paragraph-rsid="011c6144"/>
    </style:style>
    <style:style style:name="P217" style:family="paragraph" style:parent-style-name="Table_20_Contents">
      <style:paragraph-properties fo:text-align="start" style:justify-single-word="false"/>
      <style:text-properties style:font-name="Courier New1" officeooo:rsid="00ce9294" officeooo:paragraph-rsid="011de7b9"/>
    </style:style>
    <style:style style:name="P218" style:family="paragraph" style:parent-style-name="Table_20_Contents">
      <style:paragraph-properties fo:text-align="start" style:justify-single-word="false"/>
      <style:text-properties style:font-name="Courier New1" officeooo:rsid="00ce9294" officeooo:paragraph-rsid="01229bd8"/>
    </style:style>
    <style:style style:name="P219" style:family="paragraph" style:parent-style-name="Table_20_Contents">
      <style:paragraph-properties fo:text-align="start" style:justify-single-word="false"/>
      <style:text-properties style:font-name="Courier New1" officeooo:rsid="00cf67b7" officeooo:paragraph-rsid="00cf67b7"/>
    </style:style>
    <style:style style:name="P220" style:family="paragraph" style:parent-style-name="Table_20_Contents">
      <style:paragraph-properties fo:text-align="start" style:justify-single-word="false"/>
      <style:text-properties style:font-name="Courier New1" officeooo:rsid="00cf8a5e" officeooo:paragraph-rsid="00d37ee8"/>
    </style:style>
    <style:style style:name="P221" style:family="paragraph" style:parent-style-name="Table_20_Contents">
      <style:paragraph-properties fo:text-align="start" style:justify-single-word="false"/>
      <style:text-properties style:font-name="Courier New1" officeooo:rsid="00cf8a5e" officeooo:paragraph-rsid="00d4e96d"/>
    </style:style>
    <style:style style:name="P222" style:family="paragraph" style:parent-style-name="Table_20_Contents">
      <style:paragraph-properties fo:text-align="start" style:justify-single-word="false"/>
      <style:text-properties style:font-name="Courier New1" officeooo:rsid="00cf8a5e" officeooo:paragraph-rsid="0105eb5d"/>
    </style:style>
    <style:style style:name="P223" style:family="paragraph" style:parent-style-name="Table_20_Contents">
      <style:text-properties style:font-name="Courier New1" officeooo:rsid="00d37ee8" officeooo:paragraph-rsid="00d37ee8"/>
    </style:style>
    <style:style style:name="P224" style:family="paragraph" style:parent-style-name="Table_20_Contents">
      <style:paragraph-properties fo:text-align="start" style:justify-single-word="false"/>
      <style:text-properties style:font-name="Courier New1" officeooo:rsid="00d37ee8" officeooo:paragraph-rsid="00d37ee8"/>
    </style:style>
    <style:style style:name="P225" style:family="paragraph" style:parent-style-name="Table_20_Contents">
      <style:paragraph-properties fo:text-align="start" style:justify-single-word="false"/>
      <style:text-properties style:font-name="Courier New1" officeooo:rsid="00d37ee8" officeooo:paragraph-rsid="00d4e96d"/>
    </style:style>
    <style:style style:name="P226" style:family="paragraph" style:parent-style-name="Table_20_Contents">
      <style:paragraph-properties fo:text-align="start" style:justify-single-word="false"/>
      <style:text-properties style:font-name="Courier New1" fo:font-size="10pt" fo:font-weight="normal" officeooo:rsid="00cf8a5e" officeooo:paragraph-rsid="00d37ee8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text-align="start" style:justify-single-word="false"/>
      <style:text-properties style:font-name="Courier New1" fo:font-size="10pt" fo:font-weight="normal" officeooo:rsid="00cf8a5e" officeooo:paragraph-rsid="00d4e96d" style:font-size-asian="10pt" style:font-weight-asian="normal" style:font-size-complex="10pt" style:font-weight-complex="normal"/>
    </style:style>
    <style:style style:name="P228" style:family="paragraph" style:parent-style-name="Table_20_Contents">
      <style:paragraph-properties fo:text-align="start" style:justify-single-word="false"/>
      <style:text-properties style:font-name="Courier New1" fo:font-size="10pt" fo:font-weight="normal" officeooo:rsid="00d4e96d" officeooo:paragraph-rsid="00d4e96d" style:font-size-asian="10pt" style:font-weight-asian="normal" style:font-size-complex="10pt" style:font-weight-complex="normal"/>
    </style:style>
    <style:style style:name="P229" style:family="paragraph" style:parent-style-name="Table_20_Contents">
      <style:text-properties style:font-name="Courier New1" officeooo:rsid="00d4e96d" officeooo:paragraph-rsid="00d4e96d"/>
    </style:style>
    <style:style style:name="P230" style:family="paragraph" style:parent-style-name="Table_20_Contents">
      <style:text-properties style:font-name="Courier New1" officeooo:rsid="00d57fcf" officeooo:paragraph-rsid="00d57fcf"/>
    </style:style>
    <style:style style:name="P231" style:family="paragraph" style:parent-style-name="Table_20_Contents">
      <style:text-properties style:font-name="Courier New1" officeooo:rsid="00baf308" officeooo:paragraph-rsid="00fb2e01"/>
    </style:style>
    <style:style style:name="P232" style:family="paragraph" style:parent-style-name="Table_20_Contents">
      <style:text-properties style:font-name="Courier New1" officeooo:rsid="00bb4bda" officeooo:paragraph-rsid="00bb4bda"/>
    </style:style>
    <style:style style:name="P233" style:family="paragraph" style:parent-style-name="Table_20_Contents">
      <style:text-properties style:font-name="Courier New1" fo:font-weight="bold" officeooo:rsid="00ac82e3" officeooo:paragraph-rsid="01001848" style:font-weight-asian="bold" style:font-size-complex="10pt" style:font-weight-complex="bold"/>
    </style:style>
    <style:style style:name="P234" style:family="paragraph" style:parent-style-name="Table_20_Contents">
      <style:text-properties style:font-name="Courier New1" fo:font-weight="bold" officeooo:rsid="00ac82e3" officeooo:paragraph-rsid="01363ca2" style:font-weight-asian="bold" style:font-size-complex="10pt" style:font-weight-complex="bold"/>
    </style:style>
    <style:style style:name="P235" style:family="paragraph" style:parent-style-name="Table_20_Contents">
      <style:text-properties style:font-name="Courier New1" fo:font-weight="bold" officeooo:rsid="00f698ce" officeooo:paragraph-rsid="01001848" style:font-weight-asian="bold" style:font-size-complex="10pt" style:font-weight-complex="bold"/>
    </style:style>
    <style:style style:name="P236" style:family="paragraph" style:parent-style-name="Table_20_Contents">
      <style:paragraph-properties fo:text-align="start" style:justify-single-word="false"/>
      <style:text-properties style:font-name="Courier New1" fo:font-weight="bold" officeooo:rsid="00bdb768" officeooo:paragraph-rsid="01001848" style:font-weight-asian="bold" style:font-size-complex="10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style:font-name="Courier New1" fo:font-weight="bold" officeooo:rsid="00bdb768" officeooo:paragraph-rsid="0102f7ac" style:font-weight-asian="bold" style:font-size-complex="10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style:font-name="Courier New1" fo:font-weight="bold" officeooo:rsid="00bdb768" officeooo:paragraph-rsid="01001848" style:font-weight-asian="bold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style:font-name="Courier New1" fo:font-weight="bold" officeooo:rsid="00ccbca9" officeooo:paragraph-rsid="00ccbca9" style:font-weight-asian="bold" style:font-weight-complex="bold"/>
    </style:style>
    <style:style style:name="P240" style:family="paragraph" style:parent-style-name="Table_20_Contents">
      <style:text-properties style:font-name="Courier New1" fo:font-weight="normal" officeooo:rsid="00ac82e3" officeooo:paragraph-rsid="00fe385b" style:font-weight-asian="normal" style:font-size-complex="10pt" style:font-weight-complex="normal"/>
    </style:style>
    <style:style style:name="P241" style:family="paragraph" style:parent-style-name="Table_20_Contents">
      <style:text-properties style:font-name="Courier New1" fo:font-weight="normal" officeooo:rsid="00ac82e3" officeooo:paragraph-rsid="00fe7be6" style:font-weight-asian="normal" style:font-size-complex="10pt" style:font-weight-complex="normal"/>
    </style:style>
    <style:style style:name="P242" style:family="paragraph" style:parent-style-name="Table_20_Contents">
      <style:text-properties style:font-name="Courier New1" fo:font-weight="normal" officeooo:rsid="00ac82e3" officeooo:paragraph-rsid="01001848" style:font-weight-asian="normal" style:font-size-complex="10pt" style:font-weight-complex="normal"/>
    </style:style>
    <style:style style:name="P243" style:family="paragraph" style:parent-style-name="Table_20_Contents">
      <style:text-properties style:font-name="Courier New1" fo:font-weight="normal" officeooo:rsid="00ac82e3" officeooo:paragraph-rsid="0102f7ac" style:font-weight-asian="normal" style:font-size-complex="10pt" style:font-weight-complex="normal"/>
    </style:style>
    <style:style style:name="P244" style:family="paragraph" style:parent-style-name="Table_20_Contents">
      <style:text-properties style:font-name="Courier New1" fo:font-weight="normal" officeooo:rsid="00ac82e3" officeooo:paragraph-rsid="013583e7" style:font-weight-asian="normal" style:font-size-complex="10pt" style:font-weight-complex="normal"/>
    </style:style>
    <style:style style:name="P245" style:family="paragraph" style:parent-style-name="Table_20_Contents">
      <style:text-properties style:font-name="Courier New1" fo:font-weight="normal" officeooo:rsid="00ac82e3" officeooo:paragraph-rsid="01363ca2" style:font-weight-asian="normal" style:font-size-complex="10pt" style:font-weight-complex="normal"/>
    </style:style>
    <style:style style:name="P246" style:family="paragraph" style:parent-style-name="Table_20_Contents">
      <style:text-properties style:font-name="Courier New1" fo:font-weight="normal" officeooo:rsid="00f698ce" officeooo:paragraph-rsid="00fe7be6" style:font-weight-asian="normal" style:font-size-complex="10pt" style:font-weight-complex="normal"/>
    </style:style>
    <style:style style:name="P247" style:family="paragraph" style:parent-style-name="Table_20_Contents">
      <style:text-properties style:font-name="Courier New1" fo:font-weight="normal" officeooo:rsid="00f698ce" officeooo:paragraph-rsid="01001848" style:font-weight-asian="normal" style:font-size-complex="10pt" style:font-weight-complex="normal"/>
    </style:style>
    <style:style style:name="P248" style:family="paragraph" style:parent-style-name="Table_20_Contents">
      <style:text-properties style:font-name="Courier New1" officeooo:rsid="00ac82e3" officeooo:paragraph-rsid="01001848"/>
    </style:style>
    <style:style style:name="P249" style:family="paragraph" style:parent-style-name="Table_20_Contents">
      <style:text-properties style:font-name="Courier New1" officeooo:rsid="00ac82e3" officeooo:paragraph-rsid="0102f7ac"/>
    </style:style>
    <style:style style:name="P250" style:family="paragraph" style:parent-style-name="Table_20_Contents">
      <style:paragraph-properties fo:text-align="start" style:justify-single-word="false"/>
      <style:text-properties style:font-name="Courier New1" officeooo:rsid="01046a05" officeooo:paragraph-rsid="01046a05"/>
    </style:style>
    <style:style style:name="P251" style:family="paragraph" style:parent-style-name="Table_20_Contents">
      <style:paragraph-properties fo:text-align="start" style:justify-single-word="false"/>
      <style:text-properties style:font-name="Courier New1" officeooo:rsid="01046a05" officeooo:paragraph-rsid="0105a4ac"/>
    </style:style>
    <style:style style:name="P252" style:family="paragraph" style:parent-style-name="Table_20_Contents">
      <style:paragraph-properties fo:text-align="start" style:justify-single-word="false"/>
      <style:text-properties style:font-name="Courier New1" officeooo:rsid="01046a05" officeooo:paragraph-rsid="011de7b9"/>
    </style:style>
    <style:style style:name="P253" style:family="paragraph" style:parent-style-name="Table_20_Contents">
      <style:paragraph-properties fo:text-align="start" style:justify-single-word="false"/>
      <style:text-properties style:font-name="Courier New1" officeooo:rsid="00e2e615" officeooo:paragraph-rsid="00e2e615"/>
    </style:style>
    <style:style style:name="P254" style:family="paragraph" style:parent-style-name="Table_20_Contents">
      <style:paragraph-properties fo:text-align="start" style:justify-single-word="false"/>
      <style:text-properties style:font-name="Courier New1" officeooo:rsid="0111b959" officeooo:paragraph-rsid="0111b959"/>
    </style:style>
    <style:style style:name="P255" style:family="paragraph" style:parent-style-name="Table_20_Contents">
      <style:paragraph-properties fo:text-align="start" style:justify-single-word="false"/>
      <style:text-properties style:font-name="Courier New1" officeooo:rsid="0111b959" officeooo:paragraph-rsid="0117bdde"/>
    </style:style>
    <style:style style:name="P256" style:family="paragraph" style:parent-style-name="Table_20_Contents">
      <style:paragraph-properties fo:text-align="start" style:justify-single-word="false"/>
      <style:text-properties style:font-name="Courier New1" officeooo:rsid="0111b959" officeooo:paragraph-rsid="01229bd8"/>
    </style:style>
    <style:style style:name="P257" style:family="paragraph" style:parent-style-name="Table_20_Contents">
      <style:text-properties style:use-window-font-color="true" loext:opacity="0%" style:font-name="Courier New1" fo:font-size="10pt" fo:font-weight="bold" officeooo:rsid="00ac82e3" officeooo:paragraph-rsid="01001848" style:font-size-asian="10pt" style:font-weight-asian="bold" style:font-size-complex="10pt" style:font-weight-complex="bold"/>
    </style:style>
    <style:style style:name="P258" style:family="paragraph" style:parent-style-name="Table_20_Contents">
      <style:text-properties style:use-window-font-color="true" loext:opacity="0%" style:font-name="Courier New1" fo:font-size="10pt" fo:font-weight="normal" officeooo:rsid="00ac82e3" officeooo:paragraph-rsid="00efe8de" style:font-size-asian="10pt" style:font-weight-asian="normal" style:font-size-complex="10pt" style:font-weight-complex="normal"/>
    </style:style>
    <style:style style:name="P259" style:family="paragraph" style:parent-style-name="Table_20_Contents">
      <style:text-properties style:use-window-font-color="true" loext:opacity="0%" style:font-name="Courier New1" fo:font-size="10pt" fo:font-weight="normal" officeooo:rsid="00ac82e3" officeooo:paragraph-rsid="00f11d64" style:font-size-asian="10pt" style:font-weight-asian="normal" style:font-size-complex="10pt" style:font-weight-complex="normal"/>
    </style:style>
    <style:style style:name="P260" style:family="paragraph" style:parent-style-name="Table_20_Contents">
      <style:text-properties style:use-window-font-color="true" loext:opacity="0%" style:font-name="Courier New1" fo:font-size="10pt" fo:font-weight="normal" officeooo:rsid="00ac82e3" officeooo:paragraph-rsid="00f698ce" style:font-size-asian="10pt" style:font-weight-asian="normal" style:font-size-complex="10pt" style:font-weight-complex="normal"/>
    </style:style>
    <style:style style:name="P261" style:family="paragraph" style:parent-style-name="Table_20_Contents">
      <style:text-properties style:use-window-font-color="true" loext:opacity="0%" style:font-name="Courier New1" fo:font-size="10pt" fo:font-weight="normal" officeooo:rsid="00ac82e3" officeooo:paragraph-rsid="00f96ad6" style:font-size-asian="10pt" style:font-weight-asian="normal" style:font-size-complex="10pt" style:font-weight-complex="normal"/>
    </style:style>
    <style:style style:name="P262" style:family="paragraph" style:parent-style-name="Table_20_Contents">
      <style:text-properties style:use-window-font-color="true" loext:opacity="0%" style:font-name="Courier New1" fo:font-size="10pt" fo:font-weight="normal" officeooo:rsid="00ac82e3" officeooo:paragraph-rsid="00fe385b" style:font-size-asian="10pt" style:font-weight-asian="normal" style:font-size-complex="10pt" style:font-weight-complex="normal"/>
    </style:style>
    <style:style style:name="P263" style:family="paragraph" style:parent-style-name="Table_20_Contents">
      <style:text-properties style:use-window-font-color="true" loext:opacity="0%" style:font-name="Courier New1" fo:font-size="10pt" fo:font-weight="normal" officeooo:rsid="00ac82e3" officeooo:paragraph-rsid="00fe7be6" style:font-size-asian="10pt" style:font-weight-asian="normal" style:font-size-complex="10pt" style:font-weight-complex="normal"/>
    </style:style>
    <style:style style:name="P264" style:family="paragraph" style:parent-style-name="Table_20_Contents">
      <style:text-properties style:use-window-font-color="true" loext:opacity="0%" style:font-name="Courier New1" fo:font-size="10pt" fo:font-weight="normal" officeooo:rsid="00ac82e3" officeooo:paragraph-rsid="01001848" style:font-size-asian="10pt" style:font-weight-asian="normal" style:font-size-complex="10pt" style:font-weight-complex="normal"/>
    </style:style>
    <style:style style:name="P26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Courier New1" fo:font-size="10pt" fo:font-style="normal" fo:text-shadow="none" style:text-underline-style="none" fo:font-weight="normal" officeooo:rsid="00ac82e3" officeooo:paragraph-rsid="00f96a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text-properties fo:color="#ff0000" loext:opacity="100%" style:font-name="Courier New1" fo:font-size="16pt" fo:font-weight="bold" officeooo:rsid="00f11d64" officeooo:paragraph-rsid="00f11d64" style:font-size-asian="16pt" style:font-weight-asian="bold" style:font-size-complex="16pt" style:font-weight-complex="bold"/>
    </style:style>
    <style:style style:name="P267" style:family="paragraph" style:parent-style-name="Table_20_Contents">
      <style:text-properties fo:color="#ff0000" loext:opacity="100%" style:font-name="Courier New1" officeooo:rsid="00ac82e3" officeooo:paragraph-rsid="00f8fb16" style:font-size-complex="10pt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1" fo:font-size="10pt" fo:font-style="normal" fo:text-shadow="none" style:text-underline-style="none" fo:font-weight="normal" officeooo:rsid="00baf308" officeooo:paragraph-rsid="00fb2e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1" fo:font-size="10pt" fo:font-style="normal" fo:text-shadow="none" style:text-underline-style="none" fo:font-weight="normal" officeooo:rsid="00fcf899" officeooo:paragraph-rsid="00fcf8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1" fo:font-size="10pt" fo:font-style="normal" fo:text-shadow="none" style:text-underline-style="none" fo:font-weight="normal" officeooo:rsid="00fcf899" officeooo:paragraph-rsid="00fdc8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1" fo:font-size="10pt" fo:font-style="normal" fo:text-shadow="none" style:text-underline-style="none" fo:font-weight="normal" officeooo:rsid="00ccbca9" officeooo:paragraph-rsid="0102f7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1" fo:font-size="10pt" fo:font-style="normal" fo:text-shadow="none" style:text-underline-style="none" fo:font-weight="normal" officeooo:rsid="00fdc8f9" officeooo:paragraph-rsid="00fdc8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1" fo:font-size="10pt" fo:font-style="normal" fo:text-shadow="none" style:text-underline-style="none" fo:font-weight="normal" officeooo:rsid="0106a827" officeooo:paragraph-rsid="0106a8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1" fo:font-size="10pt" fo:font-style="normal" fo:text-shadow="none" style:text-underline-style="none" fo:font-weight="normal" officeooo:rsid="010eaee5" officeooo:paragraph-rsid="010eae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break-before="page"/>
      <style:text-properties fo:font-size="16pt" fo:font-weight="bold" officeooo:rsid="00d837eb" officeooo:paragraph-rsid="00d837eb" style:font-size-asian="16pt" style:font-weight-asian="bold" style:font-size-complex="16pt" style:font-weight-complex="bold"/>
    </style:style>
    <style:style style:name="P276" style:family="paragraph" style:parent-style-name="Standard">
      <style:paragraph-properties fo:break-before="page"/>
      <style:text-properties fo:font-size="16pt" fo:font-weight="bold" officeooo:rsid="00d837eb" officeooo:paragraph-rsid="00dc42e6" style:font-size-asian="16pt" style:font-weight-asian="bold" style:font-size-complex="16pt" style:font-weight-complex="bold"/>
    </style:style>
    <style:style style:name="P277" style:family="paragraph" style:parent-style-name="Standard">
      <style:paragraph-properties fo:text-align="start" style:justify-single-word="false" fo:break-before="page"/>
      <style:text-properties fo:font-size="16pt" fo:font-weight="bold" officeooo:rsid="00d837eb" officeooo:paragraph-rsid="00d837eb" style:font-size-asian="16pt" style:font-weight-asian="bold" style:font-size-complex="16pt" style:font-weight-complex="bold"/>
    </style:style>
    <style:style style:name="P278" style:family="paragraph" style:parent-style-name="Standard">
      <style:paragraph-properties fo:text-align="start" style:justify-single-word="false" fo:break-before="page"/>
      <style:text-properties fo:font-size="16pt" fo:font-weight="bold" officeooo:rsid="00d8c4f9" officeooo:paragraph-rsid="00d8c4f9" style:font-size-asian="16pt" style:font-weight-asian="bold" style:font-size-complex="16pt" style:font-weight-complex="bold"/>
    </style:style>
    <style:style style:name="P279" style:family="paragraph" style:parent-style-name="Standard">
      <style:paragraph-properties fo:break-before="page"/>
      <style:text-properties fo:font-size="16pt" fo:font-weight="bold" officeooo:rsid="00d82849" officeooo:paragraph-rsid="00d82849" style:font-size-asian="16pt" style:font-weight-asian="bold" style:font-size-complex="16pt" style:font-weight-complex="bold"/>
    </style:style>
    <style:style style:name="P280" style:family="paragraph" style:parent-style-name="Standard">
      <style:paragraph-properties fo:text-align="start" style:justify-single-word="false" fo:break-before="page"/>
      <style:text-properties fo:font-size="16pt" fo:font-weight="bold" officeooo:rsid="0105eb5d" officeooo:paragraph-rsid="0105eb5d" style:font-size-asian="16pt" style:font-weight-asian="bold" style:font-size-complex="16pt" style:font-weight-complex="bold"/>
    </style:style>
    <style:style style:name="P281" style:family="paragraph" style:parent-style-name="Standard">
      <style:paragraph-properties fo:text-align="start" style:justify-single-word="false" fo:break-before="page"/>
      <style:text-properties officeooo:rsid="00fe7be6" officeooo:paragraph-rsid="01001848"/>
    </style:style>
    <style:style style:name="P282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Arial" fo:font-size="16pt" fo:font-style="normal" fo:text-shadow="none" style:text-underline-style="none" fo:font-weight="bold" officeooo:rsid="00d57fcf" officeooo:paragraph-rsid="00d57fcf" style:font-name-asian="Courier New4" style:font-size-asian="16pt" style:font-style-asian="normal" style:font-weight-asian="bold" style:font-name-complex="Courier New4" style:font-size-complex="16pt" style:font-style-complex="normal" style:font-weight-complex="bold"/>
    </style:style>
    <style:style style:name="P283" style:family="paragraph" style:parent-style-name="Standard" style:list-style-name="L6">
      <style:text-properties officeooo:rsid="00e0e6d0" officeooo:paragraph-rsid="00fe385b"/>
    </style:style>
    <style:style style:name="P284" style:family="paragraph" style:parent-style-name="Standard" style:list-style-name="L7">
      <style:paragraph-properties fo:text-align="start" style:justify-single-word="false"/>
      <style:text-properties officeooo:rsid="00bca16a" officeooo:paragraph-rsid="00e2e615"/>
    </style:style>
    <style:style style:name="P285" style:family="paragraph" style:parent-style-name="Standard" style:list-style-name="L8">
      <style:paragraph-properties fo:text-align="start" style:justify-single-word="false"/>
      <style:text-properties officeooo:rsid="00c13c65" officeooo:paragraph-rsid="00e2e615"/>
    </style:style>
    <style:style style:name="P286" style:family="paragraph" style:parent-style-name="Standard" style:list-style-name="L9">
      <style:paragraph-properties fo:text-align="start" style:justify-single-word="false"/>
      <style:text-properties officeooo:rsid="00e2e615" officeooo:paragraph-rsid="00e2e615"/>
    </style:style>
    <style:style style:name="P287" style:family="paragraph" style:parent-style-name="Standard" style:list-style-name="L10">
      <style:paragraph-properties fo:text-align="start" style:justify-single-word="false"/>
      <style:text-properties officeooo:rsid="00cb3387" officeooo:paragraph-rsid="00cb3387"/>
    </style:style>
    <style:style style:name="P288" style:family="paragraph" style:parent-style-name="Standard" style:list-style-name="L11">
      <style:paragraph-properties fo:text-align="start" style:justify-single-word="false"/>
      <style:text-properties officeooo:rsid="00cb3387" officeooo:paragraph-rsid="00cb3387"/>
    </style:style>
    <style:style style:name="P289" style:family="paragraph" style:parent-style-name="Standard" style:list-style-name="L12">
      <style:paragraph-properties fo:text-align="start" style:justify-single-word="false"/>
      <style:text-properties officeooo:rsid="00cf8a5e" officeooo:paragraph-rsid="00cf8a5e"/>
    </style:style>
    <style:style style:name="P290" style:family="paragraph" style:parent-style-name="Standard" style:list-style-name="L13">
      <style:text-properties officeooo:rsid="00d37ee8" officeooo:paragraph-rsid="00d37ee8"/>
    </style:style>
    <style:style style:name="P291" style:family="paragraph" style:parent-style-name="Standard" style:list-style-name="L14">
      <style:text-properties officeooo:rsid="00d37ee8" officeooo:paragraph-rsid="00d37ee8"/>
    </style:style>
    <style:style style:name="P292" style:family="paragraph" style:parent-style-name="Standard" style:list-style-name="L1">
      <style:paragraph-properties fo:margin-top="0in" fo:margin-bottom="0in" style:contextual-spacing="false"/>
      <style:text-properties style:font-name="Arial2" fo:font-size="10pt" fo:font-weight="normal" officeooo:rsid="00de76a3" officeooo:paragraph-rsid="01088c2f" style:font-size-asian="8.75pt" style:font-weight-asian="normal" style:font-size-complex="10pt" style:font-weight-complex="normal"/>
    </style:style>
    <style:style style:name="P293" style:family="paragraph" style:parent-style-name="Standard" style:list-style-name="L1">
      <style:paragraph-properties fo:margin-top="0in" fo:margin-bottom="0in" style:contextual-spacing="false"/>
      <style:text-properties style:font-name="Arial2" fo:font-size="10pt" fo:font-weight="normal" officeooo:rsid="00e60838" officeooo:paragraph-rsid="01088c2f" style:font-size-asian="8.75pt" style:font-weight-asian="normal" style:font-size-complex="10pt" style:font-weight-complex="normal"/>
    </style:style>
    <style:style style:name="P294" style:family="paragraph" style:parent-style-name="Standard" style:list-style-name="L1">
      <style:paragraph-properties fo:margin-top="0in" fo:margin-bottom="0in" style:contextual-spacing="false"/>
      <style:text-properties style:font-name="Arial2" fo:font-size="10pt" fo:font-weight="normal" officeooo:rsid="00df67c0" officeooo:paragraph-rsid="01088c2f" style:font-size-asian="8.75pt" style:font-weight-asian="normal" style:font-size-complex="10pt" style:font-weight-complex="normal"/>
    </style:style>
    <style:style style:name="P295" style:family="paragraph" style:parent-style-name="Standard" style:list-style-name="L4">
      <style:paragraph-properties fo:margin-top="0in" fo:margin-bottom="0in" style:contextual-spacing="false"/>
      <style:text-properties style:font-name="Arial2" fo:font-size="10pt" fo:font-weight="normal" officeooo:rsid="00adaa96" officeooo:paragraph-rsid="00e0e6d0" style:font-size-asian="8.75pt" style:font-weight-asian="normal" style:font-size-complex="10pt" style:font-weight-complex="normal"/>
    </style:style>
    <style:style style:name="P296" style:family="paragraph" style:parent-style-name="Standard" style:list-style-name="L2">
      <style:paragraph-properties fo:margin-top="0in" fo:margin-bottom="0in" style:contextual-spacing="false"/>
      <style:text-properties officeooo:paragraph-rsid="00d6caa7"/>
    </style:style>
    <style:style style:name="P297" style:family="paragraph" style:parent-style-name="Standard" style:list-style-name="L3">
      <style:paragraph-properties fo:margin-top="0in" fo:margin-bottom="0in" style:contextual-spacing="false"/>
      <style:text-properties officeooo:paragraph-rsid="00d7b1ad"/>
    </style:style>
    <style:style style:name="P298" style:family="paragraph" style:parent-style-name="Standard" style:list-style-name="L4">
      <style:paragraph-properties fo:margin-top="0in" fo:margin-bottom="0in" style:contextual-spacing="false"/>
      <style:text-properties officeooo:paragraph-rsid="00e0e6d0"/>
    </style:style>
    <style:style style:name="P299" style:family="paragraph" style:parent-style-name="Standard" style:list-style-name="L4">
      <style:paragraph-properties fo:margin-top="0in" fo:margin-bottom="0in" style:contextual-spacing="false"/>
      <style:text-properties officeooo:rsid="00e0e6d0" officeooo:paragraph-rsid="00e0e6d0"/>
    </style:style>
    <style:style style:name="P300" style:family="paragraph" style:parent-style-name="Standard" style:list-style-name="L5">
      <style:paragraph-properties fo:margin-top="0in" fo:margin-bottom="0in" style:contextual-spacing="false"/>
      <style:text-properties style:font-name="Arial4" fo:font-size="10pt" fo:font-weight="normal" officeooo:rsid="00f11d64" officeooo:paragraph-rsid="00f26b6e" style:font-size-asian="8.75pt" style:font-weight-asian="normal" style:font-size-complex="10pt" style:font-weight-complex="normal"/>
    </style:style>
    <style:style style:name="P301" style:family="paragraph" style:parent-style-name="Standard" style:list-style-name="L5">
      <style:paragraph-properties fo:margin-top="0in" fo:margin-bottom="0in" style:contextual-spacing="false"/>
      <style:text-properties style:font-name="Arial4" fo:font-size="10pt" fo:font-weight="normal" officeooo:rsid="00f26b6e" officeooo:paragraph-rsid="00f26b6e" style:font-size-asian="8.75pt" style:font-weight-asian="normal" style:font-size-complex="10pt" style:font-weight-complex="normal"/>
    </style:style>
    <style:style style:name="P302" style:family="paragraph" style:parent-style-name="Standard" style:list-style-name="L5">
      <style:paragraph-properties fo:margin-top="0in" fo:margin-bottom="0in" style:contextual-spacing="false"/>
      <style:text-properties style:font-name="Arial4" fo:font-size="10pt" fo:font-weight="normal" officeooo:rsid="00f26b6e" officeooo:paragraph-rsid="00f539de" style:font-size-asian="8.75pt" style:font-weight-asian="normal" style:font-size-complex="10pt" style:font-weight-complex="normal"/>
    </style:style>
    <style:style style:name="P303" style:family="paragraph" style:parent-style-name="Standard" style:list-style-name="L5">
      <style:paragraph-properties fo:margin-top="0in" fo:margin-bottom="0in" style:contextual-spacing="false"/>
      <style:text-properties style:font-name="Arial4" fo:font-size="10pt" fo:font-weight="normal" officeooo:rsid="00f32be0" officeooo:paragraph-rsid="00f539de" style:font-size-asian="8.75pt" style:font-weight-asian="normal" style:font-size-complex="10pt" style:font-weight-complex="normal"/>
    </style:style>
    <style:style style:name="P304" style:family="paragraph" style:parent-style-name="Standard" style:list-style-name="L6">
      <style:paragraph-properties fo:margin-top="0in" fo:margin-bottom="0in" style:contextual-spacing="false"/>
      <style:text-properties style:font-name="Arial4" fo:font-size="10pt" fo:font-weight="normal" officeooo:rsid="00e0e6d0" officeooo:paragraph-rsid="00fe385b" style:font-size-asian="8.75pt" style:font-weight-asian="normal" style:font-size-complex="10pt" style:font-weight-complex="normal"/>
    </style:style>
    <style:style style:name="P305" style:family="paragraph">
      <style:paragraph-properties fo:text-align="center"/>
    </style:style>
    <style:style style:name="P306" style:family="paragraph">
      <loext:graphic-properties draw:fill="none" draw:fill-color="#ffffff"/>
      <style:paragraph-properties fo:text-align="center" style:writing-mode="lr-tb"/>
      <style:text-properties style:font-name="Courier New1" fo:font-size="10pt" style:font-size-asian="10pt" style:font-size-complex="10pt"/>
    </style:style>
    <style:style style:name="P307" style:family="paragraph">
      <loext:graphic-properties draw:fill="solid" draw:fill-color="#729fcf" draw:opacity="0%"/>
      <style:text-properties fo:font-size="12pt"/>
    </style:style>
    <style:style style:name="P308" style:family="paragraph">
      <style:paragraph-properties fo:text-align="center"/>
      <style:text-properties fo:font-size="12pt"/>
    </style:style>
    <style:style style:name="P309" style:family="paragraph">
      <loext:graphic-properties draw:fill="none" draw:fill-color="#ffffff"/>
      <style:paragraph-properties style:writing-mode="lr-tb"/>
      <style:text-properties style:font-name="Courier New1" fo:font-size="10pt" style:font-size-asian="10pt" style:font-size-complex="10pt"/>
    </style:style>
    <style:style style:name="P310" style:family="paragraph">
      <loext:graphic-properties draw:fill="solid" draw:fill-color="#729fcf" draw:opacity="0%"/>
    </style:style>
    <style:style style:name="P311" style:family="paragraph">
      <loext:graphic-properties draw:fill="none" draw:fill-color="#ffffff"/>
      <style:paragraph-properties style:writing-mode="lr-tb"/>
      <style:text-properties style:font-name="Arial4" fo:font-size="10pt" style:font-size-asian="10pt" style:font-size-complex="10pt"/>
    </style:style>
    <style:style style:name="P312" style:family="paragraph">
      <loext:graphic-properties draw:fill="none" draw:fill-color="#ffffff"/>
      <style:paragraph-properties fo:text-align="center" style:writing-mode="lr-tb"/>
      <style:text-properties style:font-name="Courier New1" fo:font-size="8pt" style:font-size-asian="8pt" style:font-size-complex="8pt"/>
    </style:style>
    <style:style style:name="P313" style:family="paragraph">
      <loext:graphic-properties draw:fill="solid" draw:fill-color="#99ccff"/>
      <style:paragraph-properties fo:margin-left="0in" fo:margin-right="0in" fo:margin-top="0in" fo:margin-bottom="0in" fo:line-height="100%" fo:text-align="start" fo:text-indent="0in" style:punctuation-wrap="simple" style:line-break="normal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size="18pt" fo:font-style="normal" fo:text-shadow="none" style:text-underline-style="none" fo:font-weight="normal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/>
    </style:style>
    <style:style style:name="P314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>
          <style:tab-stop style:position="0in"/>
          <style:tab-stop style:position="0.5669in"/>
          <style:tab-stop style:position="1.1339in"/>
          <style:tab-stop style:position="1.7008in"/>
          <style:tab-stop style:position="2.2677in"/>
          <style:tab-stop style:position="2.8346in"/>
          <style:tab-stop style:position="3.4016in"/>
          <style:tab-stop style:position="3.9685in"/>
          <style:tab-stop style:position="4.5354in"/>
          <style:tab-stop style:position="5.1024in"/>
          <style:tab-stop style:position="5.6693in"/>
          <style:tab-stop style:position="6.2362in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 style:text-emphasize="none" style:font-relief="none"/>
    </style:style>
    <style:style style:name="P315" style:family="paragraph">
      <loext:graphic-properties draw:fill="none" draw:fill-color="#009999"/>
      <style:paragraph-properties fo:margin-left="0in" fo:margin-right="0in" fo:margin-top="0in" fo:margin-bottom="0in" fo:line-height="100%" fo:text-align="start" fo:text-indent="0in" style:punctuation-wrap="simple" style:line-break="normal" style:writing-mode="lr-tb" style:font-independent-line-spacing="true">
        <style:tab-stops>
          <style:tab-stop style:position="0in"/>
          <style:tab-stop style:position="0.5669in"/>
          <style:tab-stop style:position="1.1339in"/>
          <style:tab-stop style:position="1.7008in"/>
          <style:tab-stop style:position="2.2677in"/>
          <style:tab-stop style:position="2.8346in"/>
          <style:tab-stop style:position="3.4016in"/>
          <style:tab-stop style:position="3.9685in"/>
          <style:tab-stop style:position="4.5354in"/>
          <style:tab-stop style:position="5.1024in"/>
          <style:tab-stop style:position="5.6693in"/>
          <style:tab-stop style:position="6.2362in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 style:text-emphasize="none" style:font-relief="none"/>
    </style:style>
    <style:style style:name="P31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punctuation-wrap="simple" style:line-break="normal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size="24pt" fo:font-style="normal" fo:text-shadow="none" style:text-underline-style="none" fo:font-weight="normal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/>
    </style:style>
    <style:style style:name="P317" style:family="paragraph">
      <loext:graphic-properties draw:opacity="0%"/>
    </style:style>
    <style:style style:name="P318" style:family="paragraph">
      <loext:graphic-properties draw:fill="none" draw:fill-color="#ffffff"/>
      <style:paragraph-properties style:writing-mode="lr-tb"/>
      <style:text-properties fo:color="#ff4000" loext:opacity="100%" style:font-name="Arial4" fo:font-size="10pt" fo:font-weight="bold" style:font-size-asian="10pt" style:font-weight-asian="bold" style:font-size-complex="10pt" style:font-weight-complex="bold"/>
    </style:style>
    <style:style style:name="P319" style:family="paragraph">
      <style:paragraph-properties fo:margin-left="0in" fo:margin-right="0in" fo:margin-top="0in" fo:margin-bottom="0in" fo:line-height="100%" fo:text-align="start" fo:text-indent="0in" style:punctuation-wrap="simple" style:line-break="normal">
        <style:tab-stops>
          <style:tab-stop style:position="0in"/>
          <style:tab-stop style:position="0.5669in"/>
          <style:tab-stop style:position="1.1339in"/>
          <style:tab-stop style:position="1.7008in"/>
          <style:tab-stop style:position="2.2677in"/>
          <style:tab-stop style:position="2.8346in"/>
          <style:tab-stop style:position="3.4016in"/>
          <style:tab-stop style:position="3.9685in"/>
          <style:tab-stop style:position="4.5354in"/>
          <style:tab-stop style:position="5.1024in"/>
          <style:tab-stop style:position="5.6693in"/>
          <style:tab-stop style:position="6.2362in"/>
        </style:tab-stops>
      </style:paragraph-properties>
    </style:style>
    <style:style style:name="P320" style:family="paragraph">
      <loext:graphic-properties draw:fill="solid" draw:fill-color="#99ccff" draw:opacity="0%"/>
      <style:paragraph-properties fo:margin-left="0in" fo:margin-right="0in" fo:margin-top="0in" fo:margin-bottom="0in" fo:line-height="100%" fo:text-align="start" fo:text-indent="0in" style:punctuation-wrap="simple" style:line-break="normal" style:writing-mode="lr-tb" style:font-independent-line-spacing="true">
        <style:tab-stops>
          <style:tab-stop style:position="0in"/>
          <style:tab-stop style:position="0.5669in"/>
          <style:tab-stop style:position="1.1339in"/>
          <style:tab-stop style:position="1.7008in"/>
          <style:tab-stop style:position="2.2677in"/>
          <style:tab-stop style:position="2.8346in"/>
          <style:tab-stop style:position="3.4016in"/>
          <style:tab-stop style:position="3.9685in"/>
          <style:tab-stop style:position="4.5354in"/>
          <style:tab-stop style:position="5.1024in"/>
          <style:tab-stop style:position="5.6693in"/>
          <style:tab-stop style:position="6.2362in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 style:text-emphasize="none" style:font-relief="none"/>
    </style:style>
    <style:style style:name="T1" style:family="text">
      <style:text-properties officeooo:rsid="00136070"/>
    </style:style>
    <style:style style:name="T2" style:family="text">
      <style:text-properties officeooo:rsid="00d6590d"/>
    </style:style>
    <style:style style:name="T3" style:family="text">
      <style:text-properties officeooo:rsid="00e60838"/>
    </style:style>
    <style:style style:name="T4" style:family="text">
      <style:text-properties officeooo:rsid="003eba3a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d4e96d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f96ad6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fb2e01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106b75a" style:font-size-asian="10pt" style:font-weight-asian="normal" style:font-size-complex="10pt" style:font-weight-complex="normal"/>
    </style:style>
    <style:style style:name="T10" style:family="text">
      <style:text-properties fo:font-size="10pt" officeooo:rsid="00f96ad6" style:font-size-asian="10pt"/>
    </style:style>
    <style:style style:name="T11" style:family="text">
      <style:text-properties fo:font-size="10pt" fo:font-weight="bold" style:font-size-asian="10pt" style:font-weight-asian="bold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d37ee8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d4e96d" style:font-size-asian="14pt" style:font-weight-asian="bold" style:font-size-complex="14pt" style:font-weight-complex="bold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style:font-style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officeooo:rsid="00d8c4f9" style:font-style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officeooo:rsid="0106a827" style:font-style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133e0d5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1355bd1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T20" style:family="text"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officeooo:rsid="01355bd1" style:font-name-asian="Courier New4" style:font-size-asian="10pt" style:font-style-asian="normal" style:font-weight-asian="normal" style:font-name-complex="Courier New4" style:font-size-complex="10pt" style:font-style-complex="normal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Courier New" fo:font-size="16pt" fo:font-style="normal" fo:text-shadow="none" style:text-underline-style="none" fo:font-weight="bold" officeooo:rsid="01355bd1" style:font-name-asian="Courier New4" style:font-size-asian="16pt" style:font-style-asian="normal" style:font-weight-asian="bold" style:font-name-complex="Courier New4" style:font-size-complex="16pt" style:font-style-complex="normal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font-name="Courier New1" fo:font-size="10pt" fo:font-style="normal" fo:text-shadow="none" style:text-underline-style="none" fo:font-weight="bold" officeooo:rsid="0133e0d5" style:font-name-asian="Courier New4" style:font-size-asian="10pt" style:font-style-asian="normal" style:font-weight-asian="bold" style:font-name-complex="Courier New4" style:font-size-complex="10pt" style:font-style-complex="normal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f8fb16" style:font-weight-asian="bold" style:font-weight-complex="bold"/>
    </style:style>
    <style:style style:name="T26" style:family="text">
      <style:text-properties fo:font-weight="bold" officeooo:rsid="00f96ad6" style:font-weight-asian="bold" style:font-weight-complex="bold"/>
    </style:style>
    <style:style style:name="T27" style:family="text">
      <style:text-properties fo:font-weight="bold" officeooo:rsid="00fe385b" style:font-weight-asian="bold" style:font-weight-complex="bold"/>
    </style:style>
    <style:style style:name="T28" style:family="text">
      <style:text-properties fo:font-weight="bold" officeooo:rsid="00fe7be6" style:font-weight-asian="bold" style:font-weight-complex="bold"/>
    </style:style>
    <style:style style:name="T29" style:family="text">
      <style:text-properties fo:font-weight="bold" officeooo:rsid="010cea6a" style:font-weight-asian="bold" style:font-weight-complex="bold"/>
    </style:style>
    <style:style style:name="T30" style:family="text">
      <style:text-properties fo:font-weight="bold" officeooo:rsid="013296c1" style:font-weight-asian="bold" style:font-weight-complex="bold"/>
    </style:style>
    <style:style style:name="T31" style:family="text">
      <style:text-properties style:font-name="Arial2"/>
    </style:style>
    <style:style style:name="T32" style:family="text">
      <style:text-properties style:font-name="Arial2" fo:font-size="16pt" fo:font-weight="bold" style:font-size-asian="16pt" style:font-weight-asian="bold" style:font-size-complex="16pt" style:font-weight-complex="bold"/>
    </style:style>
    <style:style style:name="T33" style:family="text">
      <style:text-properties style:font-name="Arial2" officeooo:rsid="00a94475"/>
    </style:style>
    <style:style style:name="T34" style:family="text">
      <style:text-properties style:font-name="Arial2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style:font-name="Arial2" fo:font-size="14pt" fo:font-style="normal" fo:font-weight="bold" officeooo:rsid="00e60838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style:font-name="Arial2" fo:font-size="14pt" fo:font-weight="bold" officeooo:rsid="00a9709e" style:font-size-asian="14pt" style:font-weight-asian="bold" style:font-size-complex="14pt" style:font-weight-complex="bold"/>
    </style:style>
    <style:style style:name="T37" style:family="text">
      <style:text-properties style:font-name="Arial2" fo:font-weight="bold" style:font-weight-asian="bold" style:font-weight-complex="bold"/>
    </style:style>
    <style:style style:name="T38" style:family="text">
      <style:text-properties style:font-name="Arial2" fo:font-size="10pt" fo:font-weight="normal" style:font-size-asian="8.75pt" style:font-weight-asian="normal" style:font-size-complex="10pt" style:font-weight-complex="normal"/>
    </style:style>
    <style:style style:name="T39" style:family="text">
      <style:text-properties style:font-name="Arial2" fo:font-size="10pt" fo:font-weight="normal" officeooo:rsid="00a9709e" style:font-size-asian="8.75pt" style:font-weight-asian="normal" style:font-size-complex="10pt" style:font-weight-complex="normal"/>
    </style:style>
    <style:style style:name="T40" style:family="text">
      <style:text-properties style:font-name="Arial2" fo:font-size="10pt" fo:font-weight="normal" officeooo:rsid="00adaa96" style:font-size-asian="8.75pt" style:font-weight-asian="normal" style:font-size-complex="10pt" style:font-weight-complex="normal"/>
    </style:style>
    <style:style style:name="T41" style:family="text">
      <style:text-properties style:font-name="Arial2" fo:font-size="10pt" fo:font-weight="normal" officeooo:rsid="00e0e6d0" style:font-size-asian="8.75pt" style:font-weight-asian="normal" style:font-size-complex="10pt" style:font-weight-complex="normal"/>
    </style:style>
    <style:style style:name="T42" style:family="text">
      <style:text-properties style:font-name="Arial2" fo:font-size="10pt" fo:font-weight="normal" officeooo:rsid="00e60838" style:font-size-asian="8.75pt" style:font-weight-asian="normal" style:font-size-complex="10pt" style:font-weight-complex="normal"/>
    </style:style>
    <style:style style:name="T43" style:family="text">
      <style:text-properties style:font-name="Arial2" officeooo:rsid="00d7b1ad"/>
    </style:style>
    <style:style style:name="T44" style:family="text">
      <style:text-properties style:font-name="Arial2" officeooo:rsid="00d8d1ca"/>
    </style:style>
    <style:style style:name="T45" style:family="text">
      <style:text-properties style:font-name="Arial2" officeooo:rsid="00dd26d1"/>
    </style:style>
    <style:style style:name="T46" style:family="text">
      <style:text-properties style:font-name="Arial2" officeooo:rsid="00df55d7"/>
    </style:style>
    <style:style style:name="T47" style:family="text">
      <style:text-properties style:font-name="Arial2" officeooo:rsid="00e60838"/>
    </style:style>
    <style:style style:name="T48" style:family="text">
      <style:text-properties style:font-name="Arial2" officeooo:rsid="00e68513"/>
    </style:style>
    <style:style style:name="T49" style:family="text">
      <style:text-properties style:font-name="Arial2" officeooo:rsid="00e75692"/>
    </style:style>
    <style:style style:name="T50" style:family="text">
      <style:text-properties style:font-name="Arial2" officeooo:rsid="00eb32de"/>
    </style:style>
    <style:style style:name="T51" style:family="text">
      <style:text-properties style:font-name="Arial2" officeooo:rsid="00f698ce"/>
    </style:style>
    <style:style style:name="T52" style:family="text">
      <style:text-properties style:font-name="Arial2" officeooo:rsid="013583e7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ce9294" style:font-weight-asian="normal" style:font-weight-complex="normal"/>
    </style:style>
    <style:style style:name="T55" style:family="text">
      <style:text-properties fo:font-weight="normal" officeooo:rsid="00f11d64" style:font-weight-asian="normal" style:font-weight-complex="normal"/>
    </style:style>
    <style:style style:name="T56" style:family="text">
      <style:text-properties fo:font-weight="normal" officeooo:rsid="00f96ad6" style:font-weight-asian="normal" style:font-weight-complex="normal"/>
    </style:style>
    <style:style style:name="T57" style:family="text">
      <style:text-properties fo:font-weight="normal" officeooo:rsid="0102f7ac" style:font-weight-asian="normal" style:font-weight-complex="normal"/>
    </style:style>
    <style:style style:name="T58" style:family="text">
      <style:text-properties fo:font-weight="normal" officeooo:rsid="010eaee5" style:font-weight-asian="normal" style:font-weight-complex="normal"/>
    </style:style>
    <style:style style:name="T59" style:family="text">
      <style:text-properties fo:font-weight="normal" officeooo:rsid="010ee8e5" style:font-weight-asian="normal" style:font-weight-complex="normal"/>
    </style:style>
    <style:style style:name="T60" style:family="text">
      <style:text-properties fo:font-weight="normal" officeooo:rsid="01167ae3" style:font-weight-asian="normal" style:font-weight-complex="normal"/>
    </style:style>
    <style:style style:name="T61" style:family="text">
      <style:text-properties fo:font-weight="normal" officeooo:rsid="0122cc81" style:font-weight-asian="normal" style:font-weight-complex="normal"/>
    </style:style>
    <style:style style:name="T62" style:family="text">
      <style:text-properties fo:font-weight="normal" style:font-weight-asian="normal" style:font-size-complex="10pt" style:font-weight-complex="normal"/>
    </style:style>
    <style:style style:name="T63" style:family="text">
      <style:text-properties style:font-name="Courier New1"/>
    </style:style>
    <style:style style:name="T64" style:family="text">
      <style:text-properties style:font-name="Courier New1" fo:font-weight="normal" style:font-weight-asian="normal" style:font-weight-complex="normal"/>
    </style:style>
    <style:style style:name="T65" style:family="text">
      <style:text-properties style:font-name="Courier New1" fo:font-weight="normal" officeooo:rsid="00ce9294" style:font-weight-asian="normal" style:font-weight-complex="normal"/>
    </style:style>
    <style:style style:name="T66" style:family="text">
      <style:text-properties style:font-name="Courier New1" fo:font-weight="normal" officeooo:rsid="010eaee5" style:font-weight-asian="normal" style:font-weight-complex="normal"/>
    </style:style>
    <style:style style:name="T67" style:family="text">
      <style:text-properties style:font-name="Courier New1" fo:font-size="10pt" fo:font-weight="normal" officeooo:rsid="00a9709e" style:font-size-asian="8.75pt" style:font-weight-asian="normal" style:font-size-complex="10pt" style:font-weight-complex="normal"/>
    </style:style>
    <style:style style:name="T68" style:family="text">
      <style:text-properties style:font-name="Courier New1" fo:font-size="10pt" fo:font-weight="normal" officeooo:rsid="00ac82e3" style:font-size-asian="8.75pt" style:font-weight-asian="normal" style:font-size-complex="10pt" style:font-weight-complex="normal"/>
    </style:style>
    <style:style style:name="T69" style:family="text">
      <style:text-properties style:font-name="Courier New1" fo:font-size="10pt" fo:font-weight="normal" officeooo:rsid="00adaa96" style:font-size-asian="8.75pt" style:font-weight-asian="normal" style:font-size-complex="10pt" style:font-weight-complex="normal"/>
    </style:style>
    <style:style style:name="T70" style:family="text">
      <style:text-properties style:font-name="Courier New1" officeooo:rsid="00ccbca9"/>
    </style:style>
    <style:style style:name="T71" style:family="text">
      <style:text-properties style:font-name="Courier New1" officeooo:rsid="00bca16a"/>
    </style:style>
    <style:style style:name="T72" style:family="text">
      <style:text-properties style:font-name="Courier New1" officeooo:rsid="00ac82e3"/>
    </style:style>
    <style:style style:name="T73" style:family="text">
      <style:text-properties style:font-name="Courier New1" officeooo:rsid="00d6caa7"/>
    </style:style>
    <style:style style:name="T74" style:family="text">
      <style:text-properties style:font-name="Courier New1" officeooo:rsid="00a94475"/>
    </style:style>
    <style:style style:name="T75" style:family="text">
      <style:text-properties style:font-name="Courier New1" officeooo:rsid="00dd26d1"/>
    </style:style>
    <style:style style:name="T76" style:family="text">
      <style:text-properties style:font-name="Courier New1" officeooo:rsid="00df55d7"/>
    </style:style>
    <style:style style:name="T77" style:family="text">
      <style:text-properties style:font-name="Courier New1" officeooo:rsid="00e2e615"/>
    </style:style>
    <style:style style:name="T78" style:family="text">
      <style:text-properties style:font-name="Courier New1" officeooo:rsid="00e60838"/>
    </style:style>
    <style:style style:name="T79" style:family="text">
      <style:text-properties style:font-name="Courier New1" officeooo:rsid="00e68513"/>
    </style:style>
    <style:style style:name="T80" style:family="text">
      <style:text-properties style:font-name="Courier New1" officeooo:rsid="00e75692"/>
    </style:style>
    <style:style style:name="T81" style:family="text">
      <style:text-properties style:font-name="Courier New1" officeooo:rsid="00e92ad0"/>
    </style:style>
    <style:style style:name="T82" style:family="text">
      <style:text-properties style:font-name="Courier New1" officeooo:rsid="00eb32de"/>
    </style:style>
    <style:style style:name="T83" style:family="text">
      <style:text-properties style:font-name="Courier New1" officeooo:rsid="00eaadb6"/>
    </style:style>
    <style:style style:name="T84" style:family="text">
      <style:text-properties style:font-name="Courier New1" officeooo:rsid="00f26b6e"/>
    </style:style>
    <style:style style:name="T85" style:family="text">
      <style:text-properties style:font-name="Courier New1" officeooo:rsid="00f539de"/>
    </style:style>
    <style:style style:name="T86" style:family="text">
      <style:text-properties style:font-name="Courier New1" officeooo:rsid="01088c2f"/>
    </style:style>
    <style:style style:name="T87" style:family="text">
      <style:text-properties style:font-name="Courier New1" officeooo:rsid="00fcf899"/>
    </style:style>
    <style:style style:name="T88" style:family="text">
      <style:text-properties style:font-name="Courier New1" officeooo:rsid="010cea6a"/>
    </style:style>
    <style:style style:name="T89" style:family="text">
      <style:text-properties style:font-name="Courier New1" officeooo:rsid="010eacff"/>
    </style:style>
    <style:style style:name="T90" style:family="text">
      <style:text-properties style:font-name="Courier New1" officeooo:rsid="0110730e"/>
    </style:style>
    <style:style style:name="T91" style:family="text">
      <style:text-properties style:font-name="Courier New1" officeooo:rsid="01264310"/>
    </style:style>
    <style:style style:name="T92" style:family="text">
      <style:text-properties style:font-name="Courier New1" fo:font-weight="bold" officeooo:rsid="013296c1" style:font-weight-asian="bold" style:font-weight-complex="bold"/>
    </style:style>
    <style:style style:name="T93" style:family="text">
      <style:text-properties style:font-name="Courier New1" fo:font-weight="bold" officeooo:rsid="01355bd1" style:font-weight-asian="bold" style:font-weight-complex="bold"/>
    </style:style>
    <style:style style:name="T94" style:family="text">
      <style:text-properties style:font-name="Courier New1" fo:font-weight="bold" officeooo:rsid="013a3cc7" style:font-weight-asian="bold" style:font-weight-complex="bold"/>
    </style:style>
    <style:style style:name="T95" style:family="text">
      <style:text-properties style:font-name="Courier New1" officeooo:rsid="01384f07"/>
    </style:style>
    <style:style style:name="T96" style:family="text">
      <style:text-properties officeooo:rsid="00c1db60"/>
    </style:style>
    <style:style style:name="T97" style:family="text">
      <style:text-properties officeooo:rsid="00c3997f"/>
    </style:style>
    <style:style style:name="T98" style:family="text">
      <style:text-properties officeooo:rsid="00c90aa9"/>
    </style:style>
    <style:style style:name="T99" style:family="text">
      <style:text-properties officeooo:rsid="00cf67b7"/>
    </style:style>
    <style:style style:name="T100" style:family="text">
      <style:text-properties officeooo:rsid="00d37ee8"/>
    </style:style>
    <style:style style:name="T101" style:family="text">
      <style:text-properties officeooo:rsid="00d4e96d"/>
    </style:style>
    <style:style style:name="T102" style:family="text">
      <style:text-properties officeooo:rsid="00d6caa7"/>
    </style:style>
    <style:style style:name="T103" style:family="text">
      <style:text-properties fo:font-size="16pt" fo:font-weight="bold" style:font-size-asian="16pt" style:font-weight-asian="bold" style:font-size-complex="16pt" style:font-weight-complex="bold"/>
    </style:style>
    <style:style style:name="T104" style:family="text">
      <style:text-properties fo:font-size="16pt" fo:font-weight="bold" officeooo:rsid="00d837eb" style:font-size-asian="16pt" style:font-weight-asian="bold" style:font-size-complex="16pt" style:font-weight-complex="bold"/>
    </style:style>
    <style:style style:name="T105" style:family="text">
      <style:text-properties fo:font-size="16pt" fo:font-weight="bold" officeooo:rsid="00de030c" style:font-size-asian="16pt" style:font-weight-asian="bold" style:font-size-complex="16pt" style:font-weight-complex="bold"/>
    </style:style>
    <style:style style:name="T106" style:family="text">
      <style:text-properties fo:font-size="16pt" fo:font-weight="bold" officeooo:rsid="00e2e615" style:font-size-asian="16pt" style:font-weight-asian="bold" style:font-size-complex="16pt" style:font-weight-complex="bold"/>
    </style:style>
    <style:style style:name="T107" style:family="text">
      <style:text-properties fo:font-size="16pt" fo:font-weight="bold" officeooo:rsid="00f96ad6" style:font-size-asian="16pt" style:font-weight-asian="bold" style:font-size-complex="16pt" style:font-weight-complex="bold"/>
    </style:style>
    <style:style style:name="T108" style:family="text">
      <style:text-properties fo:font-size="16pt" fo:font-weight="bold" officeooo:rsid="00f8fb16" style:font-size-asian="16pt" style:font-weight-asian="bold" style:font-size-complex="16pt" style:font-weight-complex="bold"/>
    </style:style>
    <style:style style:name="T109" style:family="text">
      <style:text-properties officeooo:rsid="00d7b1ad"/>
    </style:style>
    <style:style style:name="T110" style:family="text">
      <style:text-properties officeooo:rsid="00d837eb"/>
    </style:style>
    <style:style style:name="T111" style:family="text">
      <style:text-properties officeooo:rsid="00ccbca9"/>
    </style:style>
    <style:style style:name="T112" style:family="text">
      <style:text-properties officeooo:rsid="00d8c4f9"/>
    </style:style>
    <style:style style:name="T113" style:family="text">
      <style:text-properties fo:color="#ff0000" loext:opacity="100%" style:text-line-through-style="solid" style:text-line-through-type="double" fo:font-size="16pt" fo:font-weight="bold" fo:background-color="transparent" loext:char-shading-value="0" style:font-size-asian="16pt" style:font-weight-asian="bold" style:font-size-complex="16pt" style:font-weight-complex="bold"/>
    </style:style>
    <style:style style:name="T114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115" style:family="text">
      <style:text-properties fo:color="#ff0000" loext:opacity="100%" fo:font-size="16pt" fo:font-weight="bold" officeooo:rsid="00eb32de" style:font-size-asian="16pt" style:font-weight-asian="bold" style:font-size-complex="16pt" style:font-weight-complex="bold"/>
    </style:style>
    <style:style style:name="T116" style:family="text">
      <style:text-properties fo:color="#ff0000" loext:opacity="100%" fo:font-size="16pt" fo:font-weight="bold" officeooo:rsid="00efe8de" style:font-size-asian="16pt" style:font-weight-asian="bold" style:font-size-complex="16pt" style:font-weight-complex="bold"/>
    </style:style>
    <style:style style:name="T117" style:family="text">
      <style:text-properties fo:color="#ff0000" loext:opacity="100%" fo:font-size="16pt" fo:font-weight="bold" officeooo:rsid="00f11d64" style:font-size-asian="16pt" style:font-weight-asian="bold" style:font-size-complex="16pt" style:font-weight-complex="bold"/>
    </style:style>
    <style:style style:name="T118" style:family="text">
      <style:text-properties fo:color="#ff0000" loext:opacity="100%" fo:font-size="16pt" fo:font-weight="bold" officeooo:rsid="00f698ce" style:font-size-asian="16pt" style:font-weight-asian="bold" style:font-size-complex="16pt" style:font-weight-complex="bold"/>
    </style:style>
    <style:style style:name="T119" style:family="text">
      <style:text-properties fo:color="#ff0000" loext:opacity="100%" fo:font-size="16pt" fo:font-weight="bold" officeooo:rsid="00f8d0ca" style:font-size-asian="16pt" style:font-weight-asian="bold" style:font-size-complex="16pt" style:font-weight-complex="bold"/>
    </style:style>
    <style:style style:name="T120" style:family="text">
      <style:text-properties fo:color="#ff0000" loext:opacity="100%" fo:font-size="16pt" fo:font-weight="bold" officeooo:rsid="00f8fb16" style:font-size-asian="16pt" style:font-weight-asian="bold" style:font-size-complex="16pt" style:font-weight-complex="bold"/>
    </style:style>
    <style:style style:name="T121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weight-complex="bold" style:text-emphasize="none"/>
    </style:style>
    <style:style style:name="T122" style:family="text">
      <style:text-properties officeooo:rsid="00dd26d1"/>
    </style:style>
    <style:style style:name="T123" style:family="text">
      <style:text-properties officeooo:rsid="00de030c"/>
    </style:style>
    <style:style style:name="T124" style:family="text">
      <style:text-properties officeooo:rsid="00a94475"/>
    </style:style>
    <style:style style:name="T125" style:family="text">
      <style:text-properties officeooo:rsid="00e029d1"/>
    </style:style>
    <style:style style:name="T126" style:family="text">
      <style:text-properties officeooo:rsid="00e0e6d0"/>
    </style:style>
    <style:style style:name="T127" style:family="text">
      <style:text-properties officeooo:rsid="00bca16a"/>
    </style:style>
    <style:style style:name="T128" style:family="text">
      <style:text-properties officeooo:rsid="00e2e615"/>
    </style:style>
    <style:style style:name="T129" style:family="text">
      <style:text-properties style:font-name="Arial4"/>
    </style:style>
    <style:style style:name="T130" style:family="text">
      <style:text-properties style:font-name="Arial4" officeooo:rsid="00e2e615"/>
    </style:style>
    <style:style style:name="T131" style:family="text">
      <style:text-properties style:font-name="Arial4" officeooo:rsid="00ac82e3"/>
    </style:style>
    <style:style style:name="T132" style:family="text">
      <style:text-properties style:font-name="Arial4" officeooo:rsid="00e92ad0"/>
    </style:style>
    <style:style style:name="T133" style:family="text">
      <style:text-properties style:font-name="Arial4" officeooo:rsid="00e75692"/>
    </style:style>
    <style:style style:name="T134" style:family="text">
      <style:text-properties style:font-name="Arial4" officeooo:rsid="00eb32de"/>
    </style:style>
    <style:style style:name="T135" style:family="text">
      <style:text-properties style:font-name="Arial4" officeooo:rsid="00eaadb6"/>
    </style:style>
    <style:style style:name="T136" style:family="text">
      <style:text-properties style:font-name="Arial4" fo:font-weight="bold" style:font-weight-asian="bold" style:font-weight-complex="bold"/>
    </style:style>
    <style:style style:name="T137" style:family="text">
      <style:text-properties style:font-name="Arial4" officeooo:rsid="00edb85b"/>
    </style:style>
    <style:style style:name="T138" style:family="text">
      <style:text-properties style:font-name="Arial4" officeooo:rsid="00efe8de"/>
    </style:style>
    <style:style style:name="T139" style:family="text">
      <style:text-properties style:font-name="Arial4" officeooo:rsid="00f539de"/>
    </style:style>
    <style:style style:name="T140" style:family="text">
      <style:text-properties style:font-name="Arial4" officeooo:rsid="01264310"/>
    </style:style>
    <style:style style:name="T141" style:family="text">
      <style:text-properties style:font-name="Arial4" fo:font-weight="normal" officeooo:rsid="013296c1" style:font-weight-asian="normal" style:font-weight-complex="normal"/>
    </style:style>
    <style:style style:name="T142" style:family="text">
      <style:text-properties style:font-name="Arial4" fo:font-weight="normal" officeooo:rsid="01355bd1" style:font-weight-asian="normal" style:font-weight-complex="normal"/>
    </style:style>
    <style:style style:name="T143" style:family="text">
      <style:text-properties style:font-name="Arial4" officeooo:rsid="01371066"/>
    </style:style>
    <style:style style:name="T144" style:family="text">
      <style:text-properties officeooo:rsid="00e42fd0"/>
    </style:style>
    <style:style style:name="T145" style:family="text">
      <style:text-properties officeooo:rsid="00e68513"/>
    </style:style>
    <style:style style:name="T146" style:family="text">
      <style:text-properties officeooo:rsid="00e75692"/>
    </style:style>
    <style:style style:name="T147" style:family="text">
      <style:text-properties officeooo:rsid="00e92ad0"/>
    </style:style>
    <style:style style:name="T148" style:family="text">
      <style:text-properties officeooo:rsid="00eaadb6"/>
    </style:style>
    <style:style style:name="T149" style:family="text">
      <style:text-properties officeooo:rsid="00eb32de"/>
    </style:style>
    <style:style style:name="T150" style:family="text">
      <style:text-properties officeooo:rsid="00f11d64"/>
    </style:style>
    <style:style style:name="T151" style:family="text">
      <style:text-properties officeooo:rsid="00f26b6e"/>
    </style:style>
    <style:style style:name="T152" style:family="text">
      <style:text-properties officeooo:rsid="00f539de"/>
    </style:style>
    <style:style style:name="T153" style:family="text">
      <style:text-properties officeooo:rsid="00f698ce"/>
    </style:style>
    <style:style style:name="T154" style:family="text">
      <style:text-properties officeooo:rsid="00f8fb16"/>
    </style:style>
    <style:style style:name="T155" style:family="text">
      <style:text-properties officeooo:rsid="00f96ad6"/>
    </style:style>
    <style:style style:name="T156" style:family="text">
      <style:text-properties officeooo:rsid="00fb2e01"/>
    </style:style>
    <style:style style:name="T157" style:family="text">
      <style:text-properties officeooo:rsid="00fcf899"/>
    </style:style>
    <style:style style:name="T158" style:family="text">
      <style:text-properties officeooo:rsid="00fdc8f9"/>
    </style:style>
    <style:style style:name="T159" style:family="text">
      <style:text-properties officeooo:rsid="00fe385b"/>
    </style:style>
    <style:style style:name="T160" style:family="text">
      <style:text-properties officeooo:rsid="00fe7be6"/>
    </style:style>
    <style:style style:name="T161" style:family="text">
      <style:text-properties style:font-size-complex="10pt"/>
    </style:style>
    <style:style style:name="T162" style:family="text">
      <style:text-properties officeooo:rsid="00fe7be6" style:font-size-complex="10pt"/>
    </style:style>
    <style:style style:name="T163" style:family="text">
      <style:text-properties officeooo:rsid="01001848" style:font-size-complex="10pt"/>
    </style:style>
    <style:style style:name="T164" style:family="text">
      <style:text-properties officeooo:rsid="01001848"/>
    </style:style>
    <style:style style:name="T165" style:family="text">
      <style:text-properties officeooo:rsid="0102f7ac"/>
    </style:style>
    <style:style style:name="T166" style:family="text">
      <style:text-properties officeooo:rsid="01046a05"/>
    </style:style>
    <style:style style:name="T167" style:family="text">
      <style:text-properties officeooo:rsid="0106a827"/>
    </style:style>
    <style:style style:name="T168" style:family="text">
      <style:text-properties officeooo:rsid="01088c2f"/>
    </style:style>
    <style:style style:name="T169" style:family="text">
      <style:text-properties officeooo:rsid="0109fab2"/>
    </style:style>
    <style:style style:name="T170" style:family="text">
      <style:text-properties officeooo:rsid="010eacff"/>
    </style:style>
    <style:style style:name="T171" style:family="text">
      <style:text-properties officeooo:rsid="010eaee5"/>
    </style:style>
    <style:style style:name="T172" style:family="text">
      <style:text-properties officeooo:rsid="00cb3387"/>
    </style:style>
    <style:style style:name="T173" style:family="text">
      <style:text-properties officeooo:rsid="010ee8e5"/>
    </style:style>
    <style:style style:name="T174" style:family="text">
      <style:text-properties officeooo:rsid="0110730e"/>
    </style:style>
    <style:style style:name="T175" style:family="text">
      <style:text-properties officeooo:rsid="0111b959"/>
    </style:style>
    <style:style style:name="T176" style:family="text">
      <style:text-properties officeooo:rsid="0117bdde"/>
    </style:style>
    <style:style style:name="T177" style:family="text">
      <style:text-properties officeooo:rsid="0119178f"/>
    </style:style>
    <style:style style:name="T178" style:family="text">
      <style:text-properties officeooo:rsid="0119797c"/>
    </style:style>
    <style:style style:name="T179" style:family="text">
      <style:text-properties officeooo:rsid="011aed73"/>
    </style:style>
    <style:style style:name="T180" style:family="text">
      <style:text-properties officeooo:rsid="011c6144"/>
    </style:style>
    <style:style style:name="T181" style:family="text">
      <style:text-properties officeooo:rsid="011de7b9"/>
    </style:style>
    <style:style style:name="T182" style:family="text">
      <style:text-properties officeooo:rsid="011fcf76"/>
    </style:style>
    <style:style style:name="T183" style:family="text">
      <style:text-properties officeooo:rsid="0120f468"/>
    </style:style>
    <style:style style:name="T184" style:family="text">
      <style:text-properties officeooo:rsid="01229bd8"/>
    </style:style>
    <style:style style:name="T185" style:family="text">
      <style:text-properties officeooo:rsid="0122cc81"/>
    </style:style>
    <style:style style:name="T186" style:family="text">
      <style:text-properties officeooo:rsid="012587bd"/>
    </style:style>
    <style:style style:name="T187" style:family="text">
      <style:text-properties officeooo:rsid="01264310"/>
    </style:style>
    <style:style style:name="T188" style:family="text">
      <style:text-properties officeooo:rsid="012740a8"/>
    </style:style>
    <style:style style:name="T189" style:family="text">
      <style:text-properties officeooo:rsid="0128a63a"/>
    </style:style>
    <style:style style:name="T190" style:family="text">
      <style:text-properties officeooo:rsid="013296c1"/>
    </style:style>
    <style:style style:name="T191" style:family="text">
      <style:text-properties officeooo:rsid="0133e0d5"/>
    </style:style>
    <style:style style:name="T192" style:family="text">
      <style:text-properties officeooo:rsid="01355bd1"/>
    </style:style>
    <style:style style:name="T193" style:family="text">
      <style:text-properties officeooo:rsid="013583e7"/>
    </style:style>
    <style:style style:name="T194" style:family="text">
      <style:text-properties officeooo:rsid="01371066"/>
    </style:style>
    <style:style style:name="T195" style:family="text">
      <style:text-properties officeooo:rsid="01384f07"/>
    </style:style>
    <style:style style:name="T196" style:family="text">
      <style:text-properties style:font-name="Courier New1" fo:font-size="10pt" style:font-size-asian="10pt" style:font-size-complex="10pt"/>
    </style:style>
    <style:style style:name="T197" style:family="text">
      <style:text-properties style:font-name="Arial4" fo:font-size="10pt" style:font-size-asian="10pt" style:font-size-complex="10pt"/>
    </style:style>
    <style:style style:name="T198" style:family="text">
      <style:text-properties style:font-name="Courier New1" fo:font-size="8pt" style:font-size-asian="8pt" style:font-size-complex="8pt"/>
    </style:style>
    <style:style style:name="T199" style:family="text">
      <style:text-properties fo:color="#000000" loext:opacity="100%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 style:text-emphasize="none" style:font-relief="none"/>
    </style:style>
    <style:style style:name="T200" style:family="text">
      <style:text-properties fo:color="#ff4000" loext:opacity="100%" style:font-name="Arial4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in" fo:text-indent="-0.25in" fo:margin-left="0.5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098in" svg:stroke-color="#000000" draw:marker-start-width="0.1646in" draw:marker-end-width="0.1646in" draw:fill="none" draw:fill-color="#ffffff" fo:min-height="0.4409in" fo:padding-top="0.0047in" fo:padding-bottom="0.0047in" fo:padding-left="0.0047in" fo:padding-right="0.0047in" style:run-through="foreground"/>
      <style:paragraph-properties style:writing-mode="lr-tb"/>
    </style:style>
    <style:style style:name="gr4" style:family="graphic">
      <style:graphic-properties draw:stroke="solid" svg:stroke-width="0.0098in" svg:stroke-color="#000000" draw:marker-start-width="0.1646in" draw:marker-end-width="0.1646in" draw:fill="none" draw:fill-color="#ffffff" fo:min-height="0.4366in" fo:padding-top="0.0047in" fo:padding-bottom="0.0047in" fo:padding-left="0.0047in" fo:padding-right="0.0047in" style:run-through="foreground"/>
      <style:paragraph-properties style:writing-mode="lr-tb"/>
    </style:style>
    <style:style style:name="gr5" style:family="graphic">
      <style:graphic-properties svg:stroke-width="0.0098in" svg:stroke-color="#000000" draw:marker-start-width="0.1646in" draw:marker-end-width="0.1646in" draw:fill="solid" draw:fill-color="#729fcf" draw:opacity="0%" draw:textarea-horizontal-align="justify" draw:textarea-vertical-align="middle" draw:auto-grow-height="false" fo:min-height="0.0417in" fo:min-width="0.0535in" fo:padding-top="0.0047in" fo:padding-bottom="0.0047in" fo:padding-left="0.0047in" fo:padding-right="0.0047in" draw:shadow-offset-x="0.1201in" draw:shadow-offset-y="0.1201in" draw:shadow-opacity="0%" style:run-through="foreground"/>
    </style:style>
    <style:style style:name="gr6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/>
    </style:style>
    <style:style style:name="gr7" style:family="graphic">
      <style:graphic-properties draw:stroke="solid" svg:stroke-width="0.0098in" svg:stroke-color="#000000" draw:marker-start-width="0.1646in" draw:marker-end-width="0.1646in" draw:fill="none" draw:fill-color="#ffffff" fo:min-height="0.4453in" fo:padding-top="0.0047in" fo:padding-bottom="0.0047in" fo:padding-left="0.0047in" fo:padding-right="0.0047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1681in" style:run-through="foreground"/>
      <style:paragraph-properties style:writing-mode="lr-tb"/>
    </style:style>
    <style:style style:name="gr9" style:family="graphic">
      <style:graphic-properties svg:stroke-width="0.0098in" svg:stroke-color="#000000" draw:marker-start-width="0.1646in" draw:marker-end-width="0.1646in" draw:fill="solid" draw:fill-color="#729fcf" draw:opacity="0%" draw:textarea-horizontal-align="justify" draw:textarea-vertical-align="middle" draw:auto-grow-height="false" fo:min-height="0.4626in" fo:min-width="0.9035in" fo:padding-top="0.0047in" fo:padding-bottom="0.0047in" fo:padding-left="0.0047in" fo:padding-right="0.0047in" draw:shadow-opacity="0%" style:run-through="foreground"/>
    </style:style>
    <style:style style:name="gr10" style:family="graphic">
      <style:graphic-properties svg:stroke-width="0.0402in" svg:stroke-color="#000000" draw:marker-start-width="0.2555in" draw:marker-end-width="0.2555in" draw:fill="solid" draw:fill-color="#729fcf" draw:opacity="0%" draw:textarea-horizontal-align="justify" draw:textarea-vertical-align="middle" draw:auto-grow-height="false" fo:min-height="0.4319in" fo:min-width="0.8728in" fo:padding-top="0.0201in" fo:padding-bottom="0.0201in" fo:padding-left="0.0201in" fo:padding-right="0.0201in" draw:shadow-opacity="0%" style:run-through="foreground"/>
    </style:style>
    <style:style style:name="gr11" style:family="graphic">
      <style:graphic-properties svg:stroke-width="0.0402in" svg:stroke-color="#000000" draw:marker-start-width="0.2598in" draw:marker-end-width="0.2598in" draw:textarea-horizontal-align="center" draw:textarea-vertical-align="middle" fo:padding-top="0.0193in" fo:padding-bottom="0.0193in" fo:padding-left="0.0193in" fo:padding-right="0.0193in" style:run-through="foreground"/>
    </style:style>
    <style:style style:name="gr12" style:family="graphic">
      <style:graphic-properties svg:stroke-width="0.0402in" svg:stroke-color="#000000" draw:marker-start-width="0.2555in" draw:marker-end-width="0.2555in" draw:fill="solid" draw:fill-color="#729fcf" draw:opacity="0%" draw:textarea-horizontal-align="justify" draw:textarea-vertical-align="middle" draw:auto-grow-height="false" fo:min-height="0.439in" fo:min-width="0.8783in" fo:padding-top="0.0201in" fo:padding-bottom="0.0201in" fo:padding-left="0.0201in" fo:padding-right="0.0201in" draw:shadow-opacity="0%" style:run-through="foreground"/>
    </style:style>
    <style:style style:name="gr13" style:family="graphic">
      <style:graphic-properties draw:stroke="none" svg:stroke-color="#000000" draw:fill="none" draw:fill-color="#ffffff" fo:min-height="0.1602in" style:run-through="foreground"/>
      <style:paragraph-properties style:writing-mode="lr-tb"/>
    </style:style>
    <style:style style:name="gr14" style:family="graphic">
      <style:graphic-properties draw:stroke="solid" svg:stroke-width="0.0201in" svg:stroke-color="#ff0000" draw:marker-start-width="0.2in" draw:marker-end-width="0.2in" draw:fill="none" draw:fill-color="#ffffff" fo:min-height="0.66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098in" svg:stroke-color="#000000" draw:marker-start-width="0.1646in" draw:marker-end-width="0.1646in" draw:fill="none" draw:fill-color="#ffffff" fo:min-height="0.3902in" fo:padding-top="0.0047in" fo:padding-bottom="0.0047in" fo:padding-left="0.0047in" fo:padding-right="0.0047in" style:run-through="background"/>
      <style:paragraph-properties style:writing-mode="lr-tb"/>
    </style:style>
    <style:style style:name="gr17" style:family="graphic">
      <style:graphic-properties svg:stroke-width="0.0098in" svg:stroke-color="#000000" draw:marker-start-width="0.1646in" draw:marker-end-width="0.1646in" draw:fill="solid" draw:fill-color="#729fcf" draw:opacity="0%" draw:textarea-horizontal-align="justify" draw:textarea-vertical-align="middle" draw:auto-grow-height="false" fo:min-height="0.0362in" fo:min-width="0.061in" fo:padding-top="0.0047in" fo:padding-bottom="0.0047in" fo:padding-left="0.0047in" fo:padding-right="0.0047in" draw:shadow-offset-x="0.1201in" draw:shadow-offset-y="0.1201in" draw:shadow-opacity="0%" style:run-through="background"/>
    </style:style>
    <style:style style:name="gr18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background"/>
    </style:style>
    <style:style style:name="gr19" style:family="graphic">
      <style:graphic-properties draw:stroke="solid" svg:stroke-width="0.0201in" svg:stroke-color="#ff0000" draw:marker-start="" draw:marker-start-width="0.15in" draw:marker-start-center="false" draw:marker-end="Arrow" draw:marker-end-width="0.1201in" draw:marker-end-center="false" draw:fill="solid" draw:fill-color="#99ccff" draw:textarea-horizontal-align="center" draw:textarea-vertical-align="middle" fo:padding-top="0.0598in" fo:padding-bottom="0.0598in" fo:padding-left="0.1091in" fo:padding-right="0.1091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28in" svg:stroke-color="#ff0000" draw:marker-start="" draw:marker-start-width="0.1181in" draw:marker-start-center="false" draw:marker-end="" draw:marker-end-width="0.1181in" draw:marker-end-center="false" draw:stroke-linejoin="miter" draw:fill="none" draw:fill-color="#009999" draw:textarea-horizontal-align="justify" draw:textarea-vertical-align="top" draw:auto-grow-height="true" fo:min-height="0in" fo:min-width="0in" fo:padding-top="0.0508in" fo:padding-bottom="0.0508in" fo:padding-left="0.1008in" fo:padding-right="0.1008in" fo:wrap-option="no-wrap" draw:shadow="hidden" draw:shadow-offset-x="0.1181in" draw:shadow-offset-y="0.1181in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solid" svg:stroke-width="0.0098in" svg:stroke-color="#000000" draw:marker-start-width="0.1646in" draw:marker-end-width="0.1646in" draw:fill="none" draw:fill-color="#ffffff" fo:min-height="0.4354in" fo:padding-top="0.0047in" fo:padding-bottom="0.0047in" fo:padding-left="0.0047in" fo:padding-right="0.0047in" style:run-through="foreground"/>
      <style:paragraph-properties style:writing-mode="lr-tb"/>
    </style:style>
    <style:style style:name="gr23" style:family="graphic">
      <style:graphic-properties svg:stroke-width="0.0098in" svg:stroke-color="#000000" draw:marker-start-width="0.1646in" draw:marker-end-width="0.1646in" draw:fill="solid" draw:fill-color="#729fcf" draw:opacity="0%" draw:textarea-horizontal-align="justify" draw:textarea-vertical-align="middle" draw:auto-grow-height="false" fo:min-height="0.0382in" fo:min-width="0.0484in" fo:padding-top="0.0047in" fo:padding-bottom="0.0047in" fo:padding-left="0.0047in" fo:padding-right="0.0047in" draw:shadow-offset-x="0.1201in" draw:shadow-offset-y="0.1201in" draw:shadow-opacity="0%" style:run-through="foreground"/>
    </style:style>
    <style:style style:name="gr24" style:family="graphic">
      <style:graphic-properties draw:stroke="none" svg:stroke-color="#000000" draw:fill="none" draw:fill-color="#ffffff" fo:min-height="0.3839in" style:run-through="foreground"/>
      <style:paragraph-properties style:writing-mode="lr-tb"/>
    </style:style>
    <style:style style:name="gr25" style:family="graphic">
      <style:graphic-properties draw:stroke="solid" svg:stroke-width="0.0402in" svg:stroke-color="#ff0000" draw:marker-start="" draw:marker-start-width="0.1402in" draw:marker-start-center="false" draw:marker-end="Arrow" draw:marker-end-width="0.1in" draw:marker-end-center="false" draw:stroke-linejoin="miter" draw:fill="none" draw:fill-color="#ffffff" draw:textarea-horizontal-align="left" draw:textarea-vertical-align="top" draw:auto-grow-height="false" fo:padding-top="0.0571in" fo:padding-bottom="0.0571in" fo:padding-left="0.1043in" fo:padding-right="0.1043in" fo:wrap-option="wrap" draw:shadow="hidden" draw:shadow-offset-x="0.1181in" draw:shadow-offset-y="0.1181in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201in" svg:stroke-color="#ff0000" draw:marker-start-width="0.2in" draw:marker-end-width="0.2in" draw:opacity="0%" draw:textarea-horizontal-align="justify" draw:textarea-vertical-align="middle" draw:auto-grow-height="false" fo:min-height="0.2925in" fo:min-width="0.5189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color="#000000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3839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1583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0402in" svg:stroke-color="#000000" draw:marker-start-width="0.2555in" draw:marker-end-width="0.2555in" draw:fill="solid" draw:fill-color="#729fcf" draw:opacity="0%" draw:textarea-horizontal-align="justify" draw:textarea-vertical-align="middle" draw:auto-grow-height="false" fo:min-height="0.4626in" fo:min-width="0.9035in" fo:padding-top="0.0201in" fo:padding-bottom="0.0201in" fo:padding-left="0.0201in" fo:padding-right="0.0201in" draw:shadow-opacity="0%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402in" svg:stroke-color="#ff0000" draw:marker-start="" draw:marker-start-width="0.1799in" draw:marker-start-center="false" draw:marker-end="" draw:marker-end-width="0.1799in" draw:marker-end-center="false" draw:fill="solid" draw:fill-color="#99ccff" draw:opacity="0%" draw:textarea-horizontal-align="center" draw:textarea-vertical-align="middle" fo:padding-top="0.0693in" fo:padding-bottom="0.0693in" fo:padding-left="0.1189in" fo:padding-right="0.1189in" draw:shadow="hidden" draw:shadow-offset-x="0.1181in" draw:shadow-offset-y="0.1181in" draw:shadow-color="#808080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80</text:span>. <text:span text:style-name="T3">Inheritance</text:span></text:p>
      <text:p text:style-name="P7"/>
      <text:p text:style-name="P32">Objectives</text:p>
      <text:list xml:id="list3559314382" text:style-name="L1">
        <text:list-header>
          <text:p text:style-name="P292"/>
        </text:list-header>
        <text:list-item>
          <text:p text:style-name="P292">Understand inheritance</text:p>
        </text:list-item>
        <text:list-item>
          <text:p text:style-name="P292">Understand how to call the constructor of the superclass</text:p>
        </text:list-item>
        <text:list-item>
          <text:p text:style-name="P292">Understand how the destructor of the superclass is called</text:p>
        </text:list-item>
        <text:list-item>
          <text:p text:style-name="P292">Understand how a method can hide a method of the same signature in the superclass</text:p>
        </text:list-item>
        <text:list-item>
          <text:p text:style-name="P292">Understand how a <text:span text:style-name="T168">member variable</text:span> can hide a <text:span text:style-name="T168">member variable </text:span>in the superclass</text:p>
        </text:list-item>
        <text:list-item>
          <text:p text:style-name="P292">Understand how to call a hidden method in the superclass</text:p>
        </text:list-item>
        <text:list-item>
          <text:p text:style-name="P293">Understand how names are found by the compiler in an inheritance hierarchy</text:p>
        </text:list-item>
        <text:list-item>
          <text:p text:style-name="P292">Understand the difference between composition and inheritance</text:p>
        </text:list-item>
        <text:list-item>
          <text:p text:style-name="P293">Understand how to choose between composition and inheritance</text:p>
        </text:list-item>
        <text:list-item>
          <text:p text:style-name="P292">Understand multiple inheritance</text:p>
        </text:list-item>
        <text:list-item>
          <text:p text:style-name="P292">Understand protected members</text:p>
        </text:list-item>
        <text:list-item>
          <text:p text:style-name="P294">Understand public, protected, and private inheritance</text:p>
        </text:list-item>
      </text:list>
      <text:p text:style-name="P74">The problem</text:p>
      <text:p text:style-name="P53"/>
      <text:p text:style-name="P30">Instead of working with classes (and their objects) alone, we can work with a hierarchy of classes. Why do we want to do this? To improve “re-use”. </text:p>
      <text:p text:style-name="P30"/>
      <text:p text:style-name="P35"><text:span text:style-name="T31">For instance: Suppose you have an </text:span><text:span text:style-name="T63">Employee</text:span><text:span text:style-name="T31"> class and you want to create a </text:span><text:span text:style-name="T73">M</text:span><text:span text:style-name="T63">anager</text:span><text:span text:style-name="T31"> class. A manager </text:span><text:span text:style-name="T32">is an</text:span><text:span text:style-name="T31"> employee -- </text:span><text:span text:style-name="T45">e</text:span><text:span text:style-name="T31">verything i</text:span><text:span text:style-name="T33">n the </text:span><text:span text:style-name="T74">Employee</text:span><text:span text:style-name="T33"> class should be in the </text:span><text:span text:style-name="T74">Manager</text:span><text:span text:style-name="T33"> class. For instance </text:span><text:span text:style-name="T44">an </text:span><text:span text:style-name="T74">Employee</text:span><text:span text:style-name="T33"> might have a last name, </text:span><text:span text:style-name="T74">Manager</text:span><text:span text:style-name="T33"> should have a last name too.</text:span></text:p>
      <text:p text:style-name="P34"/>
      <text:p text:style-name="P9">You basically want the <text:span text:style-name="T63">Manager</text:span> class to have all the member variables and methods of the <text:span text:style-name="T63">Employee</text:span> class. <text:span text:style-name="T122">Of course you can copy-and-paste the code from the </text:span><text:span text:style-name="T63">Employe</text:span><text:span text:style-name="T75">e </text:span><text:span text:style-name="T122">class into the </text:span><text:span text:style-name="T75">Manager </text:span><text:span text:style-name="T122">class:</text:span></text:p>
      <table:table table:name="Table38" table:style-name="Table38">
        <table:table-column table:style-name="Table38.A"/>
        <table:table-row table:style-name="TableLine1553027895808">
          <table:table-cell table:style-name="Table38.A1" office:value-type="string">
            <text:p text:style-name="P170"><draw:rect text:anchor-type="paragraph" draw:z-index="0" draw:name="Shape1" draw:style-name="gr32" draw:text-style-name="P320" svg:width="1.426in" svg:height="0.5961in" svg:x="4.9866in" svg:y="1.3201in"><text:p text:style-name="P319"><text:span text:style-name="T199">Copy-and-paste??</text:span></text:p></draw:rect>class Employee</text:p>
            <text:p text:style-name="P170">{</text:p>
            <text:p text:style-name="P189">public:</text:p>
            <text:p text:style-name="P189"><text:s text:c="4"/>... </text:p>
            <text:p text:style-name="P189"><draw:polyline text:anchor-type="paragraph" draw:z-index="1" draw:name="Shape2" draw:style-name="gr25" draw:text-style-name="P316" svg:width="4.4453in" svg:height="1.7638in" draw:transform="skewX (-1.11962871515436) rotate (-3.06584536405324) translate (8.4322196961722in 1.52124467430239in)" svg:viewBox="0 0 11292 4481" draw:points="2259,4481 0,4263 9123,0 11292,195"><text:p/></draw:polyline><text:s text:c="4"/>std::string get_firstname();</text:p>
            <text:p text:style-name="P189"><text:s text:c="4"/>void set_firstname(const std::string &amp;);</text:p>
            <text:p text:style-name="P189">private:</text:p>
            <text:p text:style-name="P189"><text:s text:c="4"/>std::string firstname;</text:p>
            <text:p text:style-name="P189"><text:s text:c="4"/>...</text:p>
            <text:p text:style-name="P170">};</text:p>
            <text:p text:style-name="P170"/>
            <text:p text:style-name="P170">class Manager</text:p>
            <text:p text:style-name="P170">{ </text:p>
            <text:p text:style-name="P189">public:</text:p>
            <text:p text:style-name="P189"><text:s text:c="4"/>... </text:p>
            <text:p text:style-name="P189"><text:s text:c="4"/>std::string get_firstname();</text:p>
            <text:p text:style-name="P189"><text:s text:c="4"/>void set_firstname(const std::string &amp;);</text:p>
            <text:p text:style-name="P189"><text:s text:c="4"/>// <text:span text:style-name="T123">other stuff not from Employee class</text:span></text:p>
            <text:p text:style-name="P189"><text:s text:c="4"/>...</text:p>
            <text:p text:style-name="P189">private:</text:p>
            <text:p text:style-name="P189"><text:s text:c="4"/>std::string firstname;</text:p>
            <text:p text:style-name="P190"><text:s text:c="4"/>// <text:span text:style-name="T123">other stuff not from Employee class</text:span></text:p>
            <text:p text:style-name="P189"><text:s text:c="4"/>... <text:s/></text:p>
            <text:p text:style-name="P170">};</text:p>
          </table:table-cell>
        </table:table-row>
      </table:table>
      <text:p text:style-name="P15">Of course you would expect the <text:span text:style-name="T63">Manager</text:span> class to contain more things than the <text:span text:style-name="T63">Employee</text:span> class. For instance <text:span text:style-name="T123">in the company where the above software is written, </text:span>a manager <text:span text:style-name="T123">might have a secretary while non-managers do not.</text:span></text:p>
      <text:p text:style-name="P9"/>
      <text:p text:style-name="P16"><text:span text:style-name="T125">W</text:span>e don’t like to <text:span text:style-name="T125">duplicate </text:span>code. If you need to modify the code from the <text:span text:style-name="T63">Employee</text:span> class, then you also need to modify the same code in the <text:span text:style-name="T63">Manager</text:span> class. And if code in the <text:span text:style-name="T63">Employee</text:span> class is used in 10 <text:span text:style-name="T125">other </text:span>classes, the maintenance work on code would be horrific.</text:p>
      <text:p text:style-name="P16"/>
      <text:p text:style-name="P16">What should we do?</text:p>
      <text:p text:style-name="P16"/>
      <text:p text:style-name="P9"/>
      <text:p text:style-name="P77">Inheritance</text:p>
      <text:p text:style-name="P10"/>
      <text:p text:style-name="P10"><text:span text:style-name="T123">The solution is to use </text:span><text:span text:style-name="T105">inheritance</text:span><text:span text:style-name="T123">!!!</text:span></text:p>
      <text:p text:style-name="P10"/>
      <text:p text:style-name="P17">The general idea is very simple: <text:span text:style-name="T124">Basically C++ allows </text:span>you<text:span text:style-name="T124"> to define a class </text:span>so that it will have <text:span text:style-name="T124">all </text:span><text:span text:style-name="T194">the </text:span><text:span text:style-name="T124">“features” o</text:span>f another. </text:p>
      <text:p text:style-name="P17"/>
      <text:p text:style-name="P17">That’s all. BUT … there is <text:span text:style-name="T103">a lot</text:span> of details beyond the general idea of inheritance. So <text:span text:style-name="T103">pay attention</text:span>.</text:p>
      <text:p text:style-name="P36"/>
      <text:p text:style-name="P8">Here is the basic syntax <text:span text:style-name="T125">to get a class to inherit “features” from another class:</text:span></text:p>
      <table:table table:name="Table1" table:style-name="Table1">
        <table:table-column table:style-name="Table1.A"/>
        <table:table-row table:style-name="TableLine1553027853104">
          <table:table-cell table:style-name="Table1.A1" office:value-type="string">
            <text:p text:style-name="P169">class Employee</text:p>
            <text:p text:style-name="P169">{ ... };</text:p>
            <text:p text:style-name="P169">class Manager: <text:span text:style-name="T12">public Employee</text:span></text:p>
            <text:p text:style-name="P169">{ ... };</text:p>
          </table:table-cell>
        </table:table-row>
      </table:table>
      <text:p text:style-name="P36"/>
      <text:p text:style-name="P37"><text:span text:style-name="T31">This is called </text:span><text:span text:style-name="T34">public </text:span><text:span text:style-name="T35">i</text:span><text:span text:style-name="T34">nheritance</text:span><text:span text:style-name="T31">, i.e., the </text:span><text:span text:style-name="T63">Manager</text:span><text:span text:style-name="T31"> class </text:span><text:span text:style-name="T32">inherits</text:span><text:span text:style-name="T31"> everything (i.e. member variables and methods) o</text:span><text:span text:style-name="T43">f</text:span><text:span text:style-name="T31"> the </text:span><text:span text:style-name="T63">Employee</text:span><text:span text:style-name="T31"> class </text:span><text:span text:style-name="T46">in the sense that the </text:span><text:span text:style-name="T76">Manager</text:span><text:span text:style-name="T46"> class will have all the features (member variables and methods) from the </text:span><text:span text:style-name="T76">Employee</text:span><text:span text:style-name="T46"> class.</text:span></text:p>
      <text:p text:style-name="P37"/>
      <text:p text:style-name="P18">Here is some basic terminology that you must know:</text:p>
      <text:list xml:id="list515070231" text:style-name="L2">
        <text:list-item>
          <text:p text:style-name="P296"><text:span text:style-name="T67">Employee</text:span><text:span text:style-name="T39"> is the </text:span><text:span text:style-name="T36">parent class</text:span><text:span text:style-name="T39"> or the </text:span><text:span text:style-name="T36">superclass</text:span><text:span text:style-name="T39"> and </text:span><text:span text:style-name="T67">Manager</text:span><text:span text:style-name="T39"> is the </text:span><text:span text:style-name="T36">child class</text:span><text:span text:style-name="T39"> or the </text:span><text:span text:style-name="T36">subclass</text:span><text:span text:style-name="T39">.</text:span></text:p>
        </text:list-item>
        <text:list-item>
          <text:p text:style-name="P296"><text:span text:style-name="T67">Manager</text:span><text:span text:style-name="T39"> is </text:span><text:span text:style-name="T36">derived</text:span><text:span text:style-name="T39"> from </text:span><text:span text:style-name="T67">Employee</text:span><text:span text:style-name="T39"> or </text:span><text:span text:style-name="T67">Manager</text:span><text:span text:style-name="T39"> is a </text:span><text:span text:style-name="T36">derived subclass</text:span><text:span text:style-name="T39"> of </text:span><text:span text:style-name="T67">Employee</text:span><text:span text:style-name="T39">.</text:span></text:p>
        </text:list-item>
      </text:list>
      <text:p text:style-name="P37"/>
      <text:p text:style-name="P11"><text:span text:style-name="T3">I’m going to use the following very</text:span> simple example <text:span text:style-name="T3">to illustrate important principles when working with inheritance.</text:span></text:p>
      <text:list xml:id="list3669356031" text:style-name="L3">
        <text:list-item>
          <text:p text:style-name="P297"><text:span text:style-name="T39">The parent class </text:span><text:span text:style-name="T67">P</text:span><text:span text:style-name="T39"> has the integer </text:span><text:span text:style-name="T42">member</text:span><text:span text:style-name="T39"> </text:span><text:span text:style-name="T67">x_</text:span><text:span text:style-name="T39"> together with </text:span><text:span text:style-name="T67">get_x</text:span><text:span text:style-name="T39"> and </text:span><text:span text:style-name="T67">set_x</text:span><text:span text:style-name="T39"> methods.</text:span></text:p>
        </text:list-item>
        <text:list-item>
          <text:p text:style-name="P297"><text:span text:style-name="T39">The child class </text:span><text:span text:style-name="T67">C</text:span><text:span text:style-name="T39"> has an integer </text:span><text:span text:style-name="T42">member </text:span><text:span text:style-name="T67">y_</text:span><text:span text:style-name="T39"> together with </text:span><text:span text:style-name="T67">get_y</text:span><text:span text:style-name="T39"> and </text:span><text:span text:style-name="T67">set_y</text:span><text:span text:style-name="T39"> methods.</text:span></text:p>
        </text:list-item>
      </text:list>
      <text:p text:style-name="P12">I don't have to tell you ... run it. </text:p>
      <text:p text:style-name="P31"/>
      <text:p text:style-name="P12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71">#include &lt;iostream&gt;</text:p>
            <text:p text:style-name="P171"/>
            <text:p text:style-name="P172"><draw:frame text:anchor-type="paragraph" draw:z-index="46" draw:name="Shape8" draw:style-name="gr14" draw:text-style-name="P311" svg:width="1.5567in" svg:height="0.6843in" svg:x="5.102in" svg:y="0.1807in"><draw:text-box><text:p><text:span text:style-name="T197"><text:s/></text:span><text:span text:style-name="T197">I’m putting the methods <text:s text:c="2"/>in one line so that we <text:s text:c="2"/></text:span></text:p><text:p><text:span text:style-name="T197"><text:s/></text:span><text:span text:style-name="T197">don’t have to page up </text:span></text:p><text:p><text:span text:style-name="T197"><text:s/></text:span><text:span text:style-name="T197">and down.</text:span></text:p></draw:text-box></draw:frame>class P </text:p>
            <text:p text:style-name="P172">{</text:p>
            <text:p text:style-name="P171">public: </text:p>
            <text:p text:style-name="P172"><text:s text:c="4"/>P() : x_(<text:span text:style-name="T126">1</text:span>) {}</text:p>
            <text:p text:style-name="P172"><text:s text:c="4"/>int get_x() <text:span text:style-name="T109">const </text:span>{ return x_; }</text:p>
            <text:p text:style-name="P172"><text:s text:c="4"/>void set_x(int x) { x_ = x; }</text:p>
            <text:p text:style-name="P171">private:</text:p>
            <text:p text:style-name="P171"><text:s text:c="4"/>int x_;</text:p>
            <text:p text:style-name="P171">};</text:p>
            <text:p text:style-name="P171"/>
            <text:p text:style-name="P172">class C : public P </text:p>
            <text:p text:style-name="P172">{</text:p>
            <text:p text:style-name="P171">public:</text:p>
            <text:p text:style-name="P172"><text:s text:c="4"/>C() : y_(<text:span text:style-name="T126">2</text:span>) {}</text:p>
            <text:p text:style-name="P172"><text:s text:c="4"/>int get_y() <text:span text:style-name="T109">const </text:span>{ return y_; }</text:p>
            <text:p text:style-name="P172"><text:s text:c="4"/>void set_y(int y) { y_ = y; }</text:p>
            <text:p text:style-name="P171">private:</text:p>
            <text:p text:style-name="P171"><text:s text:c="4"/>int y_;</text:p>
            <text:p text:style-name="P171">};</text:p>
            <text:p text:style-name="P171"/>
            <text:p text:style-name="P172">int main() </text:p>
            <text:p text:style-name="P172">{</text:p>
            <text:p text:style-name="P171"><text:s text:c="4"/>C c;</text:p>
            <text:p text:style-name="P171"><text:s text:c="4"/>std::cout &lt;&lt; "c.x_ =" &lt;&lt; c.get_x() &lt;&lt; ", "</text:p>
            <text:p text:style-name="P171"><text:s text:c="14"/>&lt;&lt; "c.y_ =" &lt;&lt; c.get_y() &lt;&lt; '\n';</text:p>
            <text:p text:style-name="P171"><text:s text:c="4"/>return 0;</text:p>
            <text:p text:style-name="P171">}</text:p>
          </table:table-cell>
        </table:table-row>
      </table:table>
      <text:p text:style-name="P37"/>
      <text:p text:style-name="P38"><text:span text:style-name="T43">N</text:span><text:span text:style-name="T31">otice that the </text:span><text:span text:style-name="T63">c</text:span><text:span text:style-name="T31"> object of </text:span><text:span text:style-name="T52">c</text:span><text:span text:style-name="T31">lass </text:span><text:span text:style-name="T63">C</text:span><text:span text:style-name="T31"> inherits </text:span><text:span text:style-name="T63">x_</text:span><text:span text:style-name="T31">, </text:span><text:span text:style-name="T63">get_x</text:span><text:span text:style-name="T31">, and </text:span><text:span text:style-name="T63">set_x</text:span><text:span text:style-name="T31"> from </text:span><text:span text:style-name="T63">P</text:span><text:span text:style-name="T31">. </text:span><text:span text:style-name="T47">That’s why you can execute </text:span><text:span text:style-name="T78">c.get_</text:span><text:span text:style-name="T86">x</text:span><text:span text:style-name="T78">()</text:span><text:span text:style-name="T47"> even though class </text:span><text:span text:style-name="T78">C</text:span><text:span text:style-name="T47"> does not have a </text:span><text:span text:style-name="T78">get_</text:span><text:span text:style-name="T86">x</text:span><text:span text:style-name="T78">()</text:span><text:span text:style-name="T47"> method.</text:span></text:p>
      <text:p text:style-name="P20"/>
      <text:p text:style-name="P19">Make sure you keep the above code handy since I’ll <text:span text:style-name="T194">be</text:span> using this again and again in this set of notes. I’m going to call the above program our “Basic Example”.</text:p>
      <text:p text:style-name="P20"/>
      <text:p text:style-name="P20"/>
      <text:p text:style-name="P42"><text:span text:style-name="T37">Exercise.</text:span><text:span text:style-name="T31"> Get rid of the inheritance clause in our Basic Example: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173">...</text:p>
            <text:p text:style-name="P173"/>
            <text:p text:style-name="P173">class P </text:p>
            <text:p text:style-name="P173">{</text:p>
            <text:p text:style-name="P173"><text:s text:c="4"/>...</text:p>
            <text:p text:style-name="P173">};</text:p>
            <text:p text:style-name="P173"/>
            <text:p text:style-name="P173">class C <text:span text:style-name="T113">: public P</text:span> </text:p>
            <text:p text:style-name="P173">{</text:p>
            <text:p text:style-name="P173"><text:s text:c="4"/>...</text:p>
            <text:p text:style-name="P173">};</text:p>
          </table:table-cell>
        </table:table-row>
      </table:table>
      <text:p text:style-name="P43"><text:span text:style-name="T31">and compile your code again. See the error? </text:span><text:span text:style-name="T48">Now you cannot execute </text:span><text:span text:style-name="T72">c.get_x()</text:span><text:span text:style-name="T131">. </text:span><text:span text:style-name="T31">READ the error message carefully. </text:span><text:span text:style-name="T146">So we see that object </text:span><text:span text:style-name="T80">c</text:span><text:span text:style-name="T146"> </text:span><text:soft-page-break/><text:span text:style-name="T146">does seem to have the </text:span><text:span text:style-name="T80">get_x</text:span><text:span text:style-name="T146"> method! </text:span><text:span text:style-name="T50">(Put the “</text:span><text:span text:style-name="T82">: public P</text:span><text:span text:style-name="T50">” back into the code after you’re done with this exercise.)</text:span></text:p>
      <text:p text:style-name="P44"/>
      <text:p text:style-name="P44"/>
      <text:p text:style-name="P44"><text:span text:style-name="T24">Exercise.</text:span> Does <text:span text:style-name="T63">c</text:span> have the <text:span text:style-name="T63">set_x</text:span> method? How would you check that?</text:p>
      <text:p text:style-name="P44"/>
      <text:p text:style-name="P45"><text:span text:style-name="T24">Exercise.</text:span> Does <text:span text:style-name="T63">c</text:span> have the <text:span text:style-name="T63">x_</text:span> <text:span text:style-name="T147">member variable</text:span>? How would you check that? <text:span text:style-name="T147">(Make </text:span><text:span text:style-name="T63">x_</text:span><text:span text:style-name="T129"> </text:span><text:span text:style-name="T132">public and print </text:span><text:span text:style-name="T81">c.x_</text:span><text:span text:style-name="T132"> in </text:span><text:span text:style-name="T81">main()</text:span><text:span text:style-name="T132">.)</text:span></text:p>
      <text:p text:style-name="P22"/>
      <text:p text:style-name="P22"/>
      <text:p text:style-name="P14">So <text:span text:style-name="T63">C</text:span> seems to have a “copy” of <text:span text:style-name="T63">P</text:span>'s declaration in it. Is that so? <text:span text:style-name="T126">There are lots of other questions:</text:span></text:p>
      <text:list xml:id="list456818485" text:style-name="L4">
        <text:list-item>
          <text:p text:style-name="P298"><text:span text:style-name="T40">What about the private section of </text:span><text:span text:style-name="T69">P</text:span><text:span text:style-name="T40">? Can </text:span><text:span text:style-name="T69">C</text:span><text:span text:style-name="T40"> define methods to access the private members of </text:span><text:span text:style-name="T69">P</text:span><text:span text:style-name="T40">? </text:span><text:span text:style-name="T41">If inheritance is a message to the compiler to “copy-and-paste” code from </text:span><text:span text:style-name="T69">P </text:span><text:span text:style-name="T41">to </text:span><text:span text:style-name="T69">C</text:span><text:span text:style-name="T41">, then surely methods in </text:span><text:span text:style-name="T69">C </text:span><text:span text:style-name="T41">can access the private members of </text:span><text:span text:style-name="T69">P</text:span><text:span text:style-name="T41">. Is that so?</text:span></text:p>
        </text:list-item>
        <text:list-item>
          <text:p text:style-name="P298"><text:span text:style-name="T40">Also, what if </text:span><text:span text:style-name="T69">C</text:span><text:span text:style-name="T40"> uses some features of </text:span><text:span text:style-name="T69">P</text:span><text:span text:style-name="T40"> but not all – and in fact some features need to be modified. What can we do?</text:span></text:p>
        </text:list-item>
        <text:list-item>
          <text:p text:style-name="P298"><text:span text:style-name="T40">What about constructor? </text:span><text:span text:style-name="T41">Clearly</text:span><text:span text:style-name="T40"> </text:span><text:span text:style-name="T69">P::P()</text:span><text:span text:style-name="T40"> constructor </text:span><text:span text:style-name="T41">was</text:span><text:span text:style-name="T40"> called </text:span><text:span text:style-name="T41">since in the above experiment </text:span><text:span text:style-name="T68">x_ </text:span><text:span text:style-name="T41">is clearly 1</text:span><text:span text:style-name="T40">. Can we call </text:span><text:span text:style-name="T41">a</text:span><text:span text:style-name="T40"> </text:span><text:span text:style-name="T41">parent </text:span><text:span text:style-name="T40">constructor explicitly </text:span><text:span text:style-name="T41">so that we can initialize the </text:span><text:span text:style-name="T68">x_</text:span><text:span text:style-name="T40">? </text:span></text:p>
        </text:list-item>
        <text:list-item>
          <text:p text:style-name="P295">What about object destruction?</text:p>
        </text:list-item>
        <text:list-item>
          <text:p text:style-name="P299"><text:span text:style-name="T40">E</text:span><text:span text:style-name="T38">tc., etc., etc.!!!</text:span></text:p>
        </text:list-item>
      </text:list>
      <text:p text:style-name="P39"/>
      <text:p text:style-name="P39"/>
      <text:p text:style-name="P29"><text:span text:style-name="T24">Exercise.</text:span> The inheritance stack can be as tall as you like. Create a class <text:span text:style-name="T63">G</text:span> (“grandparent”) with integer member <text:span text:style-name="T63">z_</text:span> and with <text:span text:style-name="T63">get_z</text:span> and <text:span text:style-name="T63">set_z</text:span> method. Let the default constructor of <text:span text:style-name="T63">G</text:span> in<text:span text:style-name="T194">i</text:span>tial<text:span text:style-name="T194">ize</text:span> <text:span text:style-name="T63">z_</text:span> to <text:span text:style-name="T63">42</text:span>. Let class <text:span text:style-name="T63">P</text:span> inherit class <text:span text:style-name="T63">G</text:span>. In <text:span text:style-name="T63">main()</text:span>, <text:span text:style-name="T152">print the value of </text:span><text:span text:style-name="T85">c.z_</text:span><text:span text:style-name="T139">.</text:span></text:p>
      <text:p text:style-name="P76">Inheritance is not copy-and-paste of code!</text:p>
      <text:p text:style-name="P33"/>
      <text:p text:style-name="P19">It’s really important to understand <text:span text:style-name="T147">that inheritance is not a copy-and-paste of code from the parent class to the child class. Inheritance is not like your “</text:span><text:span text:style-name="T79">#include</text:span><text:span text:style-name="T145">” business.</text:span></text:p>
      <text:p text:style-name="P19"/>
      <text:p text:style-name="P46"><text:span text:style-name="T31">Here’s how you should visualize objects created from a class that’s a child class. Look at our Basic Example code again. We have a </text:span><text:span text:style-name="T63">c</text:span><text:span text:style-name="T31"> object declared with class </text:span><text:span text:style-name="T63">C</text:span><text:span text:style-name="T31"> which inherits class </text:span><text:span text:style-name="T63">P</text:span><text:span text:style-name="T31">. The object </text:span><text:span text:style-name="T63">c</text:span><text:span text:style-name="T31"> has member </text:span><text:span text:style-name="T63">y_</text:span><text:span text:style-name="T31">, </text:span><text:span text:style-name="T63">get_y</text:span><text:span text:style-name="T31">, and </text:span><text:span text:style-name="T63">set_y</text:span><text:span text:style-name="T31"> </text:span><text:span text:style-name="T49">since the type of </text:span><text:span text:style-name="T80">c</text:span><text:span text:style-name="T49"> is class </text:span><text:span text:style-name="T80">C</text:span><text:span text:style-name="T49">. From the experiments in the previous section, we see that </text:span><text:span text:style-name="T80">c</text:span><text:span text:style-name="T49"> also has </text:span><text:span text:style-name="T80">g</text:span><text:span text:style-name="T81">x_</text:span><text:span text:style-name="T132">, </text:span><text:span text:style-name="T81">g</text:span><text:span text:style-name="T80">et_</text:span><text:span text:style-name="T81">x</text:span><text:span text:style-name="T132">,</text:span><text:span text:style-name="T133"> </text:span><text:span text:style-name="T49">and </text:span><text:span text:style-name="T80">set_</text:span><text:span text:style-name="T81">x</text:span><text:span text:style-name="T49"> from its parent </text:span><text:span text:style-name="T80">P</text:span><text:span text:style-name="T49">.</text:span></text:p>
      <text:p text:style-name="P21"/>
      <text:p text:style-name="P23">Here’s a picture to keep in mind. First here’s a diagram of our classes:</text:p>
      <text:p text:style-name="P23"><draw:g text:anchor-type="paragraph" draw:z-index="2" draw:name="Shape3" draw:style-name="gr1"><draw:frame draw:name="Shape2" draw:style-name="gr22" draw:text-style-name="P311" svg:width="0.574in" svg:height="0.4453in" svg:x="1.1917in" svg:y="0.2402in"><draw:text-box><text:p text:style-name="P305"><text:span text:style-name="T197">P</text:span></text:p></draw:text-box></draw:frame><draw:frame draw:name="Shape2" draw:style-name="gr22" draw:text-style-name="P311" svg:width="0.574in" svg:height="0.4453in" svg:x="1.1917in" svg:y="1.1291in"><draw:text-box><text:p text:style-name="P305"><text:span text:style-name="T197">C</text:span></text:p></draw:text-box></draw:frame><draw:custom-shape draw:name="Shape1" draw:style-name="gr23" draw:text-style-name="P310" svg:width="0.1161in" svg:height="0.1433in" svg:x="1.4236in" svg:y="0.6882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" draw:style-name="gr6" draw:text-style-name="P305" svg:x1="1.4791in" svg:y1="0.8311in" svg:x2="1.4736in" svg:y2="1.1291in"><text:p/></draw:lin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Each box represents the class. The arrow describes the inheritance relationship between the two classes. (This is the so-called class diagram from UML. I’m simplifying it a little – see previous notes for details on what to draw inside the boxes.) We created <text:span text:style-name="T149">an </text:span>object <text:span text:style-name="T63">c</text:span> from class <text:span text:style-name="T63">C</text:span>. So <text:span text:style-name="T148">informally </text:span>I’ll draw it this way:</text:p>
      <text:p text:style-name="P23"><draw:g text:anchor-type="paragraph" draw:z-index="3" draw:name="Shape4" draw:style-name="gr1"><draw:frame draw:name="Shape2" draw:style-name="gr22" draw:text-style-name="P309" svg:width="0.574in" svg:height="0.4453in" svg:x="1.1917in" svg:y="0.2402in"><draw:text-box><text:p text:style-name="P305"><text:span text:style-name="T196">P</text:span></text:p></draw:text-box></draw:frame><draw:frame draw:name="Shape2" draw:style-name="gr22" draw:text-style-name="P309" svg:width="0.574in" svg:height="0.4453in" svg:x="1.1917in" svg:y="1.1291in"><draw:text-box><text:p text:style-name="P305"><text:span text:style-name="T196">C</text:span></text:p></draw:text-box></draw:frame><draw:custom-shape draw:name="Shape1" draw:style-name="gr23" draw:text-style-name="P310" svg:width="0.1161in" svg:height="0.1433in" svg:x="1.4236in" svg:y="0.6882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" draw:style-name="gr6" draw:text-style-name="P305" svg:x1="1.4791in" svg:y1="0.8311in" svg:x2="1.4736in" svg:y2="1.1291in"><text:p/></draw:line></draw:g><draw:custom-shape text:anchor-type="paragraph" draw:z-index="4" draw:name="Shape1" draw:style-name="gr31" draw:text-style-name="P310" svg:width="1.2913in" svg:height="0.6685in" svg:x="2.2516in" svg:y="1.4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2" draw:style-name="gr30" draw:text-style-name="P305" svg:x1="1.7654in" svg:y1="1.4465in" svg:x2="2.2898in" svg:y2="1.6394in"><text:p/></draw:line><draw:frame text:anchor-type="paragraph" draw:z-index="6" draw:name="Shape3" draw:style-name="gr29" draw:text-style-name="P309" svg:width="0.1106in" svg:height="0.1587in" svg:x="2.3063in" svg:y="1.3417in"><draw:text-box><text:p><text:span text:style-name="T196">c</text:span></text:p></draw:text-box></draw:frame><draw:frame text:anchor-type="paragraph" draw:z-index="7" draw:name="Shape4" draw:style-name="gr28" draw:text-style-name="P309" svg:width="0.4587in" svg:height="0.3843in" svg:x="2.4992in" svg:y="1.5689in"><draw:text-box><text:p><text:span text:style-name="T196">y_</text:span></text:p></draw:text-box></draw:frame><draw:frame text:anchor-type="paragraph" draw:z-index="8" draw:name="Shape4" draw:style-name="gr28" draw:text-style-name="P309" svg:width="0.4587in" svg:height="0.3843in" svg:x="2.8799in" svg:y="1.5689in"><draw:text-box><text:p><text:span text:style-name="T196">get_y</text:span></text:p></draw:text-box></draw:frame><draw:frame text:anchor-type="paragraph" draw:z-index="9" draw:name="Shape4" draw:style-name="gr28" draw:text-style-name="P309" svg:width="0.4587in" svg:height="0.3843in" svg:x="2.7374in" svg:y="1.8008in"><draw:text-box><text:p><text:span text:style-name="T196">set_y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149">We also know that through inheritance, </text:span><text:span text:style-name="T82">c</text:span><text:span text:style-name="T149"> also has </text:span><text:span text:style-name="T82">x_</text:span><text:span text:style-name="T149">, </text:span><text:span text:style-name="T82">get_x</text:span><text:span text:style-name="T149">, and </text:span><text:span text:style-name="T82">set_x</text:span><text:span text:style-name="T149">. </text:span>So where’s <text:span text:style-name="T82">c.</text:span><text:span text:style-name="T63">x_</text:span>, <text:span text:style-name="T82">c.</text:span><text:span text:style-name="T63">get_x</text:span>, and <text:span text:style-name="T82">c.</text:span><text:span text:style-name="T63">set_x</text:span><text:span text:style-name="T129">?</text:span></text:p>
      <text:p text:style-name="P61"/>
      <text:p text:style-name="P25"><text:span text:style-name="T129">Now if you think of </text:span><text:span text:style-name="T63">c.</text:span><text:span text:style-name="T83">x_</text:span><text:span text:style-name="T148">, </text:span><text:span text:style-name="T63">c.</text:span><text:span text:style-name="T83">get_x</text:span><text:span text:style-name="T148">, and </text:span><text:span text:style-name="T63">c.</text:span><text:span text:style-name="T83">set_x</text:span><text:span text:style-name="T135"> </text:span><text:span text:style-name="T129">in the same bag of things like this:</text:span></text:p>
      <text:p text:style-name="P70"/>
      <text:p text:style-name="P70"/>
      <text:p text:style-name="P70"/>
      <text:p text:style-name="P70"><text:soft-page-break/></text:p>
      <text:p text:style-name="P70"><draw:g text:anchor-type="paragraph" draw:z-index="10" draw:name="Shape5" draw:style-name="gr1"><draw:frame draw:name="Shape2" draw:style-name="gr22" draw:text-style-name="P309" svg:width="0.574in" svg:height="0.4453in" svg:x="1.1917in" svg:y="0.0189in"><draw:text-box><text:p text:style-name="P305"><text:span text:style-name="T196">P</text:span></text:p></draw:text-box></draw:frame><draw:frame draw:name="Shape2" draw:style-name="gr22" draw:text-style-name="P309" svg:width="0.574in" svg:height="0.4453in" svg:x="1.1917in" svg:y="0.9079in"><draw:text-box><text:p text:style-name="P305"><text:span text:style-name="T196">C</text:span></text:p></draw:text-box></draw:frame><draw:custom-shape draw:name="Shape1" draw:style-name="gr23" draw:text-style-name="P310" svg:width="0.1161in" svg:height="0.1433in" svg:x="1.4236in" svg:y="0.466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" draw:style-name="gr6" draw:text-style-name="P305" svg:x1="1.4791in" svg:y1="0.6098in" svg:x2="1.4736in" svg:y2="0.9079in"><text:p/></draw:line></draw:g><draw:custom-shape text:anchor-type="paragraph" draw:z-index="11" draw:name="Shape1" draw:style-name="gr31" draw:text-style-name="P310" svg:width="1.2913in" svg:height="0.6685in" svg:x="2.2516in" svg:y="1.1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2" draw:style-name="gr30" draw:text-style-name="P305" svg:x1="1.7654in" svg:y1="1.2252in" svg:x2="2.2898in" svg:y2="1.4181in"><text:p/></draw:line><draw:frame text:anchor-type="paragraph" draw:z-index="13" draw:name="Shape3" draw:style-name="gr29" draw:text-style-name="P309" svg:width="0.1106in" svg:height="0.1587in" svg:x="2.3063in" svg:y="1.1201in"><draw:text-box><text:p><text:span text:style-name="T196">c</text:span></text:p></draw:text-box></draw:frame><draw:frame text:anchor-type="paragraph" draw:z-index="14" draw:name="Shape4" draw:style-name="gr28" draw:text-style-name="P309" svg:width="0.4587in" svg:height="0.3843in" svg:x="2.4992in" svg:y="1.3472in"><draw:text-box><text:p><text:span text:style-name="T196">y_</text:span></text:p></draw:text-box></draw:frame><draw:frame text:anchor-type="paragraph" draw:z-index="15" draw:name="Shape4" draw:style-name="gr28" draw:text-style-name="P309" svg:width="0.4587in" svg:height="0.3843in" svg:x="2.8799in" svg:y="1.3752in"><draw:text-box><text:p><text:span text:style-name="T196">get_y</text:span></text:p></draw:text-box></draw:frame><draw:frame text:anchor-type="paragraph" draw:z-index="16" draw:name="Shape4" draw:style-name="gr28" draw:text-style-name="P309" svg:width="0.4587in" svg:height="0.3843in" svg:x="2.6543in" svg:y="1.6563in"><draw:text-box><text:p><text:span text:style-name="T196">set_y</text:span></text:p></draw:text-box></draw:frame><draw:frame text:anchor-type="paragraph" draw:z-index="17" draw:name="Shape4" draw:style-name="gr28" draw:text-style-name="P309" svg:width="0.4587in" svg:height="0.3843in" svg:x="2.361in" svg:y="1.4701in"><draw:text-box><text:p><text:span text:style-name="T196">x_</text:span></text:p></draw:text-box></draw:frame><draw:frame text:anchor-type="paragraph" draw:z-index="18" draw:name="Shape4" draw:style-name="gr28" draw:text-style-name="P309" svg:width="0.4587in" svg:height="0.3843in" svg:x="2.9917in" svg:y="1.5146in"><draw:text-box><text:p><text:span text:style-name="T196">get_x</text:span></text:p></draw:text-box></draw:frame><draw:frame text:anchor-type="paragraph" draw:z-index="19" draw:name="Shape4" draw:style-name="gr28" draw:text-style-name="P309" svg:width="0.4587in" svg:height="0.3843in" svg:x="2.7035in" svg:y="1.2252in"><draw:text-box><text:p><text:span text:style-name="T196">set_x</text:span></text:p></draw:text-box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47"><text:span text:style-name="T129">then you would be surprised by the following experiment: Add an integer member variable to class </text:span><text:span text:style-name="T63">C</text:span><text:span text:style-name="T129">:</text:span>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174">#include &lt;iostream&gt;</text:p>
            <text:p text:style-name="P174"/>
            <text:p text:style-name="P174">class P </text:p>
            <text:p text:style-name="P174">{</text:p>
            <text:p text:style-name="P174">public: </text:p>
            <text:p text:style-name="P174"><text:s text:c="4"/>P() : x_(<text:span text:style-name="T126">1</text:span>) {}</text:p>
            <text:p text:style-name="P174"><text:s text:c="4"/>int get_x() <text:span text:style-name="T109">const </text:span>{ return x_; }</text:p>
            <text:p text:style-name="P174"><text:s text:c="4"/>void set_x(int x) { x_ = x; }</text:p>
            <text:p text:style-name="P174">private:</text:p>
            <text:p text:style-name="P174"><text:s text:c="4"/>int x_;</text:p>
            <text:p text:style-name="P174">};</text:p>
            <text:p text:style-name="P174"/>
            <text:p text:style-name="P174">class C : public P </text:p>
            <text:p text:style-name="P174">{</text:p>
            <text:p text:style-name="P174">public:</text:p>
            <text:p text:style-name="P174"><text:s text:c="4"/>C() : y_(<text:span text:style-name="T126">2</text:span>) {}</text:p>
            <text:p text:style-name="P174"><text:s text:c="4"/>int get_y() <text:span text:style-name="T109">const </text:span>{ return y_; }</text:p>
            <text:p text:style-name="P174"><text:s text:c="4"/>void set_y(int y) { y_ = y; }</text:p>
            <text:p text:style-name="P174">private:</text:p>
            <text:p text:style-name="P174"><text:s text:c="4"/><text:span text:style-name="T115">int x_;</text:span></text:p>
            <text:p text:style-name="P174"><text:s text:c="4"/>int y_;</text:p>
            <text:p text:style-name="P174">};</text:p>
            <text:p text:style-name="P174"/>
            <text:p text:style-name="P174">int main() </text:p>
            <text:p text:style-name="P174">{</text:p>
            <text:p text:style-name="P174"><text:s text:c="4"/>C c;</text:p>
            <text:p text:style-name="P174"><text:s text:c="4"/>std::cout &lt;&lt; "c.x_ =" &lt;&lt; c.get_x() &lt;&lt; ", "</text:p>
            <text:p text:style-name="P174"><text:s text:c="14"/>&lt;&lt; "c.y_ =" &lt;&lt; c.get_y() &lt;&lt; '\n';</text:p>
            <text:p text:style-name="P174"><text:s text:c="4"/>return 0;</text:p>
            <text:p text:style-name="P174">}</text:p>
          </table:table-cell>
        </table:table-row>
      </table:table>
      <text:p text:style-name="P71"/>
      <text:p text:style-name="P26"><text:span text:style-name="T129">The program does compile.</text:span><text:span text:style-name="T134"> </text:span><text:span text:style-name="T129">But this means that </text:span><text:span text:style-name="T63">c_</text:span><text:span text:style-name="T129"> now has two </text:span><text:span text:style-name="T63">x_</text:span><text:span text:style-name="T129">’s!!!</text:span></text:p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25"><draw:g text:anchor-type="paragraph" draw:z-index="20" draw:name="Shape6" draw:style-name="gr1"><draw:frame draw:name="Shape2" draw:style-name="gr22" draw:text-style-name="P309" svg:width="0.574in" svg:height="0.4453in" svg:x="1.1917in" svg:y="0.0189in"><draw:text-box><text:p text:style-name="P305"><text:span text:style-name="T196">P</text:span></text:p></draw:text-box></draw:frame><draw:frame draw:name="Shape2" draw:style-name="gr22" draw:text-style-name="P309" svg:width="0.574in" svg:height="0.4453in" svg:x="1.1917in" svg:y="0.9079in"><draw:text-box><text:p text:style-name="P305"><text:span text:style-name="T196">C</text:span></text:p></draw:text-box></draw:frame><draw:custom-shape draw:name="Shape1" draw:style-name="gr23" draw:text-style-name="P310" svg:width="0.1161in" svg:height="0.1433in" svg:x="1.4236in" svg:y="0.466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" draw:style-name="gr6" draw:text-style-name="P305" svg:x1="1.4791in" svg:y1="0.6098in" svg:x2="1.4736in" svg:y2="0.9079in"><text:p/></draw:line></draw:g><draw:custom-shape text:anchor-type="paragraph" draw:z-index="21" draw:name="Shape1" draw:style-name="gr31" draw:text-style-name="P310" svg:width="1.2913in" svg:height="0.6685in" svg:x="2.2516in" svg:y="1.1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" draw:style-name="gr30" draw:text-style-name="P305" svg:x1="1.7654in" svg:y1="1.2252in" svg:x2="2.2898in" svg:y2="1.4181in"><text:p/></draw:line><draw:frame text:anchor-type="paragraph" draw:z-index="23" draw:name="Shape3" draw:style-name="gr29" draw:text-style-name="P309" svg:width="0.1106in" svg:height="0.1587in" svg:x="2.3063in" svg:y="1.1201in"><draw:text-box><text:p><text:span text:style-name="T196">c</text:span></text:p></draw:text-box></draw:frame><draw:frame text:anchor-type="paragraph" draw:z-index="24" draw:name="Shape4" draw:style-name="gr28" draw:text-style-name="P309" svg:width="0.4587in" svg:height="0.3843in" svg:x="2.4992in" svg:y="1.3472in"><draw:text-box><text:p><text:span text:style-name="T196">y_</text:span></text:p></draw:text-box></draw:frame><draw:frame text:anchor-type="paragraph" draw:z-index="25" draw:name="Shape4" draw:style-name="gr28" draw:text-style-name="P309" svg:width="0.4587in" svg:height="0.3843in" svg:x="2.8799in" svg:y="1.3752in"><draw:text-box><text:p><text:span text:style-name="T196">get_y</text:span></text:p></draw:text-box></draw:frame><draw:frame text:anchor-type="paragraph" draw:z-index="26" draw:name="Shape4" draw:style-name="gr28" draw:text-style-name="P309" svg:width="0.4587in" svg:height="0.3843in" svg:x="2.6543in" svg:y="1.6563in"><draw:text-box><text:p><text:span text:style-name="T196">set_y</text:span></text:p></draw:text-box></draw:frame><draw:frame text:anchor-type="paragraph" draw:z-index="27" draw:name="Shape4" draw:style-name="gr28" draw:text-style-name="P309" svg:width="0.4587in" svg:height="0.3843in" svg:x="2.361in" svg:y="1.4701in"><draw:text-box><text:p><text:span text:style-name="T196">x_</text:span></text:p></draw:text-box></draw:frame><draw:frame text:anchor-type="paragraph" draw:z-index="28" draw:name="Shape4" draw:style-name="gr28" draw:text-style-name="P309" svg:width="0.4587in" svg:height="0.3843in" svg:x="2.9917in" svg:y="1.5146in"><draw:text-box><text:p><text:span text:style-name="T196">get_x</text:span></text:p></draw:text-box></draw:frame><draw:frame text:anchor-type="paragraph" draw:z-index="29" draw:name="Shape4" draw:style-name="gr28" draw:text-style-name="P309" svg:width="0.4587in" svg:height="0.3843in" svg:x="2.7035in" svg:y="1.2252in"><draw:text-box><text:p><text:span text:style-name="T196">set_x</text:span></text:p></draw:text-box></draw:frame><draw:frame text:anchor-type="paragraph" draw:z-index="30" draw:name="Shape4" draw:style-name="gr28" draw:text-style-name="P309" svg:width="0.4587in" svg:height="0.3843in" svg:x="2.6311in" svg:y="1.5146in"><draw:text-box><text:p><text:span text:style-name="T196">x_</text:span></text:p></draw:text-box></draw:frame></text:p>
      <text:p text:style-name="P62"/>
      <text:p text:style-name="P62"/>
      <text:p text:style-name="P62"/>
      <text:p text:style-name="P62"/>
      <text:p text:style-name="P62"><draw:frame text:anchor-type="paragraph" draw:z-index="31" draw:name="Shape5" draw:style-name="gr27" draw:text-style-name="P318" svg:width="0.7669in" svg:height="0.2315in" svg:x="5.5736in" svg:y="0.0799in"><draw:text-box><text:p><text:span text:style-name="T200">Yikes</text:span></text:p></draw:text-box></draw:frame><draw:custom-shape text:anchor-type="paragraph" draw:z-index="32" draw:name="Shape6" draw:style-name="gr26" draw:text-style-name="P317" svg:width="0.5189in" svg:height="0.2925in" svg:x="5.4902in" svg:y="0.0189in"><text:p/><draw:enhanced-geometry svg:viewBox="0 0 21600 21600" draw:type="rectangle" draw:enhanced-path="M 0 0 L 21600 0 21600 21600 0 21600 0 0 Z N"/></draw:custom-shape><draw:polyline text:anchor-type="paragraph" draw:z-index="33" draw:name="Shape7" draw:style-name="gr25" draw:text-style-name="P316" svg:width="2.3846in" svg:height="1.2673in" draw:transform="skewX (0.433365253270192) rotate (2.90387880946816) translate (4.50641363741674in 1.17517082872562in)" svg:viewBox="0 0 6058 3220" draw:points="0,3220 6058,1583 5433,0"><text:p/></draw:polyline></text:p>
      <text:p text:style-name="P62"><draw:polyline text:anchor-type="paragraph" draw:z-index="34" draw:name="Shape9" draw:style-name="gr25" draw:text-style-name="P316" svg:width="2.2606in" svg:height="1.1472in" draw:transform="skewX (0.433365253270192) rotate (2.90387880946816) translate (4.58867242216321in 1.03337747707279in)" svg:viewBox="0 0 5743 2915" draw:points="0,2915 5743,1364 4854,0"><text:p/></draw:polyline></text:p>
      <text:p text:style-name="P62"/>
      <text:p text:style-name="P62"/>
      <text:p text:style-name="P62"/>
      <text:p text:style-name="P62"/>
      <text:p text:style-name="P62"/>
      <text:p text:style-name="P73"/>
      <text:p text:style-name="P62"/>
      <text:p text:style-name="P26"><text:span text:style-name="T129">When you ca</text:span><text:span text:style-name="T140">ll</text:span><text:span text:style-name="T129"> upon </text:span><text:span text:style-name="T63">c.x_</text:span><text:span text:style-name="T129"> which one is it??? Why does the compiler allow this?</text:span></text:p>
      <text:p text:style-name="P62"/>
      <text:p text:style-name="P62"/>
      <text:p text:style-name="P26"><text:span text:style-name="T136">Exercise.</text:span><text:span text:style-name="T129"> Can you think of an experiment that can tell you which </text:span><text:span text:style-name="T63">x_</text:span><text:span text:style-name="T129"> is used if you access </text:span><text:span text:style-name="T63">c.x_</text:span><text:span text:style-name="T129"> in </text:span><text:span text:style-name="T63">main()</text:span><text:span text:style-name="T129">?</text:span></text:p>
      <text:p text:style-name="P63"/>
      <text:p text:style-name="P62"/>
      <text:p text:style-name="P25"><text:span text:style-name="T129">You really want to think of </text:span><text:span text:style-name="T137">the members (member variables as well as methods) </text:span><text:span text:style-name="T143">as being </text:span><text:span text:style-name="T137">organized into two different scopes:</text:span></text:p>
      <text:p text:style-name="P64"><draw:g text:anchor-type="paragraph" draw:z-index="35" draw:name="Shape10" draw:style-name="gr1"><draw:frame draw:name="Shape2" draw:style-name="gr22" draw:text-style-name="P309" svg:width="0.574in" svg:height="0.4453in" svg:x="1.1917in" svg:y="0.2173in"><draw:text-box><text:p text:style-name="P305"><text:span text:style-name="T196">P</text:span></text:p></draw:text-box></draw:frame><draw:frame draw:name="Shape2" draw:style-name="gr22" draw:text-style-name="P309" svg:width="0.574in" svg:height="0.4453in" svg:x="1.1917in" svg:y="1.1063in"><draw:text-box><text:p text:style-name="P305"><text:span text:style-name="T196">C</text:span></text:p></draw:text-box></draw:frame><draw:custom-shape draw:name="Shape1" draw:style-name="gr23" draw:text-style-name="P310" svg:width="0.1161in" svg:height="0.1433in" svg:x="1.4236in" svg:y="0.665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" draw:style-name="gr6" draw:text-style-name="P305" svg:x1="1.4791in" svg:y1="0.8083in" svg:x2="1.4736in" svg:y2="1.1063in"><text:p/></draw:line></draw:g><draw:g text:anchor-type="paragraph" draw:z-index="36" draw:name="Shape11" draw:style-name="gr1"><draw:frame draw:name="Shape3" draw:style-name="gr8" draw:text-style-name="P309" svg:width="0.1551in" svg:height="0.1685in" svg:x="2.4992in" svg:y="1.1685in"><draw:text-box><text:p><text:span text:style-name="T196">c</text:span></text:p></draw:text-box></draw:frame><draw:custom-shape draw:name="Shape1" draw:style-name="gr9" draw:text-style-name="P310" svg:width="1.2913in" svg:height="0.6685in" svg:x="2.2516in" svg:y="1.3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7654in" svg:y1="1.4236in" svg:x2="2.2898in" svg:y2="1.6165in"><text:p/></draw:line><draw:frame draw:name="Shape4" draw:style-name="gr24" draw:text-style-name="P309" svg:width="0.4587in" svg:height="0.3843in" svg:x="2.4992in" svg:y="1.5457in"><draw:text-box><text:p><text:span text:style-name="T196">y_</text:span></text:p></draw:text-box></draw:frame><draw:frame draw:name="Shape4" draw:style-name="gr24" draw:text-style-name="P309" svg:width="0.4587in" svg:height="0.3843in" svg:x="2.8799in" svg:y="1.5736in"><draw:text-box><text:p><text:span text:style-name="T196">get_y</text:span></text:p></draw:text-box></draw:frame><draw:frame draw:name="Shape4" draw:style-name="gr24" draw:text-style-name="P309" svg:width="0.4587in" svg:height="0.3843in" svg:x="2.6543in" svg:y="1.8547in"><draw:text-box><text:p><text:span text:style-name="T196">set_y</text:span></text:p></draw:text-box></draw:frame><draw:frame draw:name="Shape4" draw:style-name="gr24" draw:text-style-name="P309" svg:width="0.4587in" svg:height="0.3843in" svg:x="2.6315in" svg:y="1.713in"><draw:text-box><text:p><text:span text:style-name="T196">x_</text:span></text:p></draw:text-box></draw:frame><draw:custom-shape draw:name="Shape1" draw:style-name="gr10" draw:text-style-name="P310" svg:width="1.2913in" svg:height="0.6685in" svg:x="2.2516in" svg:y="1.3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7654in" svg:y1="1.4236in" svg:x2="2.2898in" svg:y2="1.6165in"><text:p/></draw:line><draw:frame draw:name="Shape4" draw:style-name="gr24" draw:text-style-name="P309" svg:width="0.4587in" svg:height="0.3843in" svg:x="2.6543in" svg:y="1.8547in"><draw:text-box><text:p><text:span text:style-name="T196">set_y</text:span></text:p></draw:text-box></draw:frame><draw:custom-shape draw:name="Shape1" draw:style-name="gr10" draw:text-style-name="P310" svg:width="1.2913in" svg:height="0.6685in" svg:x="2.2516in" svg:y="0.4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7654in" svg:y1="0.4909in" svg:x2="2.2898in" svg:y2="0.6839in"><text:p/></draw:line><draw:frame draw:name="Shape4" draw:style-name="gr24" draw:text-style-name="P309" svg:width="0.4587in" svg:height="0.3843in" svg:x="2.361in" svg:y="0.7358in"><draw:text-box><text:p><text:span text:style-name="T196">x_</text:span></text:p></draw:text-box></draw:frame><draw:frame draw:name="Shape4" draw:style-name="gr24" draw:text-style-name="P309" svg:width="0.4587in" svg:height="0.3843in" svg:x="2.9917in" svg:y="0.7803in"><draw:text-box><text:p><text:span text:style-name="T196">get_x</text:span></text:p></draw:text-box></draw:frame><draw:frame draw:name="Shape4" draw:style-name="gr24" draw:text-style-name="P309" svg:width="0.4587in" svg:height="0.3843in" svg:x="2.7035in" svg:y="0.4909in"><draw:text-box><text:p><text:span text:style-name="T196">set_x</text:span></text:p></draw:text-box></draw:frame><draw:line draw:name="Shape1" draw:style-name="gr11" draw:text-style-name="P305" svg:x1="2.8909in" svg:y1="1.1201in" svg:x2="2.8909in" svg:y2="1.3846in"><text:p/></draw:line></draw:g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27"><text:span text:style-name="T129">The members of </text:span><text:span text:style-name="T63">c</text:span><text:span text:style-name="T129"> that are due to inheritance is at the top while the members declared in class </text:span><text:span text:style-name="T63">C</text:span><text:span text:style-name="T129"> are at the bottom. In particular the </text:span><text:span text:style-name="T63">x_</text:span><text:span text:style-name="T129"> declared in class </text:span><text:span text:style-name="T63">C</text:span><text:span text:style-name="T129"> is at the bottom. </text:span></text:p>
      <text:p text:style-name="P65"/>
      <text:p text:style-name="P28"><text:span text:style-name="T129">The name </text:span><text:span text:style-name="T63">c.x_</text:span><text:span text:style-name="T129"> refers to the </text:span><text:span text:style-name="T63">x_</text:span><text:span text:style-name="T129"> at the bottom, i.e., the </text:span><text:span text:style-name="T63">x_</text:span><text:span text:style-name="T129"> due to the class </text:span><text:span text:style-name="T63">C</text:span><text:span text:style-name="T129">. Of course now you have a problem: what if in </text:span><text:span text:style-name="T63">main()</text:span><text:span text:style-name="T129">, you want to access the </text:span><text:span text:style-name="T63">x_</text:span><text:span text:style-name="T129"> at the top???</text:span></text:p>
      <text:p text:style-name="P66"/>
      <text:p text:style-name="P28"><text:span text:style-name="T129">In fact to be very precise, each member of </text:span><text:span text:style-name="T63">c</text:span><text:span text:style-name="T129"> belongs to one of the two bags (bottom and top) and you can think of the two bags as scopes. You can in fact specify the scopes when you access a member of </text:span><text:span text:style-name="T63">c</text:span><text:span text:style-name="T129">. First of all </text:span><text:soft-page-break/><text:span text:style-name="T129">the scopes have names: they are </text:span><text:span text:style-name="T63">C</text:span><text:span text:style-name="T129"> and </text:span><text:span text:style-name="T63">P</text:span><text:span text:style-name="T129">, </text:span><text:span text:style-name="T138">i.e., the names of the classes:</text:span></text:p>
      <text:p text:style-name="P28"><draw:g text:anchor-type="paragraph" draw:z-index="37" draw:name="Shape12" draw:style-name="gr1"><draw:g draw:style-name="gr2"><draw:frame draw:name="Shape2" draw:style-name="gr22" draw:text-style-name="P309" svg:width="0.574in" svg:height="0.4453in" svg:x="1.1917in" svg:y="0.2173in"><draw:text-box><text:p text:style-name="P305"><text:span text:style-name="T196">P</text:span></text:p></draw:text-box></draw:frame><draw:frame draw:name="Shape2" draw:style-name="gr22" draw:text-style-name="P309" svg:width="0.574in" svg:height="0.4453in" svg:x="1.1917in" svg:y="1.1063in"><draw:text-box><text:p text:style-name="P305"><text:span text:style-name="T196">C</text:span></text:p></draw:text-box></draw:frame><draw:custom-shape draw:name="Shape1" draw:style-name="gr23" draw:text-style-name="P310" svg:width="0.1161in" svg:height="0.1433in" svg:x="1.4236in" svg:y="0.665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" draw:style-name="gr6" draw:text-style-name="P305" svg:x1="1.4791in" svg:y1="0.8083in" svg:x2="1.4736in" svg:y2="1.1063in"><text:p/></draw:line></draw:g><draw:frame draw:name="Shape3" draw:style-name="gr8" draw:text-style-name="P309" svg:width="0.1551in" svg:height="0.1685in" svg:x="2.4992in" svg:y="1.1689in"><draw:text-box><text:p><text:span text:style-name="T196">c</text:span></text:p></draw:text-box></draw:frame><draw:custom-shape draw:name="Shape1" draw:style-name="gr9" draw:text-style-name="P310" svg:width="1.2913in" svg:height="0.6685in" svg:x="2.2516in" svg:y="1.3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7654in" svg:y1="1.4236in" svg:x2="2.2898in" svg:y2="1.6165in"><text:p/></draw:line><draw:frame draw:name="Shape4" draw:style-name="gr24" draw:text-style-name="P309" svg:width="0.4587in" svg:height="0.3843in" svg:x="2.4992in" svg:y="1.5457in"><draw:text-box><text:p><text:span text:style-name="T196">y_</text:span></text:p></draw:text-box></draw:frame><draw:frame draw:name="Shape4" draw:style-name="gr24" draw:text-style-name="P309" svg:width="0.4587in" svg:height="0.3843in" svg:x="2.8799in" svg:y="1.5736in"><draw:text-box><text:p><text:span text:style-name="T196">get_y</text:span></text:p></draw:text-box></draw:frame><draw:frame draw:name="Shape4" draw:style-name="gr24" draw:text-style-name="P309" svg:width="0.4587in" svg:height="0.3843in" svg:x="2.6543in" svg:y="1.8547in"><draw:text-box><text:p><text:span text:style-name="T196">set_y</text:span></text:p></draw:text-box></draw:frame><draw:frame draw:name="Shape4" draw:style-name="gr24" draw:text-style-name="P309" svg:width="0.4587in" svg:height="0.3843in" svg:x="2.6315in" svg:y="1.713in"><draw:text-box><text:p><text:span text:style-name="T196">x_</text:span></text:p></draw:text-box></draw:frame><draw:custom-shape draw:name="Shape1" draw:style-name="gr10" draw:text-style-name="P310" svg:width="1.2913in" svg:height="0.6685in" svg:x="2.2516in" svg:y="1.3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7654in" svg:y1="1.4236in" svg:x2="2.2898in" svg:y2="1.6165in"><text:p/></draw:line><draw:frame draw:name="Shape4" draw:style-name="gr24" draw:text-style-name="P309" svg:width="0.4587in" svg:height="0.3843in" svg:x="2.6543in" svg:y="1.8547in"><draw:text-box><text:p><text:span text:style-name="T196">set_y</text:span></text:p></draw:text-box></draw:frame><draw:custom-shape draw:name="Shape1" draw:style-name="gr10" draw:text-style-name="P310" svg:width="1.2913in" svg:height="0.6685in" svg:x="2.2516in" svg:y="0.4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7654in" svg:y1="0.4909in" svg:x2="2.2898in" svg:y2="0.6839in"><text:p/></draw:line><draw:frame draw:name="Shape4" draw:style-name="gr24" draw:text-style-name="P309" svg:width="0.4587in" svg:height="0.3843in" svg:x="2.361in" svg:y="0.7362in"><draw:text-box><text:p><text:span text:style-name="T196">x_</text:span></text:p></draw:text-box></draw:frame><draw:frame draw:name="Shape4" draw:style-name="gr24" draw:text-style-name="P309" svg:width="0.4587in" svg:height="0.3843in" svg:x="2.9917in" svg:y="0.7807in"><draw:text-box><text:p><text:span text:style-name="T196">get_x</text:span></text:p></draw:text-box></draw:frame><draw:frame draw:name="Shape4" draw:style-name="gr24" draw:text-style-name="P309" svg:width="0.4587in" svg:height="0.3843in" svg:x="2.7035in" svg:y="0.4909in"><draw:text-box><text:p><text:span text:style-name="T196">set_x</text:span></text:p></draw:text-box></draw:frame><draw:line draw:name="Shape1" draw:style-name="gr11" draw:text-style-name="P305" svg:x1="2.8909in" svg:y1="1.1201in" svg:x2="2.8909in" svg:y2="1.3846in"><text:p/></draw:line></draw:g></text:p>
      <text:p text:style-name="P67"/>
      <text:p text:style-name="P67"><draw:frame text:anchor-type="paragraph" draw:z-index="38" draw:name="Shape7" draw:style-name="gr21" draw:text-style-name="P309" svg:width="0.1157in" svg:height="0.1587in" svg:x="2.3618in" svg:y="0.0693in"><draw:text-box><text:p><text:span text:style-name="T196">P</text:span></text:p></draw:text-box></draw:frame><draw:frame text:anchor-type="paragraph" draw:z-index="39" draw:name="Shape7" draw:style-name="gr21" draw:text-style-name="P309" svg:width="0.1157in" svg:height="0.1587in" svg:x="2.3618in" svg:y="0.0693in"><draw:text-box><text:p><text:span text:style-name="T196">P</text:span></text:p></draw:text-box></draw:frame><draw:frame text:anchor-type="paragraph" draw:z-index="40" draw:name="Shape7" draw:style-name="gr21" draw:text-style-name="P309" svg:width="0.1157in" svg:height="0.1587in" svg:x="2.3839in" svg:y="0.9811in"><draw:text-box><text:p><text:span text:style-name="T196">C</text:span>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/>
      <text:p text:style-name="P48"><text:span text:style-name="T129">You can actually address a particular member b</text:span><text:span text:style-name="T143">y</text:span><text:span text:style-name="T129"> prepending it with </text:span><text:span text:style-name="T63">C::</text:span><text:span text:style-name="T129"> or </text:span><text:span text:style-name="T63">P::</text:span><text:span text:style-name="T129"> if you want to be specific. Try the following:</text:span>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175">#include &lt;iostream&gt;</text:p>
            <text:p text:style-name="P175"/>
            <text:p text:style-name="P175">class P </text:p>
            <text:p text:style-name="P175">{</text:p>
            <text:p text:style-name="P175">public: </text:p>
            <text:p text:style-name="P175"><text:s text:c="4"/>P() : x_(<text:span text:style-name="T126">1</text:span>) {}</text:p>
            <text:p text:style-name="P175"><text:s text:c="4"/>int get_x() <text:span text:style-name="T109">const </text:span>{ return x_; }</text:p>
            <text:p text:style-name="P175"><text:s text:c="4"/>void set_x(int x) { x_ = x; }</text:p>
            <text:p text:style-name="P175">private:</text:p>
            <text:p text:style-name="P175"><text:s text:c="4"/>int x_;</text:p>
            <text:p text:style-name="P175">};</text:p>
            <text:p text:style-name="P175"/>
            <text:p text:style-name="P175">class C : public P </text:p>
            <text:p text:style-name="P175">{</text:p>
            <text:p text:style-name="P175">public:</text:p>
            <text:p text:style-name="P175"><text:s text:c="4"/>C() : y_(<text:span text:style-name="T126">2</text:span>) {}</text:p>
            <text:p text:style-name="P175"><text:s text:c="4"/>int get_y() <text:span text:style-name="T109">const </text:span>{ return y_; }</text:p>
            <text:p text:style-name="P175"><text:s text:c="4"/>void set_y(int y) { y_ = y; }</text:p>
            <text:p text:style-name="P175">private:</text:p>
            <text:p text:style-name="P258"><text:s text:c="4"/><text:span text:style-name="T149">int x_;</text:span></text:p>
            <text:p text:style-name="P175"><text:s text:c="4"/>int y_;</text:p>
            <text:p text:style-name="P175">};</text:p>
            <text:p text:style-name="P175"/>
            <text:p text:style-name="P175">int main() </text:p>
            <text:p text:style-name="P175">{</text:p>
            <text:p text:style-name="P175"><text:s text:c="4"/>C c;</text:p>
            <text:p text:style-name="P175"><text:s text:c="4"/>std::cout &lt;&lt; "c.x_ =" &lt;&lt; c.get_x() &lt;&lt; ", "</text:p>
            <text:p text:style-name="P175"><text:s text:c="14"/>&lt;&lt; "c.y_ =" &lt;&lt; c.get_y() &lt;&lt; '\n';</text:p>
            <text:p text:style-name="P175"><text:s text:c="4"/>std::cout &lt;&lt; "c.x_ =" &lt;&lt; <text:span text:style-name="T53">c.</text:span><text:span text:style-name="T116">P::</text:span><text:span text:style-name="T53">get_x()</text:span> &lt;&lt; ", "</text:p>
            <text:p text:style-name="P175"><text:s text:c="14"/>&lt;&lt; "c.y_ =" &lt;&lt; c.<text:span text:style-name="T116">C::</text:span>get_y() &lt;&lt; '\n';</text:p>
            <text:p text:style-name="P175"><text:s text:c="4"/>return 0;</text:p>
            <text:p text:style-name="P175">}</text:p>
          </table:table-cell>
        </table:table-row>
      </table:table>
      <text:p text:style-name="P72"/>
      <text:p text:style-name="P50"><text:span text:style-name="T129">We also have two </text:span><text:span text:style-name="T63">x_</text:span><text:span text:style-name="T129">’s in </text:span><text:span text:style-name="T63">c</text:span><text:span text:style-name="T129">. Let’s temporarily make them public and then </text:span><text:soft-page-break/><text:span text:style-name="T129">access them:</text:span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176">#include &lt;iostream&gt;</text:p>
            <text:p text:style-name="P176"/>
            <text:p text:style-name="P176">class P </text:p>
            <text:p text:style-name="P176">{</text:p>
            <text:p text:style-name="P176">public: </text:p>
            <text:p text:style-name="P176"><text:s text:c="4"/>P() : x_(<text:span text:style-name="T126">1</text:span>) {}</text:p>
            <text:p text:style-name="P176"><text:s text:c="4"/>int get_x() <text:span text:style-name="T109">const </text:span>{ return x_; }</text:p>
            <text:p text:style-name="P176"><text:s text:c="4"/>void set_x(int x) { x_ = x; }</text:p>
            <text:p text:style-name="P266">public:</text:p>
            <text:p text:style-name="P176"><text:s text:c="4"/>int x_;</text:p>
            <text:p text:style-name="P176">};</text:p>
            <text:p text:style-name="P176"/>
            <text:p text:style-name="P176">class C : public P </text:p>
            <text:p text:style-name="P176">{</text:p>
            <text:p text:style-name="P176">public:</text:p>
            <text:p text:style-name="P176"><text:s text:c="4"/>C() : y_(<text:span text:style-name="T126">2</text:span>) {}</text:p>
            <text:p text:style-name="P176"><text:s text:c="4"/>int get_y() <text:span text:style-name="T109">const </text:span>{ return y_; }</text:p>
            <text:p text:style-name="P176"><text:s text:c="4"/>void set_y(int y) { y_ = y; }</text:p>
            <text:p text:style-name="P266">public:</text:p>
            <text:p text:style-name="P259"><text:s text:c="4"/><text:span text:style-name="T149">int x_;</text:span></text:p>
            <text:p text:style-name="P176"><text:s text:c="4"/>int y_;</text:p>
            <text:p text:style-name="P176">};</text:p>
            <text:p text:style-name="P176"/>
            <text:p text:style-name="P176">int main() </text:p>
            <text:p text:style-name="P176">{</text:p>
            <text:p text:style-name="P176"><text:s text:c="4"/>C c;</text:p>
            <text:p text:style-name="P176"><text:s text:c="4"/>std::cout &lt;&lt; "c.x_ =" &lt;&lt; c.get_x() &lt;&lt; ", "</text:p>
            <text:p text:style-name="P176"><text:s text:c="14"/>&lt;&lt; "c.y_ =" &lt;&lt; c.get_y() &lt;&lt; '\n';</text:p>
            <text:p text:style-name="P176"><text:s text:c="4"/>std::cout &lt;&lt; "c.x_ =" &lt;&lt; <text:span text:style-name="T53">c.</text:span><text:span text:style-name="T55">P::</text:span><text:span text:style-name="T53">get_x()</text:span> &lt;&lt; ", "</text:p>
            <text:p text:style-name="P176"><text:s text:c="14"/>&lt;&lt; "c.y_ =" &lt;&lt; c.<text:span text:style-name="T150">C::</text:span>get_y() &lt;&lt; '\n';</text:p>
            <text:p text:style-name="P176"><text:s text:c="4"/>std::cout &lt;&lt; "c.x_ <text:span text:style-name="T150">(in C) </text:span>=" &lt;&lt; <text:span text:style-name="T53">c.</text:span><text:span text:style-name="T117">P::x_</text:span> &lt;&lt; ", "</text:p>
            <text:p text:style-name="P176"><text:s text:c="14"/>&lt;&lt; "c.<text:span text:style-name="T150">x</text:span>_ <text:span text:style-name="T150">(in P) </text:span>=" &lt;&lt; c.<text:span text:style-name="T117">C::x_</text:span> </text:p>
            <text:p text:style-name="P176"><text:s text:c="14"/>&lt;&lt; '\n'; <text:s text:c="3"/></text:p>
            <text:p text:style-name="P176"><text:s text:c="4"/>return 0;</text:p>
            <text:p text:style-name="P176">}</text:p>
          </table:table-cell>
        </table:table-row>
      </table:table>
      <text:p text:style-name="P50"><text:span text:style-name="T129">NOTE: Since </text:span><text:span text:style-name="T63">c.C::x_</text:span><text:span text:style-name="T129"> is not initialized, your C++ compiler will give you a warning. In that case, just do this (duh):</text:span></text:p>
      <table:table table:name="Table43" table:style-name="Table43">
        <table:table-column table:style-name="Table43.A"/>
        <text:soft-page-break/>
        <table:table-row table:style-name="Table43.1">
          <table:table-cell table:style-name="Table43.A1" office:value-type="string">
            <text:p text:style-name="P176">...</text:p>
            <text:p text:style-name="P176"/>
            <text:p text:style-name="P176">class C : public P </text:p>
            <text:p text:style-name="P176">{</text:p>
            <text:p text:style-name="P176">public:</text:p>
            <text:p text:style-name="P177"><text:s text:c="4"/>C() : <text:span text:style-name="T117">x_(3)</text:span><text:span text:style-name="T114">, </text:span>y_(<text:span text:style-name="T126">2</text:span>) {}</text:p>
            <text:p text:style-name="P176"><text:s text:c="4"/>...</text:p>
            <text:p text:style-name="P266">public:</text:p>
            <text:p text:style-name="P259"><text:s text:c="4"/><text:span text:style-name="T149">int x_;</text:span></text:p>
            <text:p text:style-name="P176"><text:s text:c="4"/>int y_;</text:p>
            <text:p text:style-name="P176">};</text:p>
            <text:p text:style-name="P176"/>
            <text:p text:style-name="P176">...</text:p>
          </table:table-cell>
        </table:table-row>
      </table:table>
      <text:p text:style-name="P54"/>
      <text:p text:style-name="P58">Note that in <text:span text:style-name="T63">main()</text:span>, <text:span text:style-name="T63">c.x_</text:span> by default refers to the <text:span text:style-name="T63">x_</text:span> in <text:span text:style-name="T63">C</text:span> and not the <text:span text:style-name="T63">x_</text:span> of <text:span text:style-name="T63">P</text:span>. Sometimes we say that <text:span text:style-name="T187">the </text:span><text:span text:style-name="T63">x_</text:span><text:span text:style-name="T129"> </text:span><text:span text:style-name="T140">in </text:span><text:span text:style-name="T91">C</text:span> <text:span text:style-name="T103">hides</text:span> the <text:span text:style-name="T63">x_</text:span> in <text:span text:style-name="T63">P</text:span>.</text:p>
      <text:p text:style-name="P58"/>
      <text:p text:style-name="P57">After the above experiments, change the “<text:span text:style-name="T63">public:</text:span>” back to “<text:span text:style-name="T63">private:</text:span>” and make the appropriate changes.</text:p>
      <text:p text:style-name="P57"/>
      <text:p text:style-name="P54">In general, here’s how your C++ compiler hunts down a name (member variable or method) or an object. <text:span text:style-name="T151">Say your code has </text:span><text:span text:style-name="T84">c.x_</text:span><text:span text:style-name="T151">.</text:span></text:p>
      <text:list xml:id="list3033148509" text:style-name="L5">
        <text:list-item>
          <text:p text:style-name="P300">The compiler starts with the class used to declare the object. <text:span text:style-name="T151">If there’s an </text:span><text:span text:style-name="T84">x_</text:span><text:span text:style-name="T151"> in that class, that’s the one used. </text:span></text:p>
        </text:list-item>
        <text:list-item>
          <text:p text:style-name="P301">If the class used to declare <text:span text:style-name="T63">c</text:span> does not have <text:span text:style-name="T63">x_</text:span>, your compiler will look at the parent class. If the parent has an <text:span text:style-name="T63">x_</text:span>, then that’s the one used.</text:p>
        </text:list-item>
        <text:list-item>
          <text:p text:style-name="P301">If the parent class does not have <text:span text:style-name="T63">x_</text:span>, and if the parent class inheritance from another class (that would be a grandparent class of the class of <text:span text:style-name="T63">c</text:span>), then the compiler will look for <text:span text:style-name="T63">x_</text:span> in th<text:span text:style-name="T152">e</text:span> grandparent class of <text:span text:style-name="T63">C</text:span>.</text:p>
        </text:list-item>
        <text:list-item>
          <text:p text:style-name="P302">Etc. </text:p>
        </text:list-item>
        <text:list-item>
          <text:p text:style-name="P303">If it’s not found <text:span text:style-name="T170">going up the public inheritance hierarchy</text:span>, then your C++ compiler will yell at you. </text:p>
        </text:list-item>
      </text:list>
      <text:p text:style-name="P56">If a class scope was specified, say you call upon <text:span text:style-name="T63">c.P::x_</text:span>, then the search for <text:span text:style-name="T63">x_</text:span> starts at class <text:span text:style-name="T63">P</text:span> proceeds upward through the inheritance hierarchy until it’s found. </text:p>
      <text:p text:style-name="P55"/>
      <text:p text:style-name="P59">Note that the search for a name goes <text:span text:style-name="T103">up</text:span> the inheritance hierarchy. Add the following to our <text:span text:style-name="T188">Basic</text:span> Example:</text:p>
      <text:p text:style-name="P49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80">...</text:p>
            <text:p text:style-name="P180"/>
            <text:p text:style-name="P180">class P </text:p>
            <text:p text:style-name="P180">{</text:p>
            <text:p text:style-name="P180">public: </text:p>
            <text:p text:style-name="P180"><text:s text:c="4"/>...</text:p>
            <text:p text:style-name="P180"><text:s text:c="4"/><text:span text:style-name="T120">void b() { std::cout &lt;&lt; </text:span></text:p>
            <text:p text:style-name="P267"><text:span text:style-name="T11"><text:s text:c="4"/></text:span><text:span text:style-name="T103"><text:s text:c="11"/></text:span><text:span text:style-name="T108">"P::b()\n"; }</text:span></text:p>
            <text:p text:style-name="P180">...</text:p>
            <text:p text:style-name="P180">};</text:p>
            <text:p text:style-name="P180"/>
            <text:p text:style-name="P180">class C : public P </text:p>
            <text:p text:style-name="P180">{</text:p>
            <text:p text:style-name="P180">public:</text:p>
            <text:p text:style-name="P180"><text:s text:c="4"/>...</text:p>
            <text:p text:style-name="P267"><text:s text:c="4"/><text:span text:style-name="T108">void a() { std::cout &lt;&lt; </text:span></text:p>
            <text:p text:style-name="P267"><text:span text:style-name="T11"><text:s text:c="4"/></text:span><text:span text:style-name="T103"><text:s text:c="11"/></text:span><text:span text:style-name="T108">"C::a()\n";</text:span></text:p>
            <text:p text:style-name="P267"><text:span text:style-name="T11"><text:s text:c="4"/></text:span><text:span text:style-name="T103"><text:s text:c="11"/></text:span><text:span text:style-name="T108">b(); } <text:s text:c="12"/></text:span></text:p>
            <text:p text:style-name="P180">...</text:p>
            <text:p text:style-name="P180">};</text:p>
            <text:p text:style-name="P180"/>
            <text:p text:style-name="P180">int main() </text:p>
            <text:p text:style-name="P180">{</text:p>
            <text:p text:style-name="P180"><text:s text:c="4"/>...</text:p>
            <text:p text:style-name="P267"><text:s text:c="4"/><text:span text:style-name="T108">c.a();</text:span></text:p>
            <text:p text:style-name="P180"><text:s text:c="4"/>return 0;</text:p>
            <text:p text:style-name="P180">}</text:p>
          </table:table-cell>
        </table:table-row>
      </table:table>
      <text:p text:style-name="P59"/>
      <text:p text:style-name="P59"/>
      <text:p text:style-name="P59"><text:span text:style-name="T26">Exercise.</text:span><text:span text:style-name="T155"> What is the output? Or is there an error? The following is obtained by adding code to our Basic Example:</text:span></text:p>
      <table:table table:name="Table47" table:style-name="Table47">
        <table:table-column table:style-name="Table47.A"/>
        <table:table-row table:style-name="TableLine1553110905040">
          <table:table-cell table:style-name="Table47.A1" office:value-type="string">
            <text:p text:style-name="P261">...</text:p>
            <text:p text:style-name="P261"/>
            <text:p text:style-name="P261">class P </text:p>
            <text:p text:style-name="P261">{</text:p>
            <text:p text:style-name="P261">public: </text:p>
            <text:p text:style-name="P261"><text:s text:c="4"/>...</text:p>
            <text:p text:style-name="P261"><text:s text:c="4"/><text:span text:style-name="T25">void c() { std::cout &lt;&lt; "P::c()\n"; d(); }</text:span></text:p>
            <text:p text:style-name="P261">...</text:p>
            <text:p text:style-name="P261">};</text:p>
            <text:p text:style-name="P261"/>
            <text:p text:style-name="P261">class C : public P </text:p>
            <text:p text:style-name="P261">{</text:p>
            <text:p text:style-name="P261">public:</text:p>
            <text:p text:style-name="P261"><text:s text:c="4"/>...</text:p>
            <text:p text:style-name="P261"><text:s text:c="4"/><text:span text:style-name="T25">void d() { std::cout &lt;&lt; "C::c()\n"; }</text:span><text:span text:style-name="T154"> <text:s text:c="12"/></text:span></text:p>
            <text:p text:style-name="P261">...</text:p>
            <text:p text:style-name="P261">};</text:p>
            <text:p text:style-name="P261"/>
            <text:p text:style-name="P261">int main() </text:p>
            <text:p text:style-name="P261"><text:soft-page-break/>{</text:p>
            <text:p text:style-name="P261"><text:s text:c="4"/>...</text:p>
            <text:p text:style-name="P261"><text:s text:c="4"/><text:span text:style-name="T25">c.c();</text:span></text:p>
            <text:p text:style-name="P261"><text:s text:c="4"/>return 0;</text:p>
            <text:p text:style-name="P265">}</text:p>
          </table:table-cell>
        </table:table-row>
      </table:table>
      <text:p text:style-name="P59"/>
      <text:p text:style-name="P60"/>
      <text:p text:style-name="P75">Private members of the parent class</text:p>
      <text:p text:style-name="P13"/>
      <text:p text:style-name="P40"><text:span text:style-name="T31">For public inheritance, </text:span><text:span text:style-name="T51">a </text:span><text:span text:style-name="T31">child cannot access private member variables or private methods of parent. </text:span><text:span text:style-name="T51">Let’s do an experiment to verify this. Here’s our Basic Example:</text:span>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178">#include &lt;iostream&gt;</text:p>
            <text:p text:style-name="P178"/>
            <text:p text:style-name="P178">class P </text:p>
            <text:p text:style-name="P178">{</text:p>
            <text:p text:style-name="P178">public: </text:p>
            <text:p text:style-name="P178"><text:s text:c="4"/>P() : x_(<text:span text:style-name="T126">1</text:span>) {}</text:p>
            <text:p text:style-name="P178"><text:s text:c="4"/>int get_x() <text:span text:style-name="T109">const </text:span>{ return x_; }</text:p>
            <text:p text:style-name="P178"><text:s text:c="4"/>void set_x(int x) { x_ = x; }</text:p>
            <text:p text:style-name="P191">private:</text:p>
            <text:p text:style-name="P178"><text:s text:c="4"/>int x_;</text:p>
            <text:p text:style-name="P178">};</text:p>
            <text:p text:style-name="P178"/>
            <text:p text:style-name="P178">class C: public P </text:p>
            <text:p text:style-name="P178">{</text:p>
            <text:p text:style-name="P178">public:</text:p>
            <text:p text:style-name="P178"><text:s text:c="4"/>C() : <text:span text:style-name="T153">x_(3), </text:span>y_(<text:span text:style-name="T126">2</text:span>) {}</text:p>
            <text:p text:style-name="P178"><text:s text:c="4"/>int get_y() <text:span text:style-name="T109">const </text:span>{ return y_; }</text:p>
            <text:p text:style-name="P178"><text:s text:c="4"/>void set_y(int y) { y_ = y; }</text:p>
            <text:p text:style-name="P191">private:</text:p>
            <text:p text:style-name="P260"><text:s text:c="4"/><text:span text:style-name="T149">int x_;</text:span></text:p>
            <text:p text:style-name="P178"><text:s text:c="4"/>int y_;</text:p>
            <text:p text:style-name="P178">};</text:p>
            <text:p text:style-name="P178"/>
            <text:p text:style-name="P178">int main() </text:p>
            <text:p text:style-name="P178">{</text:p>
            <text:p text:style-name="P178"><text:s text:c="4"/>C c;</text:p>
            <text:p text:style-name="P178"><text:s text:c="4"/>std::cout &lt;&lt; "c.x_ =" &lt;&lt; c.get_x() &lt;&lt; ", "</text:p>
            <text:p text:style-name="P178"><text:s text:c="14"/>&lt;&lt; "c.y_ =" &lt;&lt; c.get_y() &lt;&lt; '\n';</text:p>
            <text:p text:style-name="P178"><text:s text:c="4"/>std::cout &lt;&lt; "c.x_ =" &lt;&lt; <text:span text:style-name="T53">c.</text:span><text:span text:style-name="T55">P::</text:span><text:span text:style-name="T53">get_x()</text:span> &lt;&lt; ", "</text:p>
            <text:p text:style-name="P178"><text:s text:c="14"/>&lt;&lt; "c.y_ =" &lt;&lt; c.<text:span text:style-name="T150">C::</text:span>get_y() &lt;&lt; '\n';</text:p>
            <text:p text:style-name="P178"><text:s text:c="4"/>return 0;</text:p>
            <text:p text:style-name="P178">}</text:p>
          </table:table-cell>
        </table:table-row>
      </table:table>
      <text:p text:style-name="P51"><text:span text:style-name="T129">Now let’s create a method in </text:span><text:span text:style-name="T63">C</text:span><text:span text:style-name="T129"> to access a private member of </text:span><text:span text:style-name="T63">P</text:span><text:span text:style-name="T129">: </text:span>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178">...</text:p>
            <text:p text:style-name="P178"/>
            <text:p text:style-name="P178">class C : public P </text:p>
            <text:p text:style-name="P178">{</text:p>
            <text:p text:style-name="P178">public:</text:p>
            <text:p text:style-name="P178"><text:s text:c="4"/>...</text:p>
            <text:p text:style-name="P178"><text:s text:c="4"/><text:span text:style-name="T118">void m() { P::x_ </text:span><text:span text:style-name="T119">= 42</text:span><text:span text:style-name="T118">; }</text:span></text:p>
            <text:p text:style-name="P191">private:</text:p>
            <text:p text:style-name="P260"><text:s text:c="4"/><text:span text:style-name="T149">int x_;</text:span></text:p>
            <text:p text:style-name="P178"><text:s text:c="4"/>int y_;</text:p>
            <text:p text:style-name="P178">};</text:p>
            <text:p text:style-name="P178"/>
            <text:p text:style-name="P178">...</text:p>
          </table:table-cell>
        </table:table-row>
      </table:table>
      <text:p text:style-name="P52"><text:span text:style-name="T129">You will get an error when you compile your program – make sure you read </text:span><text:soft-page-break/><text:span text:style-name="T129">the error message. This is the same for private method in the parent:</text:span>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179">...</text:p>
            <text:p text:style-name="P179">class P </text:p>
            <text:p text:style-name="P179">{</text:p>
            <text:p text:style-name="P179">...</text:p>
            <text:p text:style-name="P192">private:</text:p>
            <text:p text:style-name="P192"><text:s text:c="4"/><text:span text:style-name="T119">void m() {}</text:span></text:p>
            <text:p text:style-name="P179"><text:s text:c="4"/>int x_;</text:p>
            <text:p text:style-name="P179">};</text:p>
            <text:p text:style-name="P179"/>
            <text:p text:style-name="P179">class C: public P </text:p>
            <text:p text:style-name="P179">{</text:p>
            <text:p text:style-name="P179">public:</text:p>
            <text:p text:style-name="P179"><text:s text:c="4"/>...</text:p>
            <text:p text:style-name="P179"><text:s text:c="4"/><text:span text:style-name="T119">void n() { m(); }</text:span></text:p>
            <text:p text:style-name="P179"><text:s text:c="4"/>... </text:p>
            <text:p text:style-name="P179">};</text:p>
            <text:p text:style-name="P179">...</text:p>
          </table:table-cell>
        </table:table-row>
      </table:table>
      <text:p text:style-name="P41"/>
      <text:p text:style-name="P69"/>
      <text:p text:style-name="P114"/>
      <text:p text:style-name="P279">Constructor</text:p>
      <text:p text:style-name="P127"/>
      <text:p text:style-name="P130">Now add some print statements in the parent and child constructor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1">#include &lt;iostream&gt;</text:p>
            <text:p text:style-name="P181"/>
            <text:p text:style-name="P181">class P </text:p>
            <text:p text:style-name="P181">{</text:p>
            <text:p text:style-name="P181">public: </text:p>
            <text:p text:style-name="P181"><text:s text:c="4"/>P() : x_(<text:span text:style-name="T126">1</text:span>) { <text:span text:style-name="T26">std::cout &lt;&lt; "P::P()\n"; </text:span>}</text:p>
            <text:p text:style-name="P181"><text:s text:c="4"/>int get_x() <text:span text:style-name="T109">const </text:span>{ return x_; }</text:p>
            <text:p text:style-name="P181"><text:s text:c="4"/>void set_x(int x) { x_ = x; }</text:p>
            <text:p text:style-name="P193">private:</text:p>
            <text:p text:style-name="P181"><text:s text:c="4"/>int x_;</text:p>
            <text:p text:style-name="P181">};</text:p>
            <text:p text:style-name="P181"/>
            <text:p text:style-name="P181">class C: public P </text:p>
            <text:p text:style-name="P181">{</text:p>
            <text:p text:style-name="P181">public:</text:p>
            <text:p text:style-name="P181"><text:s text:c="4"/>C() : <text:span text:style-name="T153">x_(3), </text:span>y_(<text:span text:style-name="T126">2</text:span>) { <text:span text:style-name="T26">std::cout &lt;&lt; "C::C()";</text:span><text:span text:style-name="T155"> </text:span>}</text:p>
            <text:p text:style-name="P181"><text:s text:c="4"/>int get_y() <text:span text:style-name="T109">const </text:span>{ return y_; }</text:p>
            <text:p text:style-name="P181"><text:s text:c="4"/>void set_y(int y) { y_ = y; }</text:p>
            <text:p text:style-name="P193">private:</text:p>
            <text:p text:style-name="P261"><text:s text:c="4"/><text:span text:style-name="T149">int x_;</text:span></text:p>
            <text:p text:style-name="P181"><text:s text:c="4"/>int y_;</text:p>
            <text:p text:style-name="P181">};</text:p>
            <text:p text:style-name="P181"/>
            <text:p text:style-name="P181">int main() </text:p>
            <text:p text:style-name="P181">{</text:p>
            <text:p text:style-name="P181"><text:s text:c="4"/>C c;</text:p>
            <text:p text:style-name="P181"><text:s text:c="4"/>std::cout &lt;&lt; "c.x_ =" &lt;&lt; c.get_x() &lt;&lt; ", "</text:p>
            <text:p text:style-name="P181"><text:s text:c="14"/>&lt;&lt; "c.y_ =" &lt;&lt; c.get_y() &lt;&lt; '\n';</text:p>
            <text:p text:style-name="P181"><text:s text:c="4"/>std::cout &lt;&lt; "c.x_ =" &lt;&lt; <text:span text:style-name="T53">c.</text:span><text:span text:style-name="T55">P::</text:span><text:span text:style-name="T53">get_x()</text:span> &lt;&lt; ", "</text:p>
            <text:p text:style-name="P181"><text:s text:c="14"/>&lt;&lt; "c.y_ =" &lt;&lt; c.<text:span text:style-name="T150">C::</text:span>get_y() &lt;&lt; '\n';</text:p>
            <text:p text:style-name="P181"><text:s text:c="4"/>return 0;</text:p>
            <text:p text:style-name="P181">}</text:p>
          </table:table-cell>
        </table:table-row>
      </table:table>
      <text:p text:style-name="P60">Run it. You’ll see that the parent constructor is indeed executed. This means that the child constructor actually called the parent’s constructor. </text:p>
      <text:p text:style-name="P115"><text:span text:style-name="T5">Note that the </text:span><text:span text:style-name="T12">parent constructor </text:span><text:span text:style-name="T5">was </text:span><text:span text:style-name="T12">called before </text:span><text:span text:style-name="T5">the</text:span><text:span text:style-name="T12"> child constructor.</text:span><text:span text:style-name="T5"> </text:span><text:span text:style-name="T7">Why is that? Because </text:span><text:span text:style-name="T5">during child construction, you may use data already constructed in the parent. You cannot do the opposite. </text:span></text:p>
      <text:p text:style-name="P115"/>
      <text:p text:style-name="P130">Now what if you want to choose how to initialize the parent part of the <text:span text:style-name="T63">c</text:span> object? <text:span text:style-name="T156">How do you explicitly call the parent’s constructor? </text:span>Let’s add a new constructor in <text:span text:style-name="T63">P</text:span>, one that accepts an integer value and get the <text:span text:style-name="T63">C</text:span>’s constructor to call <text:span text:style-name="T63">P::P(int):</text:span></text:p>
      <text:p text:style-name="P114"/>
      <text:p text:style-name="P114"/>
      <text:p text:style-name="P114"/>
      <text:p text:style-name="P115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81">#include &lt;iostream&gt;</text:p>
            <text:p text:style-name="P181"/>
            <text:p text:style-name="P181">class P </text:p>
            <text:p text:style-name="P181">{</text:p>
            <text:p text:style-name="P181">public: </text:p>
            <text:p text:style-name="P181"><text:s text:c="4"/>P() : x_(<text:span text:style-name="T126">1</text:span>) <text:span text:style-name="T53">{ </text:span><text:span text:style-name="T56">std::cout &lt;&lt; "P::P()\n"; </text:span><text:span text:style-name="T53">}</text:span></text:p>
            <text:p text:style-name="P181"><text:s text:c="4"/><text:span text:style-name="T24">P(</text:span><text:span text:style-name="T26">int x</text:span><text:span text:style-name="T24">) : x_(</text:span><text:span text:style-name="T26">x</text:span><text:span text:style-name="T24">) { </text:span><text:span text:style-name="T26">std::cout &lt;&lt; "P::P(int)\n"; </text:span><text:span text:style-name="T24">}</text:span></text:p>
            <text:p text:style-name="P181"><text:s text:c="4"/>int get_x() <text:span text:style-name="T109">const </text:span>{ return x_; }</text:p>
            <text:p text:style-name="P181"><text:s text:c="4"/>void set_x(int x) { x_ = x; }</text:p>
            <text:p text:style-name="P193">private:</text:p>
            <text:p text:style-name="P181"><text:s text:c="4"/>int x_;</text:p>
            <text:p text:style-name="P181"><draw:custom-shape text:anchor-type="paragraph" draw:z-index="41" draw:name="Shape13" draw:style-name="gr20" draw:text-style-name="P315" svg:width="1.7362in" svg:height="0.6024in" svg:x="4.9102in" svg:y="0.2181in"><text:p text:style-name="P314"><text:span text:style-name="T199">Call parent’s constructor </text:span></text:p><text:p text:style-name="P314"><text:span text:style-name="T199">explicitly in the initializer </text:span></text:p><text:p text:style-name="P314"><text:span text:style-name="T199">list</text:span></text:p><draw:enhanced-geometry svg:viewBox="0 0 21600 21600" draw:type="rectangle" draw:enhanced-path="M 0 0 L 21600 0 21600 21600 0 21600 0 0 Z N"/></draw:custom-shape>};</text:p>
            <text:p text:style-name="P181"/>
            <text:p text:style-name="P181"><draw:polyline text:anchor-type="paragraph" draw:z-index="42" draw:name="Shape14" draw:style-name="gr19" draw:text-style-name="P313" svg:width="3.5039in" svg:height="0.3224in" draw:transform="rotate (-3.02989158146216) translate (4.93373859640017in 0.0871696730265992in)" svg:viewBox="0 0 8901 820" draw:points="0,136 7158,820 8901,0"><text:p/></draw:polyline>class C: public P </text:p>
            <text:p text:style-name="P181">{</text:p>
            <text:p text:style-name="P181">public:</text:p>
            <text:p text:style-name="P181"><text:s text:c="4"/>C() : <text:span text:style-name="T107">P(42),</text:span><text:span text:style-name="T155"> x_(3), </text:span>y_(<text:span text:style-name="T126">2</text:span>) </text:p>
            <text:p text:style-name="P181"><text:span text:style-name="T53"><text:s text:c="22"/>{ </text:span><text:span text:style-name="T56">std::cout &lt;&lt; "C::C()"; </text:span><text:span text:style-name="T53">}</text:span></text:p>
            <text:p text:style-name="P181"><text:s text:c="4"/>int get_y() <text:span text:style-name="T109">const </text:span>{ return y_; }</text:p>
            <text:p text:style-name="P181"><text:s text:c="4"/>void set_y(int y) { y_ = y; }</text:p>
            <text:p text:style-name="P193">private:</text:p>
            <text:p text:style-name="P261"><text:s text:c="4"/><text:span text:style-name="T149">int x_;</text:span></text:p>
            <text:p text:style-name="P181"><text:s text:c="4"/>int y_;</text:p>
            <text:p text:style-name="P181">};</text:p>
            <text:p text:style-name="P181"/>
            <text:p text:style-name="P181">int main() </text:p>
            <text:p text:style-name="P181">{</text:p>
            <text:p text:style-name="P181"><text:s text:c="4"/>C c;</text:p>
            <text:p text:style-name="P181"><text:s text:c="4"/>std::cout &lt;&lt; "c.x_ =" &lt;&lt; c.get_x() &lt;&lt; ", "</text:p>
            <text:p text:style-name="P181"><text:s text:c="14"/>&lt;&lt; "c.y_ =" &lt;&lt; c.get_y() &lt;&lt; '\n';</text:p>
            <text:p text:style-name="P181"><text:s text:c="4"/>std::cout &lt;&lt; "c.x_ =" &lt;&lt; <text:span text:style-name="T53">c.</text:span><text:span text:style-name="T55">P::</text:span><text:span text:style-name="T53">get_x()</text:span> &lt;&lt; ", "</text:p>
            <text:p text:style-name="P181"><text:s text:c="14"/>&lt;&lt; "c.y_ =" &lt;&lt; c.<text:span text:style-name="T150">C::</text:span>get_y() &lt;&lt; '\n';</text:p>
            <text:p text:style-name="P181"><text:s text:c="4"/>return 0;</text:p>
            <text:p text:style-name="P181">}</text:p>
          </table:table-cell>
        </table:table-row>
      </table:table>
      <text:p text:style-name="P60"/>
      <text:p text:style-name="P114"/>
      <text:p text:style-name="P131"><text:span text:style-name="T24">Exercise.</text:span> You are given this incomplete code. <text:span text:style-name="T157">Add to the constructor of </text:span><text:span text:style-name="T87">Car</text:span><text:span text:style-name="T157"> and </text:span><text:span text:style-name="T87">Motorcycle</text:span><text:span text:style-name="T157"> so that a </text:span><text:span text:style-name="T87">Car</text:span><text:span text:style-name="T157"> object is initialized to have 4 wheels and a </text:span><text:span text:style-name="T87">Motorcycle</text:span><text:span text:style-name="T157"> object is initialized to have 2 wheels.</text:span></text:p>
      <table:table table:name="Table6" table:style-name="Table6">
        <table:table-column table:style-name="Table6.A"/>
        <table:table-row table:style-name="TableLine1553110920544">
          <table:table-cell table:style-name="Table6.A1" office:value-type="string">
            <text:p text:style-name="P231">class Vehicle</text:p>
            <text:p text:style-name="P231">{</text:p>
            <text:p text:style-name="P231">public:</text:p>
            <text:p text:style-name="P231"><text:s text:c="4"/>Vehicle(int <text:span text:style-name="T110">numWheels</text:span>) </text:p>
            <text:p text:style-name="P231"><text:s text:c="8"/>: numWheels_(<text:span text:style-name="T110">numWheels</text:span>) </text:p>
            <text:p text:style-name="P231"><text:s text:c="4"/>{}</text:p>
            <text:p text:style-name="P231"><text:s text:c="4"/><text:span text:style-name="T158">int numWheels() const { return numWheels_; }</text:span></text:p>
            <text:p text:style-name="P231">private:</text:p>
            <text:p text:style-name="P231"><text:s text:c="4"/>int numWheels_;</text:p>
            <text:p text:style-name="P231">};</text:p>
            <text:p text:style-name="P231"/>
            <text:p text:style-name="P231">class Car: public Vehicle</text:p>
            <text:p text:style-name="P231">{</text:p>
            <text:p text:style-name="P231">public:</text:p>
            <text:p text:style-name="P231"><text:soft-page-break/><text:s text:c="4"/>Car(<text:span text:style-name="T156">bool keyless_entry</text:span>) </text:p>
            <text:p text:style-name="P231"><text:span text:style-name="T5"><text:s text:c="8"/>: keyless_entry_(</text:span><text:span text:style-name="T8">keyless_entry</text:span><text:span text:style-name="T5">)</text:span> </text:p>
            <text:p text:style-name="P231"><text:s text:c="4"/>{}</text:p>
            <text:p text:style-name="P231"><draw:g text:anchor-type="paragraph" draw:z-index="45" draw:name="Shape15" draw:style-name="gr15"><draw:frame draw:name="Shape2" draw:style-name="gr16" draw:text-style-name="P312" svg:width="0.8413in" svg:height="0.4004in" svg:x="9.378in" svg:y="0.1008in"><draw:text-box><text:p text:style-name="P305"><text:span text:style-name="T198">Vehicle</text:span></text:p></draw:text-box></draw:frame><draw:frame draw:name="Shape2" draw:style-name="gr16" draw:text-style-name="P312" svg:width="0.8453in" svg:height="0.4004in" svg:x="8.8717in" svg:y="0.9287in"><draw:text-box><text:p text:style-name="P305"><text:span text:style-name="T198">Car</text:span></text:p></draw:text-box></draw:frame><draw:custom-shape draw:name="Shape1" draw:style-name="gr17" draw:text-style-name="P307" svg:width="0.1406in" svg:height="0.1386in" svg:x="9.7319in" svg:y="0.5079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polyline draw:name="Shape3" draw:style-name="gr18" draw:text-style-name="P308" svg:width="0.189in" svg:height="1.0362in" draw:transform="skewX (-0.00645771823237901) rotate (-1.59331107414562) translate (10.3226017252438in 0.756758557206599in)" svg:viewBox="0 0 481 2633" draw:points="439,0 0,10 42,2633 481,2622"><text:p/></draw:polyline><draw:frame draw:name="Shape2" draw:style-name="gr16" draw:text-style-name="P312" svg:width="0.8217in" svg:height="0.4004in" svg:x="9.9055in" svg:y="0.9291in"><draw:text-box><text:p text:style-name="P305"><text:span text:style-name="T198">Motorcycle</text:span></text:p></draw:text-box></draw:frame><draw:line draw:name="Shape3" draw:style-name="gr18" draw:text-style-name="P308" svg:x1="9.8in" svg:y1="0.7559in" svg:x2="9.8in" svg:y2="0.6362in"><text:p/></draw:line></draw:g>private:</text:p>
            <text:p text:style-name="P231"><text:s text:c="4"/>bool keyless_entry_;</text:p>
            <text:p text:style-name="P231">};</text:p>
            <text:p text:style-name="P231"/>
            <text:p text:style-name="P231">class Motorcycle: public Vehicle</text:p>
            <text:p text:style-name="P231">{</text:p>
            <text:p text:style-name="P231">public:</text:p>
            <text:p text:style-name="P231"><text:s text:c="4"/>Motorcycle() </text:p>
            <text:p text:style-name="P231"><text:s text:c="8"/>:</text:p>
            <text:p text:style-name="P231"><text:s text:c="4"/>{}</text:p>
            <text:p text:style-name="P268">};</text:p>
            <text:p text:style-name="P268"/>
            <text:p text:style-name="P269">int main()</text:p>
            <text:p text:style-name="P269">{</text:p>
            <text:p text:style-name="P269"><text:s text:c="4"/>Car aCar; <text:s text:c="14"/>// aCar has 4 wheels</text:p>
            <text:p text:style-name="P269"><text:s text:c="4"/>Motorcycle aMotorcycle; // aMotorcycle has 2 </text:p>
            <text:p text:style-name="P269"><text:s text:c="28"/>// wheels</text:p>
            <text:p text:style-name="P270"><text:s text:c="4"/><text:span text:style-name="T158">std::cout &lt;&lt; "aCar has " </text:span></text:p>
            <text:p text:style-name="P272"><text:s text:c="14"/>&lt;&lt; aCar.numWheels() &lt;&lt; " wheels\n"; </text:p>
            <text:p text:style-name="P270"><text:s text:c="4"/><text:span text:style-name="T158">std::cout &lt;&lt; "aMotorcycle has " </text:span></text:p>
            <text:p text:style-name="P272"><text:s text:c="14"/>&lt;&lt; aMotorcycle.numWheels() </text:p>
            <text:p text:style-name="P272"><text:s text:c="14"/>&lt;&lt; " wheels\n"; </text:p>
            <text:p text:style-name="P270"><text:s text:c="4"/>return 0;</text:p>
            <text:p text:style-name="P269">}</text:p>
          </table:table-cell>
        </table:table-row>
      </table:table>
      <text:p text:style-name="P131"/>
      <text:p text:style-name="P116"/>
      <text:p text:style-name="P122"><text:span text:style-name="T29">Exercise</text:span><text:span text:style-name="T24">.</text:span> <text:span text:style-name="T169">This is an incomplete piece of code:</text:span></text:p>
      <table:table table:name="Table10" table:style-name="Table10">
        <table:table-column table:style-name="Table10.A"/>
        <table:table-row table:style-name="TableLine1553110945296">
          <table:table-cell table:style-name="Table10.A1" office:value-type="string">
            <text:p text:style-name="P232">class GameObject</text:p>
            <text:p text:style-name="P232">{</text:p>
            <text:p text:style-name="P232">private:</text:p>
            <text:p text:style-name="P232"><text:s text:c="4"/>bool <text:span text:style-name="T102">is_</text:span>alive_;</text:p>
            <text:p text:style-name="P232"><text:s text:c="4"/><text:span text:style-name="T169">int x</text:span>_;</text:p>
            <text:p text:style-name="P232"><text:s text:c="4"/><text:span text:style-name="T169">int y_;</text:span></text:p>
            <text:p text:style-name="P232">};</text:p>
            <text:p text:style-name="P232"/>
            <text:p text:style-name="P232">class Laser: public GameObject</text:p>
            <text:p text:style-name="P232">{</text:p>
            <text:p text:style-name="P232">};</text:p>
            <text:p text:style-name="P232"/>
            <text:p text:style-name="P232">class Alien: public GameObject</text:p>
            <text:p text:style-name="P232">{</text:p>
            <text:p text:style-name="P232">};</text:p>
          </table:table-cell>
        </table:table-row>
      </table:table>
      <text:p text:style-name="P158">Add code so that during the initialization of a <text:span text:style-name="T63">Laser</text:span> object, the <text:span text:style-name="T88">i</text:span><text:span text:style-name="T63">s_alive_</text:span> is set to <text:span text:style-name="T63">false</text:span> and during the initialization of an <text:span text:style-name="T63">Alien</text:span> object, the <text:span text:style-name="T63">is_alive_</text:span> is <text:span text:style-name="T193">set to</text:span> <text:span text:style-name="T63">true</text:span>.</text:p>
      <text:p text:style-name="P275">Destructor</text:p>
      <text:p text:style-name="P122"/>
      <text:p text:style-name="P143">Now let’s analyze what happens when a child object is destroyed. Of course the child object will call it’s destructor. What about the parent’s destructor?</text:p>
      <text:p text:style-name="P125"/>
      <text:p text:style-name="P125">Run the following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2">#include &lt;iostream&gt;</text:p>
            <text:p text:style-name="P182"/>
            <text:p text:style-name="P182">class P </text:p>
            <text:p text:style-name="P182">{</text:p>
            <text:p text:style-name="P182">public: </text:p>
            <text:p text:style-name="P240"><text:s text:c="4"/>P() : x_(<text:span text:style-name="T126">1</text:span>) { <text:span text:style-name="T155">std::cout &lt;&lt; "P::P()\n"; </text:span>}</text:p>
            <text:p text:style-name="P240"><text:s text:c="4"/><text:span text:style-name="T27">~</text:span><text:span text:style-name="T24">P() { </text:span><text:span text:style-name="T26">std::cout &lt;&lt; "P::~P()\n"; </text:span><text:span text:style-name="T24">}</text:span></text:p>
            <text:p text:style-name="P182"><text:s text:c="4"/>int get_x() <text:span text:style-name="T109">const </text:span>{ return x_; }</text:p>
            <text:p text:style-name="P182"><text:s text:c="4"/>void set_x(int x) { x_ = x; }</text:p>
            <text:p text:style-name="P194">private:</text:p>
            <text:p text:style-name="P182"><text:s text:c="4"/>int x_;</text:p>
            <text:p text:style-name="P182">};</text:p>
            <text:p text:style-name="P182"/>
            <text:p text:style-name="P182">class C: public P </text:p>
            <text:p text:style-name="P182">{</text:p>
            <text:p text:style-name="P182">public:</text:p>
            <text:p text:style-name="P240"><text:s text:c="4"/>C() : <text:span text:style-name="T153">x_(3), </text:span>y_(<text:span text:style-name="T126">2</text:span>) { <text:span text:style-name="T155">std::cout &lt;&lt; "C::C()"; </text:span>}</text:p>
            <text:p text:style-name="P240"><text:s text:c="4"/><text:span text:style-name="T27">~</text:span><text:span text:style-name="T24">C() { </text:span><text:span text:style-name="T26">std::cout &lt;&lt; "C::~C()</text:span><text:span text:style-name="T28">\n</text:span><text:span text:style-name="T26">"; </text:span><text:span text:style-name="T24">}</text:span></text:p>
            <text:p text:style-name="P182"><text:s text:c="4"/>int get_y() <text:span text:style-name="T109">const </text:span>{ return y_; }</text:p>
            <text:p text:style-name="P182"><text:s text:c="4"/>void set_y(int y) { y_ = y; }</text:p>
            <text:p text:style-name="P194">private:</text:p>
            <text:p text:style-name="P262"><text:s text:c="4"/><text:span text:style-name="T149">int x_;</text:span></text:p>
            <text:p text:style-name="P182"><text:s text:c="4"/>int y_;</text:p>
            <text:p text:style-name="P182">};</text:p>
            <text:p text:style-name="P182"/>
            <text:p text:style-name="P182">int main() </text:p>
            <text:p text:style-name="P182">{</text:p>
            <text:p text:style-name="P182"><text:s text:c="4"/>C c;</text:p>
            <text:p text:style-name="P182"><text:s text:c="4"/>std::cout &lt;&lt; "c.x_ =" &lt;&lt; c.get_x() &lt;&lt; ", "</text:p>
            <text:p text:style-name="P182"><text:s text:c="14"/>&lt;&lt; "c.y_ =" &lt;&lt; c.get_y() &lt;&lt; '\n';</text:p>
            <text:p text:style-name="P182"><text:s text:c="4"/>std::cout &lt;&lt; "c.x_ =" &lt;&lt; <text:span text:style-name="T53">c.</text:span><text:span text:style-name="T55">P::</text:span><text:span text:style-name="T53">get_x()</text:span> &lt;&lt; ", "</text:p>
            <text:p text:style-name="P182"><text:s text:c="14"/>&lt;&lt; "c.y_ =" &lt;&lt; c.<text:span text:style-name="T150">C::</text:span>get_y() &lt;&lt; '\n';</text:p>
            <text:p text:style-name="P182"><text:s text:c="4"/>return 0;</text:p>
            <text:p text:style-name="P182">}</text:p>
          </table:table-cell>
        </table:table-row>
      </table:table>
      <text:p text:style-name="P125"/>
      <text:p text:style-name="P125"><text:span text:style-name="T110">N</text:span>ote that the <text:span text:style-name="T103">child </text:span><text:span text:style-name="T104">destruc</text:span><text:span text:style-name="T103">tor</text:span> was called <text:span text:style-name="T103">before</text:span> the <text:span text:style-name="T103">parent destructor</text:span><text:span text:style-name="T126">. So:</text:span></text:p>
      <text:list xml:id="list1708949185" text:style-name="L6">
        <text:list-item>
          <text:p text:style-name="P283">Constructor: Parent’s constructor called before child’s constructor</text:p>
        </text:list-item>
        <text:list-item>
          <text:p text:style-name="P304">Destructor: Child’s destructor called before parent’s destructor</text:p>
        </text:list-item>
      </text:list>
      <text:p text:style-name="P124"/>
      <text:p text:style-name="P124"/>
      <text:p text:style-name="P78"/>
      <text:p text:style-name="P276">Assignment operator</text:p>
      <text:p text:style-name="P119"/>
      <text:p text:style-name="P83">If <text:span text:style-name="T63">c</text:span> is a <text:span text:style-name="T63">C</text:span> object and <text:span text:style-name="T63">p</text:span> is a <text:span text:style-name="T63">P</text:span> object, and <text:span text:style-name="T63">C</text:span> is derived from <text:span text:style-name="T63">P</text:span>, <text:span text:style-name="T110">can we do the following:</text:span></text:p>
      <text:p text:style-name="P78"/>
      <text:p text:style-name="P85">c = p; ???</text:p>
      <text:p text:style-name="P84"><text:span text:style-name="T63">p = c; ???</text:span><text:line-break/></text:p>
      <text:p text:style-name="P87"/>
      <table:table table:name="Table12" table:style-name="Table12">
        <table:table-column table:style-name="Table12.A"/>
        <table:table-row table:style-name="TableLine1553110950464">
          <table:table-cell table:style-name="Table12.A1" office:value-type="string">
            <text:p text:style-name="P183">#include &lt;iostream&gt;</text:p>
            <text:p text:style-name="P183"/>
            <text:p text:style-name="P183">class P </text:p>
            <text:p text:style-name="P183">{</text:p>
            <text:p text:style-name="P183">public: </text:p>
            <text:p text:style-name="P241"><text:s text:c="4"/>P() : x_(<text:span text:style-name="T126">1</text:span>) { <text:span text:style-name="T155">std::cout &lt;&lt; "P::P()\n"; </text:span>}</text:p>
            <text:p text:style-name="P242"><text:s text:c="4"/>P(<text:span text:style-name="T155">int x</text:span>) : x_(<text:span text:style-name="T155">x</text:span>) { <text:span text:style-name="T155">std::cout &lt;&lt; "P::P(int)\n"; </text:span>}</text:p>
            <text:p text:style-name="P241"><text:s text:c="4"/><text:span text:style-name="T159">~</text:span>P() { <text:span text:style-name="T155">std::cout &lt;&lt; "P::~P()\n"; </text:span>}</text:p>
            <text:p text:style-name="P241"><text:s text:c="4"/>int get_x() <text:span text:style-name="T109">const </text:span>{ return x_; }</text:p>
            <text:p text:style-name="P241"><text:s text:c="4"/>void set_x(int x) { x_ = x; }</text:p>
            <text:p text:style-name="P246">private:</text:p>
            <text:p text:style-name="P241"><text:s text:c="4"/>int x_;</text:p>
            <text:p text:style-name="P241">};</text:p>
            <text:p text:style-name="P241"/>
            <text:p text:style-name="P241">class C: public P </text:p>
            <text:p text:style-name="P241">{</text:p>
            <text:p text:style-name="P241">public:</text:p>
            <text:p text:style-name="P244"><text:s text:c="4"/>C() : <text:span text:style-name="T10">P(42), </text:span><text:span text:style-name="T153">x_(3), </text:span>y_(<text:span text:style-name="T126">2</text:span>) </text:p>
            <text:p text:style-name="P244"><text:s text:c="4"/>{ <text:span text:style-name="T155">std::cout &lt;&lt; "C::C()"; </text:span>}</text:p>
            <text:p text:style-name="P241"><text:s text:c="4"/><text:span text:style-name="T159">~</text:span>C() { <text:span text:style-name="T155">std::cout &lt;&lt; "C::~C()\n"; </text:span>}</text:p>
            <text:p text:style-name="P183"><text:s text:c="4"/>int get_y() <text:span text:style-name="T109">const </text:span>{ return y_; }</text:p>
            <text:p text:style-name="P183"><text:s text:c="4"/>void set_y(int y) { y_ = y; }</text:p>
            <text:p text:style-name="P195">private:</text:p>
            <text:p text:style-name="P263"><text:s text:c="4"/><text:span text:style-name="T149">int x_;</text:span></text:p>
            <text:p text:style-name="P183"><text:s text:c="4"/>int y_;</text:p>
            <text:p text:style-name="P183">};</text:p>
            <text:p text:style-name="P183"/>
            <text:p text:style-name="P183">int main() </text:p>
            <text:p text:style-name="P183">{</text:p>
            <text:p text:style-name="P183"><text:s text:c="4"/>C c;</text:p>
            <text:p text:style-name="P183"><text:s text:c="4"/>std::cout &lt;&lt; "c.x_ =" &lt;&lt; c.get_x() &lt;&lt; ", "</text:p>
            <text:p text:style-name="P183"><text:s text:c="14"/>&lt;&lt; "c.y_ =" &lt;&lt; c.get_y() &lt;&lt; '\n';</text:p>
            <text:p text:style-name="P183"><text:s text:c="4"/>std::cout &lt;&lt; "c.x_ =" &lt;&lt; <text:span text:style-name="T53">c.</text:span><text:span text:style-name="T55">P::</text:span><text:span text:style-name="T53">get_x()</text:span> &lt;&lt; ", "</text:p>
            <text:p text:style-name="P183"><text:s text:c="14"/>&lt;&lt; "c.y_ =" &lt;&lt; c.<text:span text:style-name="T150">C::</text:span>get_y() &lt;&lt; '\n';</text:p>
            <text:p text:style-name="P183"/>
            <text:p text:style-name="P183"><text:s text:c="4"/><text:span text:style-name="T160">P p;</text:span></text:p>
            <text:p text:style-name="P86"/>
            <text:p text:style-name="P88"><text:s text:c="4"/>// <text:span text:style-name="T160">Which one works?</text:span></text:p>
            <text:p text:style-name="P88"><text:s text:c="4"/>c = p;</text:p>
            <text:p text:style-name="P90"><text:s text:c="4"/>p = c;<text:line-break/></text:p>
            <text:p text:style-name="P183"><text:s text:c="4"/>return 0;</text:p>
            <text:p text:style-name="P186">}</text:p>
          </table:table-cell>
        </table:table-row>
      </table:table>
      <text:p text:style-name="P79"/>
      <text:p text:style-name="P79"><text:soft-page-break/>So if C is derived from <text:span text:style-name="T63">P</text:span>, <text:span text:style-name="T63">c</text:span> is a <text:span text:style-name="T63">C</text:span> object and <text:span text:style-name="T63">p</text:span> is a <text:span text:style-name="T63">P</text:span> object, then <text:span text:style-name="T63">p = c;</text:span> is valid. Why?</text:p>
      <text:p text:style-name="P81"/>
      <text:p text:style-name="P81">Think about it. A <text:span text:style-name="T63">C</text:span> object has more “features”, so you can copy those features to a <text:span text:style-name="T63">P</text:span> object.</text:p>
      <text:p text:style-name="P81"/>
      <text:p text:style-name="P132">For instance suppose a child class object c has member variables c.w, c.x, c.y, c.x and a parent class object p has member variables p.w, p.x, then when you perform</text:p>
      <text:p text:style-name="P132"/>
      <text:p text:style-name="P95"><text:tab/>p = c;</text:p>
      <text:p text:style-name="P95"/>
      <text:p text:style-name="P132">this would happen:</text:p>
      <text:p text:style-name="P132"/>
      <text:p text:style-name="P95"><text:tab/>p.w = c.w;</text:p>
      <text:p text:style-name="P95"><text:tab/>p.x = c.x;</text:p>
      <text:p text:style-name="P82"/>
      <text:p text:style-name="P132">But if you attempt to do </text:p>
      <text:p text:style-name="P132"/>
      <text:p text:style-name="P132"><text:tab/><text:span text:style-name="T63">c = p;</text:span></text:p>
      <text:p text:style-name="P132"/>
      <text:p text:style-name="P132">then it’s not clear what should be done for the last two assignments:</text:p>
      <text:p text:style-name="P132"/>
      <text:p text:style-name="P95"><text:tab/>c.w = p.w;</text:p>
      <text:p text:style-name="P95"><text:tab/>c.x = p.x;</text:p>
      <text:p text:style-name="P95"><text:tab/>c.y = ????</text:p>
      <text:p text:style-name="P95"><text:tab/>c.z = ????</text:p>
      <text:p text:style-name="P133"><text:s/></text:p>
      <text:p text:style-name="P281"><text:span text:style-name="T104">Class Reuse: “</text:span><text:span text:style-name="T106">has-a” and “is-a”</text:span></text:p>
      <text:p text:style-name="P120"/>
      <text:p text:style-name="P123"><text:span text:style-name="T127">Do not confuse inheritance and composition. They re-use old classes in different ways. Suppose </text:span><text:span text:style-name="T71">P</text:span><text:span text:style-name="T127"> is a class. </text:span></text:p>
      <text:p text:style-name="P80"/>
      <text:p text:style-name="P80">There are two ways to reuse <text:span text:style-name="T63">P</text:span>:</text:p>
      <text:list xml:id="list1522747647" text:style-name="L7">
        <text:list-item>
          <text:p text:style-name="P284"><text:span text:style-name="T130">Using inheritance: </text:span><text:span text:style-name="T63">C</text:span> inherits from <text:span text:style-name="T63">P</text:span></text:p>
        </text:list-item>
        <text:list-item>
          <text:p text:style-name="P284"><text:span text:style-name="T130">Using composition:</text:span><text:span text:style-name="T77"> </text:span><text:span text:style-name="T63">C</text:span> contains a member that is of type <text:span text:style-name="T63">P</text:span></text:p>
        </text:list-item>
      </text:list>
      <text:p text:style-name="P80"/>
      <text:p text:style-name="P80">Look at the following example carefully. Make sure you understand what is happening.</text:p>
      <text:p text:style-name="P12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84">#include &lt;iostream&gt;</text:p>
            <text:p text:style-name="P184"/>
            <text:p text:style-name="P184">class P </text:p>
            <text:p text:style-name="P184">{</text:p>
            <text:p text:style-name="P184">public: </text:p>
            <text:p text:style-name="P242"><text:s text:c="4"/>P() : x_(<text:span text:style-name="T126">1</text:span>) { <text:span text:style-name="T155">std::cout &lt;&lt; "P::P()\n"; </text:span>}</text:p>
            <text:p text:style-name="P242"><text:s text:c="4"/>P(<text:span text:style-name="T155">int x</text:span>) : x_(<text:span text:style-name="T155">x</text:span>) { <text:span text:style-name="T155">std::cout &lt;&lt; "P::P(int)\n"; </text:span>}</text:p>
            <text:p text:style-name="P242"><text:s text:c="4"/><text:span text:style-name="T159">~</text:span>P() { <text:span text:style-name="T155">std::cout &lt;&lt; "P::~P()\n"; </text:span>}</text:p>
            <text:p text:style-name="P242"><text:s text:c="4"/>int get_x() <text:span text:style-name="T109">const </text:span>{ return x_; }</text:p>
            <text:p text:style-name="P242"><text:s text:c="4"/>void set_x(int x) { x_ = x; }</text:p>
            <text:p text:style-name="P247">private:</text:p>
            <text:p text:style-name="P242"><text:s text:c="4"/>int x_;</text:p>
            <text:p text:style-name="P242">};</text:p>
            <text:p text:style-name="P242"/>
            <text:p text:style-name="P242">class C: public P </text:p>
            <text:p text:style-name="P242">{</text:p>
            <text:p text:style-name="P242">public:</text:p>
            <text:p text:style-name="P245"><text:s text:c="4"/>C() : <text:span text:style-name="T10">P(42), </text:span><text:span text:style-name="T153">x_(3), </text:span>y_(<text:span text:style-name="T126">2</text:span>) </text:p>
            <text:p text:style-name="P245"><text:s text:c="4"/>{ <text:span text:style-name="T155">std::cout &lt;&lt; "C::C()"; </text:span>}</text:p>
            <text:p text:style-name="P242"><text:s text:c="4"/><text:span text:style-name="T159">~</text:span>C() { <text:span text:style-name="T155">std::cout &lt;&lt; "C::~C()\n"; </text:span>}</text:p>
            <text:p text:style-name="P184"><text:s text:c="4"/>int get_y() <text:span text:style-name="T109">const </text:span>{ return y_; }</text:p>
            <text:p text:style-name="P184"><text:s text:c="4"/>void set_y(int y) { y_ = y; }</text:p>
            <text:p text:style-name="P196">private:</text:p>
            <text:p text:style-name="P264"><text:s text:c="4"/><text:span text:style-name="T149">int x_;</text:span></text:p>
            <text:p text:style-name="P184"><text:s text:c="4"/>int y_;</text:p>
            <text:p text:style-name="P184">};</text:p>
            <text:p text:style-name="P184"/>
            <text:p text:style-name="P238">class <text:span text:style-name="T164">D</text:span> </text:p>
            <text:p text:style-name="P233">{</text:p>
            <text:p text:style-name="P233">public:</text:p>
            <text:p text:style-name="P234"><text:s text:c="4"/><text:span text:style-name="T164">D</text:span>() : <text:span text:style-name="T164">p_</text:span><text:span text:style-name="T10">(42), </text:span><text:span text:style-name="T153">x_(3), </text:span>y_(<text:span text:style-name="T126">2</text:span>) </text:p>
            <text:p text:style-name="P234"><text:s text:c="4"/>{ <text:span text:style-name="T155">std::cout &lt;&lt; "D::D()"; </text:span>}</text:p>
            <text:p text:style-name="P233"><text:s text:c="4"/><text:span text:style-name="T159">~D</text:span>() { <text:span text:style-name="T155">std::cout &lt;&lt; "D::~D()\n"; </text:span>}</text:p>
            <text:p text:style-name="P233"><text:s text:c="4"/>int get_y() <text:span text:style-name="T109">const </text:span>{ return y_; }</text:p>
            <text:p text:style-name="P233"><draw:custom-shape text:anchor-type="paragraph" draw:z-index="43" draw:name="Shape16" draw:style-name="gr20" draw:text-style-name="P315" svg:width="1.2189in" svg:height="0.2689in" svg:x="5.1681in" svg:y="0.2181in"><text:p text:style-name="P314"><text:span text:style-name="T199">D has a P object</text:span></text:p><draw:enhanced-geometry svg:viewBox="0 0 21600 21600" draw:type="rectangle" draw:enhanced-path="M 0 0 L 21600 0 21600 21600 0 21600 0 0 Z N"/></draw:custom-shape><text:s text:c="4"/>void set_y(int y) { y_ = y; }</text:p>
            <text:p text:style-name="P235">private:</text:p>
            <text:p text:style-name="P235"><draw:line text:anchor-type="paragraph" draw:z-index="44" draw:name="Shape17" draw:style-name="gr19" draw:text-style-name="P313" svg:x1="5.1681in" svg:y1="0.0283in" svg:x2="0.7917in" svg:y2="0.072in"><text:p/></draw:line><text:s text:c="4"/><text:span text:style-name="T164">P p_;</text:span></text:p>
            <text:p text:style-name="P257"><text:s text:c="4"/><text:span text:style-name="T149">int x_;</text:span></text:p>
            <text:p text:style-name="P233"><text:s text:c="4"/>int y_;</text:p>
            <text:p text:style-name="P233">};</text:p>
            <text:p text:style-name="P236"/>
            <text:p text:style-name="P184"><text:soft-page-break/>int main() </text:p>
            <text:p text:style-name="P184">{</text:p>
            <text:p text:style-name="P184"><text:s text:c="4"/>C c;</text:p>
            <text:p text:style-name="P184"><text:s text:c="4"/>std::cout &lt;&lt; "c.x_ =" &lt;&lt; c.get_x() &lt;&lt; ", "</text:p>
            <text:p text:style-name="P184"><text:s text:c="14"/>&lt;&lt; "c.y_ =" &lt;&lt; c.get_y() &lt;&lt; '\n';</text:p>
            <text:p text:style-name="P184"><text:s text:c="4"/>std::cout &lt;&lt; "c.x_ =" &lt;&lt; <text:span text:style-name="T53">c.</text:span><text:span text:style-name="T55">P::</text:span><text:span text:style-name="T53">get_x()</text:span> &lt;&lt; ", "</text:p>
            <text:p text:style-name="P184"><text:s text:c="14"/>&lt;&lt; "c.y_ =" &lt;&lt; c.<text:span text:style-name="T150">C::</text:span>get_y() &lt;&lt; '\n';</text:p>
            <text:p text:style-name="P184"/>
            <text:p text:style-name="P248"><text:span text:style-name="T161"><text:s text:c="4"/></text:span><text:span text:style-name="T162">P p;</text:span></text:p>
            <text:p text:style-name="P89"><text:span text:style-name="T161"><text:s text:c="4"/></text:span><text:span text:style-name="T62">p = c;</text:span><text:span text:style-name="T161"><text:line-break/></text:span></text:p>
            <text:p text:style-name="P89"><text:span text:style-name="T161"><text:s text:c="4"/></text:span><text:span text:style-name="T163">D d;</text:span></text:p>
            <text:p text:style-name="P91"/>
            <text:p text:style-name="P188"><text:s text:c="4"/>return 0;</text:p>
            <text:p text:style-name="P188">}</text:p>
          </table:table-cell>
        </table:table-row>
      </table:table>
      <text:p text:style-name="P134"/>
      <text:p text:style-name="P134">Study the above carefully. The <text:span text:style-name="T63">c</text:span> object has its own <text:span text:style-name="T63">x_</text:span> and <text:span text:style-name="T63">y_</text:span> and the <text:span text:style-name="T63">get_</text:span><text:span text:style-name="T95">y</text:span> and <text:span text:style-name="T63">set_</text:span><text:span text:style-name="T95">y</text:span> methods. It also has (through inheritance) its <text:span text:style-name="T63">P::x_</text:span> and method <text:span text:style-name="T63">P::get_x</text:span> and <text:span text:style-name="T63">P::set_x</text:span>. The object <text:span text:style-name="T63">d</text:span> also has <text:span text:style-name="T63">x_</text:span> and <text:span text:style-name="T63">y_</text:span> and the <text:span text:style-name="T63">get_x</text:span> and <text:span text:style-name="T63">set_x</text:span> and it <text:span text:style-name="T194">also has </text:span><text:span text:style-name="T63">p_.x</text:span>_ and <text:span text:style-name="T63">p_.get_x </text:span>and <text:span text:style-name="T63">p_.set_x</text:span>. In some sense both <text:span text:style-name="T63">c</text:span> and <text:span text:style-name="T63">d</text:span> have the same “features”.</text:p>
      <text:p text:style-name="P98"/>
      <text:p text:style-name="P136"><text:span text:style-name="T63">c</text:span> has <text:span text:style-name="T63">P</text:span>’s features by inheritance while <text:span text:style-name="T63">d</text:span> has <text:span text:style-name="T63">P</text:span>’s features through composition.</text:p>
      <text:p text:style-name="P136"/>
      <text:p text:style-name="P96">If what you want in a class can be found in another class, should you <text:span text:style-name="T128">us</text:span><text:span text:style-name="T195">e</text:span><text:span text:style-name="T128"> composition or inheritance</text:span>?</text:p>
      <text:p text:style-name="P96"/>
      <text:p text:style-name="P96">Look at “is-a” and “has-a” relationships <text:span text:style-name="T128">between concepts.</text:span></text:p>
      <text:p text:style-name="P96"/>
      <text:p text:style-name="P97">Suppose you have a <text:span text:style-name="T63">Vehicle</text:span> class. You want to build a <text:span text:style-name="T63">Car</text:span> class. <text:span text:style-name="T128">Think about the relationship between the concept of a car and a vehicle. Which one sounds right:</text:span></text:p>
      <text:list xml:id="list1276405455" text:style-name="L8">
        <text:list-item>
          <text:p text:style-name="P285">A car “is a” vehicle or a vehicle “is a” car </text:p>
        </text:list-item>
        <text:list-item>
          <text:p text:style-name="P285">A car “has a” vehicle or a vehicle ”has a” car</text:p>
        </text:list-item>
      </text:list>
      <text:p text:style-name="P128">Clearly this one sounds better. </text:p>
      <text:list xml:id="list171343907747986" text:continue-numbering="true" text:style-name="L8">
        <text:list-item>
          <text:p text:style-name="P285">A car “is a” vehicle </text:p>
        </text:list-item>
      </text:list>
      <text:p text:style-name="P128">This tells you that you should probably use inheritance:</text:p>
      <table:table table:name="Table14" table:style-name="Table14">
        <table:table-column table:style-name="Table14.A"/>
        <table:table-row table:style-name="TableLine1553110946928">
          <table:table-cell table:style-name="Table14.A1" office:value-type="string">
            <text:p text:style-name="P201"><text:span text:style-name="T97">c</text:span>lass Vehicle {...<text:span text:style-name="T96">};</text:span></text:p>
            <text:p text:style-name="P202">class Car: public Vehicle {...};</text:p>
          </table:table-cell>
        </table:table-row>
      </table:table>
      <text:p text:style-name="P96"/>
      <text:p text:style-name="P129">Suppose you have an <text:span text:style-name="T63">Engine</text:span> class. You want to build a <text:span text:style-name="T63">Car</text:span> class. <text:span text:style-name="T128">What is the relationship between an engine and a car? Which one sounds right:</text:span></text:p>
      <text:list xml:id="list171345305702370" text:continue-numbering="true" text:style-name="L8">
        <text:list-item>
          <text:p text:style-name="P285">An engine “is a” car or an engine “is a” car</text:p>
        </text:list-item>
        <text:list-item>
          <text:p text:style-name="P285">An engine car “has a” vehicle or a vehicle “has an” engine </text:p>
        </text:list-item>
      </text:list>
      <text:p text:style-name="P128">Clearly this is the best:</text:p>
      <text:list xml:id="list53790177" text:style-name="L9">
        <text:list-item>
          <text:p text:style-name="P286">A vehicle “has an” engine</text:p>
        </text:list-item>
      </text:list>
      <text:p text:style-name="P128">This tells you that you should probably use composition:</text:p>
      <table:table table:name="Table15" table:style-name="Table15">
        <table:table-column table:style-name="Table15.A"/>
        <table:table-row table:style-name="TableLine1553106259824">
          <table:table-cell table:style-name="Table15.A1" office:value-type="string">
            <text:p text:style-name="P203"><text:span text:style-name="T98">c</text:span>lass Engine {...};</text:p>
            <text:p text:style-name="P204">class Car {</text:p>
            <text:p text:style-name="P204">...</text:p>
            <text:p text:style-name="P253">private:</text:p>
            <text:p text:style-name="P205"><text:soft-page-break/><text:s text:c="4"/>Engine anEngine;</text:p>
            <text:p text:style-name="P204"><text:s text:c="4"/>... </text:p>
            <text:p text:style-name="P204">};</text:p>
          </table:table-cell>
        </table:table-row>
      </table:table>
      <text:p text:style-name="P99">For composition, you want to create methods for methods in the instance members (delegation):</text:p>
      <table:table table:name="Table16" table:style-name="Table16">
        <table:table-column table:style-name="Table16.A"/>
        <table:table-row table:style-name="TableLine1553106268800">
          <table:table-cell table:style-name="Table16.A1" office:value-type="string">
            <text:p text:style-name="P206">class Engine {</text:p>
            <text:p text:style-name="P206">public:</text:p>
            <text:p text:style-name="P206"><text:s text:c="4"/>void start();</text:p>
            <text:p text:style-name="P206">};</text:p>
            <text:p text:style-name="P206"/>
            <text:p text:style-name="P206">class Car {</text:p>
            <text:p text:style-name="P206">public:</text:p>
            <text:p text:style-name="P206"><text:s text:c="4"/>void start() { anEngine.start(); }</text:p>
            <text:p text:style-name="P206">private:</text:p>
            <text:p text:style-name="P206"><text:s text:c="4"/>Engine anEngine;</text:p>
            <text:p text:style-name="P206">};</text:p>
          </table:table-cell>
        </table:table-row>
      </table:table>
      <text:p text:style-name="P99"/>
      <text:p text:style-name="P99">Users can the<text:span text:style-name="T110">n</text:span> do this:</text:p>
      <table:table table:name="Table17" table:style-name="Table17">
        <table:table-column table:style-name="Table17.A"/>
        <table:table-row table:style-name="TableLine1553106268256">
          <table:table-cell table:style-name="Table17.A1" office:value-type="string">
            <text:p text:style-name="P206">Car honda_civic;</text:p>
            <text:p text:style-name="P206">honda_civic.start();</text:p>
            <text:p text:style-name="P206">// i.e., honda_civic.start() actually</text:p>
            <text:p text:style-name="P206">// executes honda_civic.anEngine.start()</text:p>
            <text:p text:style-name="P206">// i.e., honda_civic delegates the work of </text:p>
            <text:p text:style-name="P206">// "start" to it's engine</text:p>
          </table:table-cell>
        </table:table-row>
      </table:table>
      <text:p text:style-name="P99"/>
      <text:p text:style-name="P100">Otherwise you would need this:</text:p>
      <table:table table:name="Table18" table:style-name="Table18">
        <table:table-column table:style-name="Table18.A"/>
        <table:table-row table:style-name="TableLine1553106266624">
          <table:table-cell table:style-name="Table18.A1" office:value-type="string">
            <text:p text:style-name="P207">class Engine {</text:p>
            <text:p text:style-name="P207">public:</text:p>
            <text:p text:style-name="P207"><text:s text:c="4"/>void start();</text:p>
            <text:p text:style-name="P207">};</text:p>
            <text:p text:style-name="P207"/>
            <text:p text:style-name="P207">class Car {</text:p>
            <text:p text:style-name="P207">public:</text:p>
            <text:p text:style-name="P207"><text:s text:c="4"/>Engine &amp; get_engine() { return anEngine; }</text:p>
            <text:p text:style-name="P207">private:</text:p>
            <text:p text:style-name="P207"><text:s text:c="4"/>Engine anEngine;</text:p>
            <text:p text:style-name="P207">};</text:p>
          </table:table-cell>
        </table:table-row>
      </table:table>
      <text:p text:style-name="P100">And users would have to do this:</text:p>
      <table:table table:name="Table19" table:style-name="Table19">
        <table:table-column table:style-name="Table19.A"/>
        <table:table-row table:style-name="TableLine1553106259280">
          <table:table-cell table:style-name="Table19.A1" office:value-type="string">
            <text:p text:style-name="P207">Car honda_civic;</text:p>
            <text:p text:style-name="P207">honda_civic.get_engine().start();</text:p>
          </table:table-cell>
        </table:table-row>
      </table:table>
      <text:p text:style-name="P100"><text:span text:style-name="T128">This is </text:span><text:span text:style-name="T106">n</text:span><text:span text:style-name="T103">ot</text:span> so good. Why? Because you want to <text:span text:style-name="T103">hide lower level details (engines)</text:span> and let users <text:span text:style-name="T170">of your </text:span><text:span text:style-name="T89">Car</text:span><text:span text:style-name="T170"> class </text:span>focus on higher level details (cars) <text:span text:style-name="T189">which in this case is to “start a car” and not “start the engine o</text:span><text:span text:style-name="T195">f</text:span><text:span text:style-name="T189"> a car”.</text:span></text:p>
      <text:p text:style-name="P100"/>
      <text:p text:style-name="P100">In terms of re-use of code:</text:p>
      <text:list xml:id="list1637828504" text:style-name="L10">
        <text:list-item>
          <text:p text:style-name="P287">Derivation/<text:span text:style-name="T110">inheritance</text:span> is a form of white-box re-use</text:p>
        </text:list-item>
        <text:list-item>
          <text:p text:style-name="P287">Composition is a form of black-box re-use</text:p>
        </text:list-item>
      </text:list>
      <text:p text:style-name="P100"/>
      <text:p text:style-name="P100"><text:span text:style-name="T128">So in s</text:span>ummary <text:span text:style-name="T128">make sure you remember this:</text:span></text:p>
      <text:list xml:id="list278548487" text:style-name="L11">
        <text:list-item>
          <text:p text:style-name="P288">“is a” – inheritance</text:p>
        </text:list-item>
        <text:list-item>
          <text:p text:style-name="P288"><text:soft-page-break/>“h<text:tab/>as a” – composition</text:p>
        </text:list-item>
      </text:list>
      <text:p text:style-name="P100"/>
      <text:p text:style-name="P100"/>
      <text:p text:style-name="P159"><text:span text:style-name="T24">Exercise. </text:span><text:span text:style-name="T172">You want to write </text:span>the <text:span text:style-name="T172">Geometry Wars </text:span>2D game<text:span text:style-name="T172">. You want different shapes with different colors. To get a feel for the problem, you want to focus on circles and squares. Circles have colors. Squares have colors. In fact … every shape has a color. Therefore create a </text:span><text:span text:style-name="T70">Shape</text:span><text:span text:style-name="T111"> class containing color, i.e., R, G, B (</text:span><text:span text:style-name="T70">int</text:span><text:span text:style-name="T111"> instance variables). A circle has a radius. </text:span>(HINT: <text:span text:style-name="T111">Not all shapes have radius – squares do not have radii. </text:span>The location of a circle is determined by the center of the circle. A square has a width and height which are the same in value.<text:span text:style-name="T111"> </text:span>The location of the square is determined by the coordinates of the top-left corner. A rectangle is similar to the square except that the width and height need not be the same. Write relevant classes so that if you execute this:</text:p>
      <table:table table:name="Table20" table:style-name="Table20">
        <table:table-column table:style-name="Table20.A"/>
        <table:table-row table:style-name="TableLine1553106259552">
          <table:table-cell table:style-name="Table20.A1" office:value-type="string">
            <text:p text:style-name="P274">// white circle at (2,5) of radius 3</text:p>
            <text:p text:style-name="P274">Circle circle(2, 5, 3, 255, 255, 255); </text:p>
            <text:p text:style-name="P274"/>
            <text:p text:style-name="P274">// red square with top-left corner at (6, 7) with </text:p>
            <text:p text:style-name="P274">// sides of length 8.</text:p>
            <text:p text:style-name="P274">Square square(6, 7, 8, 255, 0, 0);</text:p>
            <text:p text:style-name="P274"/>
            <text:p text:style-name="P274">// green rectangle with top-left corner at (9, 10) </text:p>
            <text:p text:style-name="P274">// with width 11 and height 12.</text:p>
            <text:p text:style-name="P274">Rect rect(9, 10, 11, 12, 0, 255, 0);</text:p>
          </table:table-cell>
        </table:table-row>
      </table:table>
      <text:p text:style-name="P94"/>
      <text:p text:style-name="P93"/>
      <text:p text:style-name="P93"/>
      <text:p text:style-name="P135"/>
      <text:p text:style-name="P278">Type conversion</text:p>
      <text:p text:style-name="P118"/>
      <text:p text:style-name="P137">Add the following to our Basic Example:</text:p>
      <table:table table:name="Table23" table:style-name="Table23">
        <table:table-column table:style-name="Table23.A"/>
        <table:table-row table:style-name="TableLine1553106270704">
          <table:table-cell table:style-name="Table23.A1" office:value-type="string">
            <text:p text:style-name="P185">#include &lt;iostream&gt;</text:p>
            <text:p text:style-name="P185"/>
            <text:p text:style-name="P185">class P </text:p>
            <text:p text:style-name="P185">{</text:p>
            <text:p text:style-name="P185">...</text:p>
            <text:p text:style-name="P243">};</text:p>
            <text:p text:style-name="P243"/>
            <text:p text:style-name="P243">class C: public P </text:p>
            <text:p text:style-name="P243">{</text:p>
            <text:p text:style-name="P243">...</text:p>
            <text:p text:style-name="P185">};</text:p>
            <text:p text:style-name="P185"/>
            <text:p text:style-name="P237"/>
            <text:p text:style-name="P185">int main() </text:p>
            <text:p text:style-name="P185">{</text:p>
            <text:p text:style-name="P185"><text:s text:c="4"/>C c;</text:p>
            <text:p text:style-name="P185"><text:s text:c="4"/>...</text:p>
            <text:p text:style-name="P249"><text:span text:style-name="T161"><text:s text:c="4"/></text:span><text:span text:style-name="T162">P p;</text:span></text:p>
            <text:p text:style-name="P197"><text:s text:c="4"/>...</text:p>
            <text:p text:style-name="P92"/>
            <text:p text:style-name="P239"><text:s text:c="4"/><text:span text:style-name="T165">C </text:span>c<text:span text:style-name="T165">0</text:span>(p); // <text:span text:style-name="T165">This does not work!!!</text:span></text:p>
            <text:p text:style-name="P239"><text:s text:c="4"/><text:span text:style-name="T165">P </text:span>p<text:span text:style-name="T165">0</text:span>(c); // <text:span text:style-name="T165">This works</text:span></text:p>
            <text:p text:style-name="P239"/>
            <text:p text:style-name="P187"><text:s text:c="4"/>return 0;</text:p>
            <text:p text:style-name="P208">}</text:p>
          </table:table-cell>
        </table:table-row>
      </table:table>
      <text:p text:style-name="P101"/>
      <text:p text:style-name="P101">This tells you that if <text:span text:style-name="T63">C</text:span> is a subclass of <text:span text:style-name="T63">P</text:span>, then automatically, <text:span text:style-name="T63">P</text:span> has a constructor of the form</text:p>
      <table:table table:name="Table24" table:style-name="Table24">
        <table:table-column table:style-name="Table24.A"/>
        <table:table-row table:style-name="TableLine1553106258736">
          <table:table-cell table:style-name="Table24.A1" office:value-type="string">
            <text:p text:style-name="P208">class P</text:p>
            <text:p text:style-name="P208">{</text:p>
            <text:p text:style-name="P208"><text:s text:c="4"/>... </text:p>
            <text:p text:style-name="P208"><text:s text:c="4"/>P(const C &amp;);</text:p>
            <text:p text:style-name="P208"><text:s text:c="4"/>... </text:p>
            <text:p text:style-name="P208">};</text:p>
          </table:table-cell>
        </table:table-row>
      </table:table>
      <text:p text:style-name="P128">The default behavior of this constructor is to copy relevant values from a <text:span text:style-name="T63">C</text:span> object to the <text:span text:style-name="T63">P</text:span> object that is being initialized.</text:p>
      <text:p text:style-name="P128"/>
      <text:p text:style-name="P101"><text:span text:style-name="T144">This </text:span>acts as a type conversion operator.</text:p>
      <text:p text:style-name="P101"/>
      <text:p text:style-name="P137">The idea is very similar to the assignment operator between objects of <text:span text:style-name="T63">C</text:span> and objects or <text:span text:style-name="T63">P</text:span>. And the reason that </text:p>
      <table:table table:name="Table9" table:style-name="Table9">
        <table:table-column table:style-name="Table9.A"/>
        <table:table-row table:style-name="TableLine1553106257376">
          <table:table-cell table:style-name="Table9.A1" office:value-type="string">
            <text:p text:style-name="P271"><text:span text:style-name="T165">C c0</text:span>(<text:span text:style-name="T165">p</text:span>);</text:p>
          </table:table-cell>
        </table:table-row>
      </table:table>
      <text:p text:style-name="P137">does NOT work is similar.</text:p>
      <text:p text:style-name="P101"/>
      <text:p text:style-name="P277">Multiple inheritance</text:p>
      <text:p text:style-name="P117"/>
      <text:p text:style-name="P102">A class can be the child class of more than one parent class.</text:p>
      <text:p text:style-name="P101"/>
      <text:p text:style-name="P101"><text:span text:style-name="T53">Suppose we have a </text:span><text:span text:style-name="T64">Vehicle</text:span><text:span text:style-name="T53"> </text:span><text:span text:style-name="T54">class and a </text:span><text:span text:style-name="T65">Ship</text:span><text:span text:style-name="T54"> class. Then </text:span><text:span text:style-name="T65">AmphibiousVehicle</text:span><text:span text:style-name="T54"> is a child of both </text:span><text:span text:style-name="T65">Vehicle</text:span><text:span text:style-name="T54"> and </text:span><text:span text:style-name="T65">Ship</text:span><text:span text:style-name="T54"> class. </text:span></text:p>
      <text:p text:style-name="P101"/>
      <text:p text:style-name="P103"><text:span text:style-name="T53">Syntax for multiple inheritance </text:span><text:span text:style-name="T57">using public inheritance is simpl</text:span><text:span text:style-name="T60">y</text:span><text:span text:style-name="T57">:</text:span></text:p>
      <table:table table:name="Table21" table:style-name="Table21">
        <table:table-column table:style-name="Table21.A"/>
        <table:table-row table:style-name="TableLine1553106260640">
          <table:table-cell table:style-name="Table21.A1" office:value-type="string">
            <text:p text:style-name="P213">class P<text:span text:style-name="T195">0</text:span> {};</text:p>
            <text:p text:style-name="P213">class P<text:span text:style-name="T195">1</text:span> {};</text:p>
            <text:p text:style-name="P213">class C: public P<text:span text:style-name="T175">0</text:span>, <text:span text:style-name="T174">public </text:span>P<text:span text:style-name="T175">1</text:span> {};</text:p>
          </table:table-cell>
        </table:table-row>
      </table:table>
      <text:p text:style-name="P160"/>
      <text:p text:style-name="P110">Some programming languages do not allow multiple inheritance. Why?</text:p>
      <text:p text:style-name="P103"><draw:g text:anchor-type="paragraph" draw:z-index="47" draw:name="Shape18" draw:style-name="gr1"><draw:frame draw:name="Shape2" draw:style-name="gr3" draw:text-style-name="P306" svg:width="0.763in" svg:height="0.4512in" svg:x="5.6075in" svg:y="0.1508in"><draw:text-box><text:p text:style-name="P305"><text:span text:style-name="T196">C</text:span></text:p></draw:text-box></draw:frame><draw:frame draw:name="Shape2" draw:style-name="gr4" draw:text-style-name="P306" svg:width="0.7634in" svg:height="0.4469in" svg:x="5.1457in" svg:y="-0.789in"><draw:text-box><text:p text:style-name="P305"><text:span text:style-name="T196">P0</text:span></text:p></draw:text-box></draw:frame><draw:custom-shape draw:name="Shape1" draw:style-name="gr5" draw:text-style-name="P307" svg:width="0.126in" svg:height="0.1539in" svg:x="5.4819in" svg:y="-0.3417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polyline draw:name="Shape3" draw:style-name="gr6" draw:text-style-name="P308" svg:width="0.1898in" svg:height="0.9075in" draw:transform="rotate (-1.58929681686604) translate (6.45112782446898in -0.187440585228089in)" svg:viewBox="0 0 483 2306" draw:points="0,8 441,0 483,2298 43,2306"><text:p/></draw:polyline><draw:frame draw:name="Shape2" draw:style-name="gr4" draw:text-style-name="P306" svg:width="0.7421in" svg:height="0.4469in" svg:x="6.0803in" svg:y="-0.7882in"><draw:text-box><text:p text:style-name="P305"><text:span text:style-name="T196">P1</text:span></text:p></draw:text-box></draw:frame><draw:line draw:name="Shape3" draw:style-name="gr6" draw:text-style-name="P308" svg:x1="6.0008in" svg:y1="-0.0138in" svg:x2="6in" svg:y2="0.1488in"><text:p/></draw:line><draw:custom-shape draw:name="Shape1" draw:style-name="gr5" draw:text-style-name="P307" svg:width="0.126in" svg:height="0.1539in" svg:x="6.3819in" svg:y="-0.3409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p>
      <text:p text:style-name="P103"><text:span text:style-name="T57">Well, s</text:span><text:span text:style-name="T53">uppose </text:span><text:span text:style-name="T58">class </text:span><text:span text:style-name="T64">C</text:span><text:span text:style-name="T66">0</text:span><text:span text:style-name="T53"> is derived from </text:span><text:span text:style-name="T64">P</text:span><text:span text:style-name="T66">0</text:span><text:span text:style-name="T53">, </text:span><text:span text:style-name="T64">P</text:span><text:span text:style-name="T66">1</text:span><text:span text:style-name="T53"> and both </text:span><text:span text:style-name="T64">P</text:span><text:span text:style-name="T66">0</text:span><text:span text:style-name="T53">, </text:span><text:span text:style-name="T64">P</text:span><text:span text:style-name="T66">1</text:span><text:span text:style-name="T53"> have </text:span><text:span text:style-name="T64">f()</text:span><text:span text:style-name="T53">. If </text:span><text:span text:style-name="T64">c</text:span><text:span text:style-name="T53"> is a </text:span><text:span text:style-name="T64">C</text:span><text:span text:style-name="T53"> object, then </text:span><text:span text:style-name="T64">c.f()</text:span><text:span text:style-name="T53"> is ambiguous. </text:span><text:span text:style-name="T59">MAKE SURE you run the following:</text:span></text:p>
      <table:table table:name="Table26" table:style-name="Table26">
        <table:table-column table:style-name="Table26.A"/>
        <table:table-row table:style-name="TableLine1553106270432">
          <table:table-cell table:style-name="Table26.A1" office:value-type="string">
            <text:p text:style-name="P209">#include &lt;iostream&gt;</text:p>
            <text:p text:style-name="P209"/>
            <text:p text:style-name="P209">class P<text:span text:style-name="T171">0</text:span></text:p>
            <text:p text:style-name="P209">{</text:p>
            <text:p text:style-name="P209">public:</text:p>
            <text:p text:style-name="P209"><text:s text:c="4"/>void f() {}</text:p>
            <text:p text:style-name="P209">};</text:p>
            <text:p text:style-name="P209"/>
            <text:p text:style-name="P209">class P<text:span text:style-name="T171">1</text:span></text:p>
            <text:p text:style-name="P209">{</text:p>
            <text:p text:style-name="P209">public:</text:p>
            <text:p text:style-name="P209"><text:s text:c="4"/>void f() {}</text:p>
            <text:p text:style-name="P209">};</text:p>
            <text:p text:style-name="P209"/>
            <text:p text:style-name="P210">class C: public P<text:span text:style-name="T181">0</text:span>, <text:span text:style-name="T178">public </text:span>P<text:span text:style-name="T181">1</text:span> </text:p>
            <text:p text:style-name="P210">{};</text:p>
            <text:p text:style-name="P209"/>
            <text:p text:style-name="P209">int main()</text:p>
            <text:p text:style-name="P209">{</text:p>
            <text:p text:style-name="P211"><text:s text:c="4"/>C c; </text:p>
            <text:p text:style-name="P211"><text:s text:c="4"/>c.f(); // <text:span text:style-name="T165">which one!?!?!</text:span></text:p>
            <text:p text:style-name="P209"><text:s text:c="4"/>return 0;</text:p>
            <text:p text:style-name="P209">}</text:p>
          </table:table-cell>
        </table:table-row>
      </table:table>
      <text:p text:style-name="P138">Your C++ compiler will probably yell at you and say you have an ambiguous invocation. <text:span text:style-name="T166">This is of course the same for ambiguous member variables:</text:span></text:p>
      <table:table table:name="Table11" table:style-name="Table11">
        <table:table-column table:style-name="Table11.A"/>
        <table:table-row table:style-name="TableLine1553106267984">
          <table:table-cell table:style-name="Table11.A1" office:value-type="string">
            <text:p text:style-name="P211">#include &lt;iostream&gt;</text:p>
            <text:p text:style-name="P211"/>
            <text:p text:style-name="P211">class P<text:span text:style-name="T173">0</text:span></text:p>
            <text:p text:style-name="P211">{</text:p>
            <text:p text:style-name="P250">public:</text:p>
            <text:p text:style-name="P211"><text:s text:c="4"/><text:span text:style-name="T166">int x_;</text:span></text:p>
            <text:p text:style-name="P211">};</text:p>
            <text:p text:style-name="P211"/>
            <text:p text:style-name="P211">class P<text:span text:style-name="T173">1</text:span></text:p>
            <text:p text:style-name="P211"><text:soft-page-break/>{</text:p>
            <text:p text:style-name="P211">public:</text:p>
            <text:p text:style-name="P211"><text:s text:c="4"/><text:span text:style-name="T166">int x_;</text:span></text:p>
            <text:p text:style-name="P211">};</text:p>
            <text:p text:style-name="P211"/>
            <text:p text:style-name="P211">class C: public P<text:span text:style-name="T173">0</text:span>, <text:span text:style-name="T178">public </text:span>P<text:span text:style-name="T173">1</text:span> </text:p>
            <text:p text:style-name="P211">{};</text:p>
            <text:p text:style-name="P211"/>
            <text:p text:style-name="P211">int main()</text:p>
            <text:p text:style-name="P211">{</text:p>
            <text:p text:style-name="P211"><text:s text:c="4"/>C c;</text:p>
            <text:p text:style-name="P211"><text:s text:c="4"/>c.<text:span text:style-name="T166">x_</text:span>; // <text:span text:style-name="T165">which one!?!?!</text:span></text:p>
            <text:p text:style-name="P211"><text:s text:c="4"/>return 0;</text:p>
            <text:p text:style-name="P211">}</text:p>
          </table:table-cell>
        </table:table-row>
      </table:table>
      <text:p text:style-name="P140"/>
      <text:p text:style-name="P141">However note that if you have two members in both parents with the same name but you never call upon that name, your C++ will <text:span text:style-name="T103">not</text:span> complain. For instance</text:p>
      <table:table table:name="Table13" table:style-name="Table13">
        <table:table-column table:style-name="Table13.A"/>
        <table:table-row table:style-name="TableLine1553106265808">
          <table:table-cell table:style-name="Table13.A1" office:value-type="string">
            <text:p text:style-name="P212">#include &lt;iostream&gt;</text:p>
            <text:p text:style-name="P212"/>
            <text:p text:style-name="P212">class P<text:span text:style-name="T174">0</text:span></text:p>
            <text:p text:style-name="P212">{</text:p>
            <text:p text:style-name="P251">public:</text:p>
            <text:p text:style-name="P212"><text:s text:c="4"/><text:span text:style-name="T166">int x_;</text:span></text:p>
            <text:p text:style-name="P212">};</text:p>
            <text:p text:style-name="P212"/>
            <text:p text:style-name="P212">class P<text:span text:style-name="T174">1</text:span></text:p>
            <text:p text:style-name="P212">{</text:p>
            <text:p text:style-name="P212">public:</text:p>
            <text:p text:style-name="P212"><text:s text:c="4"/><text:span text:style-name="T166">int x_;</text:span></text:p>
            <text:p text:style-name="P212">};</text:p>
            <text:p text:style-name="P212"/>
            <text:p text:style-name="P212">class C: public P<text:span text:style-name="T195">0</text:span>, <text:span text:style-name="T181">public </text:span>P<text:span text:style-name="T195">1</text:span> </text:p>
            <text:p text:style-name="P212">{};</text:p>
            <text:p text:style-name="P212"/>
            <text:p text:style-name="P212">int main()</text:p>
            <text:p text:style-name="P212">{</text:p>
            <text:p text:style-name="P212"><text:s text:c="4"/>C c;</text:p>
            <text:p text:style-name="P212"><text:s text:c="4"/>return 0;</text:p>
            <text:p text:style-name="P212">}</text:p>
          </table:table-cell>
        </table:table-row>
      </table:table>
      <text:p text:style-name="P142">will compile. <text:span text:style-name="T174">If </text:span><text:span text:style-name="T90">P0</text:span><text:span text:style-name="T174"> has a method that works with </text:span><text:span text:style-name="T90">P0::x_</text:span><text:span text:style-name="T174"> and </text:span><text:span text:style-name="T90">P1</text:span><text:span text:style-name="T174"> has a method that works with </text:span><text:span text:style-name="T90">P1::x_</text:span><text:span text:style-name="T174">, that wouldn’t be a problem: </text:span></text:p>
      <table:table table:name="Table48" table:style-name="Table48">
        <table:table-column table:style-name="Table48.A"/>
        <table:table-row table:style-name="TableLine1553106262816">
          <table:table-cell table:style-name="Table48.A1" office:value-type="string">
            <text:p text:style-name="P217">#include &lt;iostream&gt;</text:p>
            <text:p text:style-name="P217"/>
            <text:p text:style-name="P217">class P<text:span text:style-name="T174">0</text:span></text:p>
            <text:p text:style-name="P217">{</text:p>
            <text:p text:style-name="P252">public:</text:p>
            <text:p text:style-name="P252"><text:s text:c="4"/><text:span text:style-name="T181">void f0() { std::cout &lt;&lt; x_ &lt;&lt; '\n'; }</text:span></text:p>
            <text:p text:style-name="P217"><text:s text:c="4"/><text:span text:style-name="T166">int x_;</text:span></text:p>
            <text:p text:style-name="P217">};</text:p>
            <text:p text:style-name="P217"/>
            <text:p text:style-name="P217">class P<text:span text:style-name="T174">1</text:span></text:p>
            <text:p text:style-name="P217"><text:soft-page-break/>{</text:p>
            <text:p text:style-name="P217">public:</text:p>
            <text:p text:style-name="P252"><text:s text:c="4"/><text:span text:style-name="T181">void f1() { std::cout &lt;&lt; x_ &lt;&lt; '\n'; }</text:span></text:p>
            <text:p text:style-name="P217"><text:s text:c="4"/><text:span text:style-name="T166">int x_;</text:span></text:p>
            <text:p text:style-name="P217">};</text:p>
            <text:p text:style-name="P217"/>
            <text:p text:style-name="P217">class C: public P<text:span text:style-name="T183">0</text:span>, <text:span text:style-name="T181">public </text:span>P<text:span text:style-name="T183">1</text:span> </text:p>
            <text:p text:style-name="P217">{};</text:p>
            <text:p text:style-name="P217"/>
            <text:p text:style-name="P217">int main()</text:p>
            <text:p text:style-name="P217">{</text:p>
            <text:p text:style-name="P217"><text:s text:c="4"/>C c;</text:p>
            <text:p text:style-name="P217"><text:s text:c="4"/><text:span text:style-name="T182">c.f0();</text:span></text:p>
            <text:p text:style-name="P217"><text:s text:c="4"/><text:span text:style-name="T182">c.f1();</text:span></text:p>
            <text:p text:style-name="P217"><text:s text:c="4"/>return 0;</text:p>
            <text:p text:style-name="P217">}</text:p>
          </table:table-cell>
        </table:table-row>
      </table:table>
      <text:p text:style-name="P139"/>
      <text:p text:style-name="P161">Another situation where multiple inheritance might cause a problem is when, further up, <text:span text:style-name="T63">P0</text:span> and <text:span text:style-name="T63">P1</text:span> inherits from a common class:</text:p>
      <text:p text:style-name="P161"><draw:g text:anchor-type="paragraph" draw:z-index="48" draw:name="Shape19" draw:style-name="gr1"><draw:frame draw:name="Shape2" draw:style-name="gr3" draw:text-style-name="P306" svg:width="0.763in" svg:height="0.4512in" svg:x="1.6181in" svg:y="2.0232in"><draw:text-box><text:p text:style-name="P305"><text:span text:style-name="T196">C</text:span></text:p></draw:text-box></draw:frame><draw:frame draw:name="Shape2" draw:style-name="gr4" draw:text-style-name="P306" svg:width="0.7634in" svg:height="0.4469in" svg:x="1.1563in" svg:y="1.0835in"><draw:text-box><text:p text:style-name="P305"><text:span text:style-name="T196">P0</text:span></text:p></draw:text-box></draw:frame><draw:custom-shape draw:name="Shape1" draw:style-name="gr5" draw:text-style-name="P307" svg:width="0.126in" svg:height="0.1539in" svg:x="1.4925in" svg:y="1.5307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polyline draw:name="Shape3" draw:style-name="gr6" draw:text-style-name="P308" svg:width="0.1898in" svg:height="0.9075in" draw:transform="rotate (-1.58929681686604) translate (2.46154449113564in 1.68517533778152in)" svg:viewBox="0 0 483 2306" draw:points="0,8 441,0 483,2298 43,2306"><text:p/></draw:polyline><draw:frame draw:name="Shape2" draw:style-name="gr4" draw:text-style-name="P306" svg:width="0.7421in" svg:height="0.4469in" svg:x="2.0909in" svg:y="1.0843in"><draw:text-box><text:p text:style-name="P305"><text:span text:style-name="T196">P1</text:span></text:p></draw:text-box></draw:frame><draw:line draw:name="Shape3" draw:style-name="gr6" draw:text-style-name="P308" svg:x1="2.0118in" svg:y1="1.8591in" svg:x2="2.011in" svg:y2="2.0217in"><text:p/></draw:line><draw:custom-shape draw:name="Shape1" draw:style-name="gr5" draw:text-style-name="P307" svg:width="0.126in" svg:height="0.1539in" svg:x="2.3925in" svg:y="1.5315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name="Shape2" draw:style-name="gr7" draw:text-style-name="P306" svg:width="0.7669in" svg:height="0.4551in" svg:x="1.6236in" svg:y="0.1425in"><draw:text-box><text:p text:style-name="P305"><text:span text:style-name="T196">G</text:span></text:p></draw:text-box></draw:frame><draw:polyline draw:name="Shape3" draw:style-name="gr6" draw:text-style-name="P308" svg:width="0.1634in" svg:height="0.9071in" draw:transform="rotate (-1.58929681686604) translate (2.46661195070525in 0.936161494837628in)" svg:viewBox="0 0 416 2305" draw:points="374,0 0,7 43,2305 416,2298"><text:p/></draw:polyline><draw:custom-shape draw:name="Shape1" draw:style-name="gr5" draw:text-style-name="P307" svg:width="0.126in" svg:height="0.1539in" svg:x="1.9508in" svg:y="0.5823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" draw:style-name="gr6" draw:text-style-name="P308" svg:x1="2.0118in" svg:y1="0.7354in" svg:x2="2.011in" svg:y2="0.9362in"><text:p/></draw:line></draw:g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able:table table:name="Table22" table:style-name="Table22">
        <table:table-column table:style-name="Table22.A"/>
        <table:table-row table:style-name="TableLine1553106258192">
          <table:table-cell table:style-name="Table22.A1" office:value-type="string">
            <text:p text:style-name="P214">#include &lt;iostream&gt;</text:p>
            <text:p text:style-name="P254">class G</text:p>
            <text:p text:style-name="P254">{};</text:p>
            <text:p text:style-name="P254"/>
            <text:p text:style-name="P214">class P<text:span text:style-name="T174">0: public G</text:span></text:p>
            <text:p text:style-name="P214"><text:span text:style-name="T183">{</text:span>};</text:p>
            <text:p text:style-name="P214"/>
            <text:p text:style-name="P214">class P<text:span text:style-name="T174">1: public G</text:span></text:p>
            <text:p text:style-name="P214">{};</text:p>
            <text:p text:style-name="P214"/>
            <text:p text:style-name="P214">class C: public P<text:span text:style-name="T184">0</text:span>, <text:span text:style-name="T183">public </text:span>P<text:span text:style-name="T184">1</text:span> </text:p>
            <text:p text:style-name="P214">{};</text:p>
            <text:p text:style-name="P214"/>
            <text:p text:style-name="P214">int main()</text:p>
            <text:p text:style-name="P214">{</text:p>
            <text:p text:style-name="P214"><text:s text:c="4"/>C c;</text:p>
            <text:p text:style-name="P214"><text:s text:c="4"/>return 0;</text:p>
            <text:p text:style-name="P214"><text:soft-page-break/>}</text:p>
          </table:table-cell>
        </table:table-row>
      </table:table>
      <text:p text:style-name="P163">The important thing to realize is that the object constructions starting with <text:span text:style-name="T63">C</text:span> is done one class at a time going up – there are <text:span text:style-name="T103">two paths</text:span> in this case. The two paths don’t really “synchronize” with each other: <text:span text:style-name="T179">the creation of objects along the two inheritance paths </text:span><text:span text:style-name="T195">is</text:span><text:span text:style-name="T179"> independent.</text:span> This means that there are <text:span text:style-name="T103">two</text:span> objects created with class G for <text:span text:style-name="T63">c</text:span>!!! </text:p>
      <text:p text:style-name="P163"><draw:g text:anchor-type="paragraph" draw:z-index="49" draw:name="Shape20" draw:style-name="gr1"><draw:g draw:style-name="gr2"><draw:frame draw:name="Shape2" draw:style-name="gr3" draw:text-style-name="P306" svg:width="0.763in" svg:height="0.4512in" svg:x="0.6965in" svg:y="2.0299in"><draw:text-box><text:p text:style-name="P305"><text:span text:style-name="T196">C</text:span></text:p></draw:text-box></draw:frame><draw:frame draw:name="Shape2" draw:style-name="gr4" draw:text-style-name="P306" svg:width="0.7634in" svg:height="0.4469in" svg:x="0.2346in" svg:y="1.0902in"><draw:text-box><text:p text:style-name="P305"><text:span text:style-name="T196">P0</text:span></text:p></draw:text-box></draw:frame><draw:custom-shape draw:name="Shape1" draw:style-name="gr5" draw:text-style-name="P307" svg:width="0.126in" svg:height="0.1539in" svg:x="0.5709in" svg:y="1.5374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polyline draw:name="Shape3" draw:style-name="gr6" draw:text-style-name="P308" svg:width="0.1898in" svg:height="0.9075in" draw:transform="rotate (-1.58929681686604) translate (1.54001671335787in 1.69172608143854in)" svg:viewBox="0 0 483 2306" draw:points="0,8 441,0 483,2298 43,2306"><text:p/></draw:polyline><draw:frame draw:name="Shape2" draw:style-name="gr4" draw:text-style-name="P306" svg:width="0.7421in" svg:height="0.4469in" svg:x="1.1693in" svg:y="1.0909in"><draw:text-box><text:p text:style-name="P305"><text:span text:style-name="T196">P1</text:span></text:p></draw:text-box></draw:frame><draw:line draw:name="Shape3" draw:style-name="gr6" draw:text-style-name="P308" svg:x1="1.0898in" svg:y1="1.8654in" svg:x2="1.089in" svg:y2="2.028in"><text:p/></draw:line><draw:custom-shape draw:name="Shape1" draw:style-name="gr5" draw:text-style-name="P307" svg:width="0.126in" svg:height="0.1539in" svg:x="1.4709in" svg:y="1.5382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name="Shape2" draw:style-name="gr7" draw:text-style-name="P306" svg:width="0.7669in" svg:height="0.4551in" svg:x="0.702in" svg:y="0.1492in"><draw:text-box><text:p text:style-name="P305"><text:span text:style-name="T196">G</text:span></text:p></draw:text-box></draw:frame><draw:polyline draw:name="Shape3" draw:style-name="gr6" draw:text-style-name="P308" svg:width="0.1634in" svg:height="0.9071in" draw:transform="rotate (-1.58929681686604) translate (1.54508417292747in 0.943105939282072in)" svg:viewBox="0 0 416 2305" draw:points="374,0 0,7 43,2305 416,2298"><text:p/></draw:polyline><draw:custom-shape draw:name="Shape1" draw:style-name="gr5" draw:text-style-name="P307" svg:width="0.126in" svg:height="0.1539in" svg:x="1.0291in" svg:y="0.589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" draw:style-name="gr6" draw:text-style-name="P308" svg:x1="1.0898in" svg:y1="0.7417in" svg:x2="1.089in" svg:y2="0.9425in"><text:p/></draw:line></draw:g><draw:frame draw:name="Shape3" draw:style-name="gr8" draw:text-style-name="P309" svg:width="0.1551in" svg:height="0.1685in" svg:x="2.4827in" svg:y="1.4575in"><draw:text-box><text:p><text:span text:style-name="T196">c</text:span></text:p></draw:text-box></draw:frame><draw:custom-shape draw:name="Shape1" draw:style-name="gr9" draw:text-style-name="P310" svg:width="1.2913in" svg:height="0.6685in" svg:x="3.2283in" svg:y="2.5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0" draw:text-style-name="P310" svg:width="1.2913in" svg:height="0.6685in" svg:x="3.2283in" svg:y="2.5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4646in" svg:y1="2.3917in" svg:x2="3.2665in" svg:y2="2.7606in"><text:p/></draw:line><draw:custom-shape draw:name="Shape1" draw:style-name="gr10" draw:text-style-name="P310" svg:width="1.2913in" svg:height="0.6685in" svg:x="2.4445in" svg:y="1.5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0.9917in" svg:y1="1.5366in" svg:x2="2.4819in" svg:y2="1.8283in"><text:p/></draw:line><draw:line draw:name="Shape1" draw:style-name="gr11" draw:text-style-name="P305" svg:x1="3.0839in" svg:y1="2.2646in" svg:x2="3.5673in" svg:y2="2.563in"><text:p/></draw:line><draw:custom-shape draw:name="Shape1" draw:style-name="gr10" draw:text-style-name="P310" svg:width="1.2913in" svg:height="0.6685in" svg:x="4.0394in" svg:y="1.5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911in" svg:y1="1.2047in" svg:x2="4.1299in" svg:y2="1.7181in"><text:p/></draw:line><draw:line draw:name="Shape1" draw:style-name="gr11" draw:text-style-name="P305" svg:x1="4.6079in" svg:y1="2.2646in" svg:x2="4.1744in" svg:y2="2.563in"><text:p/></draw:line><draw:custom-shape draw:name="Shape1" draw:style-name="gr10" draw:text-style-name="P310" svg:width="1.2913in" svg:height="0.6685in" svg:x="2.45in" svg:y="0.7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4681in" svg:y1="0.4047in" svg:x2="2.739in" svg:y2="0.802in"><text:p/></draw:line><draw:custom-shape draw:name="Shape1" draw:style-name="gr12" draw:text-style-name="P307" svg:width="1.298in" svg:height="0.6768in" svg:x="4.0311in" svg:y="0.7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8" svg:x1="1.4681in" svg:y1="0.4047in" svg:x2="4.2453in" svg:y2="0.802in"><text:p/></draw:line><draw:line draw:name="Shape1" draw:style-name="gr11" draw:text-style-name="P305" svg:x1="4.7181in" svg:y1="1.4047in" svg:x2="4.7181in" svg:y2="1.5965in"><text:p/></draw:line><draw:line draw:name="Shape1" draw:style-name="gr11" draw:text-style-name="P305" svg:x1="3.0626in" svg:y1="1.3965in" svg:x2="3.0626in" svg:y2="1.5882in"><text:p/></draw:line></draw:g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>To verify, <text:span text:style-name="T184">first </text:span>do this:</text:p>
      <table:table table:name="Table25" table:style-name="Table25">
        <table:table-column table:style-name="Table25.A"/>
        <table:table-row table:style-name="TableLine1553106271520">
          <table:table-cell table:style-name="Table25.A1" office:value-type="string">
            <text:p text:style-name="P215">#include &lt;iostream&gt;</text:p>
            <text:p text:style-name="P255">class G</text:p>
            <text:p text:style-name="P255">{</text:p>
            <text:p text:style-name="P255">public:</text:p>
            <text:p text:style-name="P255"><text:s text:c="4"/><text:span text:style-name="T176">int x_;</text:span></text:p>
            <text:p text:style-name="P255">};</text:p>
            <text:p text:style-name="P255"/>
            <text:p text:style-name="P215">class P<text:span text:style-name="T174">0: public G</text:span></text:p>
            <text:p text:style-name="P215">{};</text:p>
            <text:p text:style-name="P215"/>
            <text:p text:style-name="P215">class P<text:span text:style-name="T174">1: public G</text:span></text:p>
            <text:p text:style-name="P215">{};</text:p>
            <text:p text:style-name="P215"/>
            <text:p text:style-name="P215">class C: public P<text:span text:style-name="T184">0</text:span>, <text:span text:style-name="T177">public </text:span>P<text:span text:style-name="T184">1</text:span> </text:p>
            <text:p text:style-name="P215">{};</text:p>
            <text:p text:style-name="P215"/>
            <text:p text:style-name="P215">int main()</text:p>
            <text:p text:style-name="P215">{</text:p>
            <text:p text:style-name="P215"><text:s text:c="4"/>C c;</text:p>
            <text:p text:style-name="P215"><text:s text:c="4"/><text:span text:style-name="T180">std::cout &lt;&lt; &amp;(c.P0::x_) &lt;&lt; '\n';</text:span></text:p>
            <text:p text:style-name="P216"><text:s text:c="4"/><text:span text:style-name="T180">std::cout &lt;&lt; &amp;(c.P1::x_) &lt;&lt; '\n';</text:span></text:p>
            <text:p text:style-name="P215"><text:s text:c="4"/>return 0;</text:p>
            <text:p text:style-name="P215">}</text:p>
          </table:table-cell>
        </table:table-row>
      </table:table>
      <text:p text:style-name="P162"/>
      <text:p text:style-name="P164"><text:soft-page-break/></text:p>
      <text:p text:style-name="P164"/>
      <text:p text:style-name="P164"><draw:g text:anchor-type="paragraph" draw:z-index="50" draw:name="Shape21" draw:style-name="gr1"><draw:g draw:style-name="gr2"><draw:g draw:style-name="gr2"><draw:frame draw:name="Shape2" draw:style-name="gr3" draw:text-style-name="P306" svg:width="0.763in" svg:height="0.4512in" svg:x="0.6965in" svg:y="1.9205in"><draw:text-box><text:p text:style-name="P305"><text:span text:style-name="T196">C</text:span></text:p></draw:text-box></draw:frame><draw:frame draw:name="Shape2" draw:style-name="gr4" draw:text-style-name="P306" svg:width="0.7634in" svg:height="0.4469in" svg:x="0.2346in" svg:y="0.9807in"><draw:text-box><text:p text:style-name="P305"><text:span text:style-name="T196">P0</text:span></text:p></draw:text-box></draw:frame><draw:custom-shape draw:name="Shape1" draw:style-name="gr5" draw:text-style-name="P307" svg:width="0.126in" svg:height="0.1539in" svg:x="0.5709in" svg:y="1.428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polyline draw:name="Shape3" draw:style-name="gr6" draw:text-style-name="P308" svg:width="0.1898in" svg:height="0.9075in" draw:transform="rotate (-1.58929681686604) translate (1.54001671335787in 1.58239756000371in)" svg:viewBox="0 0 483 2306" draw:points="0,8 441,0 483,2298 43,2306"><text:p/></draw:polyline><draw:frame draw:name="Shape2" draw:style-name="gr4" draw:text-style-name="P306" svg:width="0.7421in" svg:height="0.4469in" svg:x="1.1693in" svg:y="0.9815in"><draw:text-box><text:p text:style-name="P305"><text:span text:style-name="T196">P1</text:span></text:p></draw:text-box></draw:frame><draw:line draw:name="Shape3" draw:style-name="gr6" draw:text-style-name="P308" svg:x1="1.0898in" svg:y1="1.7559in" svg:x2="1.089in" svg:y2="1.9185in"><text:p/></draw:line><draw:custom-shape draw:name="Shape1" draw:style-name="gr5" draw:text-style-name="P307" svg:width="0.126in" svg:height="0.1539in" svg:x="1.4709in" svg:y="1.4287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name="Shape2" draw:style-name="gr7" draw:text-style-name="P306" svg:width="0.7669in" svg:height="0.4551in" svg:x="0.702in" svg:y="0.0398in"><draw:text-box><text:p text:style-name="P305"><text:span text:style-name="T196">G</text:span></text:p></draw:text-box></draw:frame><draw:polyline draw:name="Shape3" draw:style-name="gr6" draw:text-style-name="P308" svg:width="0.1634in" svg:height="0.9071in" draw:transform="rotate (-1.58929681686604) translate (1.54508417292747in 0.833383717059809in)" svg:viewBox="0 0 416 2305" draw:points="374,0 0,7 43,2305 416,2298"><text:p/></draw:polyline><draw:custom-shape draw:name="Shape1" draw:style-name="gr5" draw:text-style-name="P307" svg:width="0.126in" svg:height="0.1539in" svg:x="1.0291in" svg:y="0.4799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" draw:style-name="gr6" draw:text-style-name="P308" svg:x1="1.0898in" svg:y1="0.6327in" svg:x2="1.089in" svg:y2="0.8335in"><text:p/></draw:line></draw:g><draw:frame draw:name="Shape3" draw:style-name="gr8" draw:text-style-name="P309" svg:width="0.1551in" svg:height="0.1685in" svg:x="2.4827in" svg:y="1.348in"><draw:text-box><text:p><text:span text:style-name="T196">c</text:span></text:p></draw:text-box></draw:frame><draw:custom-shape draw:name="Shape1" draw:style-name="gr9" draw:text-style-name="P310" svg:width="1.2913in" svg:height="0.6685in" svg:x="3.2283in" svg:y="2.419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0" draw:text-style-name="P310" svg:width="1.2913in" svg:height="0.6685in" svg:x="3.2283in" svg:y="2.419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4646in" svg:y1="2.2827in" svg:x2="3.2665in" svg:y2="2.6516in"><text:p/></draw:line><draw:custom-shape draw:name="Shape1" draw:style-name="gr10" draw:text-style-name="P310" svg:width="1.2913in" svg:height="0.6685in" svg:x="2.4445in" svg:y="1.4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0.9917in" svg:y1="1.4272in" svg:x2="2.4819in" svg:y2="1.7189in"><text:p/></draw:line><draw:line draw:name="Shape1" draw:style-name="gr11" draw:text-style-name="P305" svg:x1="3.0839in" svg:y1="2.1559in" svg:x2="3.5673in" svg:y2="2.4543in"><text:p/></draw:line><draw:custom-shape draw:name="Shape1" draw:style-name="gr10" draw:text-style-name="P310" svg:width="1.2913in" svg:height="0.6685in" svg:x="4.0394in" svg:y="1.4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911in" svg:y1="1.0953in" svg:x2="4.1299in" svg:y2="1.6087in"><text:p/></draw:line><draw:line draw:name="Shape1" draw:style-name="gr11" draw:text-style-name="P305" svg:x1="4.6079in" svg:y1="2.1559in" svg:x2="4.1744in" svg:y2="2.4543in"><text:p/></draw:line><draw:custom-shape draw:name="Shape1" draw:style-name="gr10" draw:text-style-name="P310" svg:width="1.2913in" svg:height="0.6685in" svg:x="2.45in" svg:y="0.6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5" svg:x1="1.4681in" svg:y1="0.2953in" svg:x2="2.739in" svg:y2="0.6925in"><text:p/></draw:line><draw:custom-shape draw:name="Shape1" draw:style-name="gr12" draw:text-style-name="P307" svg:width="1.298in" svg:height="0.6768in" svg:x="4.0311in" svg:y="0.6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6" draw:text-style-name="P308" svg:x1="1.4681in" svg:y1="0.2953in" svg:x2="4.2453in" svg:y2="0.6925in"><text:p/></draw:line><draw:line draw:name="Shape1" draw:style-name="gr11" draw:text-style-name="P305" svg:x1="4.7181in" svg:y1="1.2953in" svg:x2="4.7181in" svg:y2="1.487in"><text:p/></draw:line><draw:line draw:name="Shape1" draw:style-name="gr11" draw:text-style-name="P305" svg:x1="3.0626in" svg:y1="1.2882in" svg:x2="3.0626in" svg:y2="1.4799in"><text:p/></draw:line></draw:g><draw:frame draw:name="Shape9" draw:style-name="gr13" draw:text-style-name="P311" svg:width="0.1496in" svg:height="0.1606in" svg:x="2.9984in" svg:y="0.8181in"><draw:text-box><text:p><text:span text:style-name="T197">x_</text:span></text:p></draw:text-box></draw:frame><draw:frame draw:name="Shape9" draw:style-name="gr13" draw:text-style-name="P311" svg:width="0.1496in" svg:height="0.1606in" svg:x="4.5992in" svg:y="0.8343in"><draw:text-box><text:p><text:span text:style-name="T197">x_</text:span></text:p></draw:text-box></draw:frame></draw:g></text:p>
      <text:p text:style-name="P164"/>
      <text:p text:style-name="P164"/>
      <text:p text:style-name="P164"/>
      <text:p text:style-name="P162"/>
      <text:p text:style-name="P162"/>
      <text:p text:style-name="P164"/>
      <text:p text:style-name="P164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/></text:p>
      <text:p text:style-name="P164"><text:span text:style-name="T53">The object </text:span><text:span text:style-name="T64">c</text:span><text:span text:style-name="T53"> has two </text:span><text:span text:style-name="T64">x_</text:span><text:span text:style-name="T53">’s. </text:span><text:span text:style-name="T61">We</text:span><text:span text:style-name="T53"> print the address of the two </text:span><text:span text:style-name="T64">x_</text:span><text:span text:style-name="T53">’s, which of course are different:</text:span></text:p>
      <table:table table:name="Table49" table:style-name="Table49">
        <table:table-column table:style-name="Table49.A"/>
        <table:table-row table:style-name="TableLine1553106265264">
          <table:table-cell table:style-name="Table49.A1" office:value-type="string">
            <text:p text:style-name="P218">#include &lt;iostream&gt;</text:p>
            <text:p text:style-name="P256">class G</text:p>
            <text:p text:style-name="P256">{</text:p>
            <text:p text:style-name="P256">public:</text:p>
            <text:p text:style-name="P256"><text:s text:c="4"/><text:span text:style-name="T176">int x_;</text:span></text:p>
            <text:p text:style-name="P256">};</text:p>
            <text:p text:style-name="P256"/>
            <text:p text:style-name="P218">class P<text:span text:style-name="T174">0: public G</text:span></text:p>
            <text:p text:style-name="P218">{};</text:p>
            <text:p text:style-name="P218"/>
            <text:p text:style-name="P218">class P<text:span text:style-name="T174">1: public G</text:span></text:p>
            <text:p text:style-name="P218">{};</text:p>
            <text:p text:style-name="P218"/>
            <text:p text:style-name="P218">class C: public P<text:span text:style-name="T185">0</text:span>, <text:span text:style-name="T177">public </text:span>P<text:span text:style-name="T185">1</text:span> </text:p>
            <text:p text:style-name="P218">{};</text:p>
            <text:p text:style-name="P218"/>
            <text:p text:style-name="P218">int main()</text:p>
            <text:p text:style-name="P218">{</text:p>
            <text:p text:style-name="P218"><text:s text:c="4"/>C c;</text:p>
            <text:p text:style-name="P218"><text:s text:c="4"/><text:span text:style-name="T180">std::cout &lt;&lt; &amp;(c.P0::x_) &lt;&lt; '\n';</text:span></text:p>
            <text:p text:style-name="P218"><text:s text:c="4"/><text:span text:style-name="T180">std::cout &lt;&lt; &amp;(c.P1::x_) &lt;&lt; '\n';</text:span></text:p>
            <text:p text:style-name="P218"><text:s text:c="4"/>return 0;</text:p>
            <text:p text:style-name="P218">}</text:p>
          </table:table-cell>
        </table:table-row>
      </table:table>
      <text:p text:style-name="P111"/>
      <text:p text:style-name="P111">Suppose you have a game of shapes. The Shape class describes (with its subclasses) how to draw the shape. You have another class PointMass that computes how the shapes moves as a physical point mass. You can have:</text:p>
      <table:table table:name="Table27" table:style-name="Table27">
        <table:table-column table:style-name="Table27.A"/>
        <text:soft-page-break/>
        <table:table-row table:style-name="TableLine1553106259008">
          <table:table-cell table:style-name="Table27.A1" office:value-type="string">
            <text:p text:style-name="P209">class Phy<text:span text:style-name="T99">sicalShape: public Shape, PointMass</text:span></text:p>
            <text:p text:style-name="P219">{...};</text:p>
          </table:table-cell>
        </table:table-row>
      </table:table>
      <text:p text:style-name="P113"/>
      <text:p text:style-name="P112">This separates out the (motion) physics of object as a point mass from the drawing of the object.</text:p>
      <text:list xml:id="list1105718302" text:style-name="L12">
        <text:list-item>
          <text:p text:style-name="P289"><text:span text:style-name="T53">If there's a draw method: it's probably from the </text:span><text:span text:style-name="T64">Shape</text:span><text:span text:style-name="T53"> class.</text:span></text:p>
        </text:list-item>
        <text:list-item>
          <text:p text:style-name="P289"><text:span text:style-name="T53">If there's a move method: it's probably from the </text:span><text:span text:style-name="T64">PointMass</text:span><text:span text:style-name="T53"> class</text:span></text:p>
        </text:list-item>
      </text:list>
      <text:p text:style-name="P121"/>
      <text:p text:style-name="P280"><text:span text:style-name="T167">Public inheritance: p</text:span>rotected member from the parent class</text:p>
      <text:p text:style-name="P148"/>
      <text:p text:style-name="P5">Recall that our child class cannot access private members in the parent class. (Remember that we’re doing public inheritance.)</text:p>
      <text:p text:style-name="P4"><text:span text:style-name="T15">A </text:span><text:span text:style-name="T121">protected member</text:span><text:span text:style-name="T15"> (</text:span><text:span text:style-name="T16">either a </text:span><text:span text:style-name="T15">member variable or method) is accessible by a subclass. </text:span><text:span text:style-name="T17">Run the following: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222">class P</text:p>
            <text:p text:style-name="P222">{</text:p>
            <text:p text:style-name="P222">public: int x;</text:p>
            <text:p text:style-name="P200">protected: int y_;</text:p>
            <text:p text:style-name="P222">private: int z_;</text:p>
            <text:p text:style-name="P222">};</text:p>
            <text:p text:style-name="P222"/>
            <text:p text:style-name="P222">class C: public P</text:p>
            <text:p text:style-name="P222">{</text:p>
            <text:p text:style-name="P222">public:</text:p>
            <text:p text:style-name="P222"><text:s text:c="4"/>void f() { y_++; } // OK</text:p>
            <text:p text:style-name="P222">};</text:p>
            <text:p text:style-name="P222"/>
            <text:p text:style-name="P222">int main()</text:p>
            <text:p text:style-name="P222">{</text:p>
            <text:p text:style-name="P222"><text:s text:c="4"/>C c;</text:p>
            <text:p text:style-name="P222"><text:s text:c="4"/><text:span text:style-name="T12">c.y_++;</text:span> // WRONG!!! Will not compile!!!</text:p>
            <text:p text:style-name="P222"><text:s text:c="4"/>return 0;</text:p>
            <text:p text:style-name="P222">}</text:p>
          </table:table-cell>
        </table:table-row>
      </table:table>
      <text:p text:style-name="P147"/>
      <text:p text:style-name="P278">Public, protected, and private</text:p>
      <text:p text:style-name="P144"/>
      <text:p text:style-name="P157">So far you have seen public inheritance:</text:p>
      <text:p text:style-name="P157"/>
      <table:table table:name="Table29" table:style-name="Table29">
        <table:table-column table:style-name="Table29.A"/>
        <table:table-row table:style-name="TableLine1553106266352">
          <table:table-cell table:style-name="Table29.A1" office:value-type="string">
            <text:p text:style-name="P273">class P</text:p>
            <text:p text:style-name="P273">{ ... };</text:p>
            <text:p text:style-name="P273">class C: <text:span text:style-name="T24">public</text:span> P</text:p>
            <text:p text:style-name="P273">{ ... };</text:p>
          </table:table-cell>
        </table:table-row>
      </table:table>
      <text:p text:style-name="P104"/>
      <text:p text:style-name="P104">There are two other types of inheritance: <text:span text:style-name="T12">protected and private inheritance</text:span>. Suppose you have a class <text:span text:style-name="T63">P</text:span>. Now define the following child classes:</text:p>
      <table:table table:name="Table30" table:style-name="Table30">
        <table:table-column table:style-name="Table30.A"/>
        <table:table-row table:style-name="TableLine1553106264720">
          <table:table-cell table:style-name="Table30.A1" office:value-type="string">
            <text:p text:style-name="P223">class CPublic: public P {}; <text:s text:c="6"/></text:p>
            <text:p text:style-name="P223">class C<text:span text:style-name="T112">P</text:span>rotected: protected P {};</text:p>
            <text:p text:style-name="P223">class C<text:span text:style-name="T112">P</text:span>rivate: private P {};</text:p>
          </table:table-cell>
        </table:table-row>
      </table:table>
      <text:p text:style-name="P104"/>
      <text:list xml:id="list1997808817" text:style-name="L13">
        <text:list-item>
          <text:p text:style-name="P290">The private <text:span text:style-name="T186">members </text:span>of <text:span text:style-name="T63">P</text:span> stay private in <text:span text:style-name="T63">CPublic</text:span>, <text:span text:style-name="T63">CProtected</text:span>, <text:span text:style-name="T63">CPrivate</text:span>.</text:p>
        </text:list-item>
        <text:list-item>
          <text:p text:style-name="P290"><text:span text:style-name="T63">CPublic</text:span>: public of <text:span text:style-name="T63">P</text:span> are public, protected of <text:span text:style-name="T63">P</text:span> are protected</text:p>
        </text:list-item>
        <text:list-item>
          <text:p text:style-name="P290"><text:span text:style-name="T63">CProtected</text:span>: public and protected of <text:span text:style-name="T63">P</text:span> are protected</text:p>
        </text:list-item>
        <text:list-item>
          <text:p text:style-name="P290"><text:span text:style-name="T63">CPrivate</text:span>: public, protected, and private of <text:span text:style-name="T63">P</text:span> are private.</text:p>
        </text:list-item>
      </text:list>
      <text:p text:style-name="P104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220">class P</text:p>
            <text:p text:style-name="P220">{</text:p>
            <text:p text:style-name="P198">public: int x;</text:p>
            <text:p text:style-name="P226">protected: int y_;</text:p>
            <text:p text:style-name="P220">private: int z_;</text:p>
            <text:p text:style-name="P220">};</text:p>
            <text:p text:style-name="P220"/>
            <text:p text:style-name="P220">class C: <text:span text:style-name="T103">public P</text:span></text:p>
            <text:p text:style-name="P220">{</text:p>
            <text:p text:style-name="P220">public:</text:p>
            <text:p text:style-name="P220"><text:s text:c="4"/>void f() { y_++; } // OK</text:p>
            <text:p text:style-name="P220">};</text:p>
            <text:p text:style-name="P220"/>
            <text:p text:style-name="P220">int main()</text:p>
            <text:p text:style-name="P220">{</text:p>
            <text:p text:style-name="P220"><text:s text:c="4"/>C c;</text:p>
            <text:p text:style-name="P220"><text:s text:c="4"/><text:span text:style-name="T12">c.</text:span><text:span text:style-name="T13">x_</text:span><text:span text:style-name="T12">++;</text:span> // <text:span text:style-name="T100">OK</text:span></text:p>
            <text:p text:style-name="P220"><text:s text:c="4"/>return 0;</text:p>
            <text:p text:style-name="P220">}</text:p>
          </table:table-cell>
        </table:table-row>
      </table:table>
      <text:p text:style-name="P106"/>
      <text:p text:style-name="P106"/>
      <table:table table:name="Table32" table:style-name="Table32">
        <table:table-column table:style-name="Table32.A"/>
        <text:soft-page-break/>
        <table:table-row table:style-name="Table32.1">
          <table:table-cell table:style-name="Table32.A1" office:value-type="string">
            <text:p text:style-name="P220">class P</text:p>
            <text:p text:style-name="P220">{</text:p>
            <text:p text:style-name="P198">public: int x_;</text:p>
            <text:p text:style-name="P226">protected: int y_;</text:p>
            <text:p text:style-name="P220">private: int z_;</text:p>
            <text:p text:style-name="P220">};</text:p>
            <text:p text:style-name="P220"/>
            <text:p text:style-name="P220">class C: <text:span text:style-name="T12">p</text:span><text:span text:style-name="T13">rotected</text:span><text:span text:style-name="T12"> P</text:span></text:p>
            <text:p text:style-name="P220">{</text:p>
            <text:p text:style-name="P220">public:</text:p>
            <text:p text:style-name="P220"><text:s text:c="4"/>void f() { y_++; } // OK</text:p>
            <text:p text:style-name="P220">};</text:p>
            <text:p text:style-name="P220"/>
            <text:p text:style-name="P220">int main()</text:p>
            <text:p text:style-name="P220">{</text:p>
            <text:p text:style-name="P220"><text:s text:c="4"/>C c;</text:p>
            <text:p text:style-name="P220"><text:s text:c="4"/><text:span text:style-name="T12">c.</text:span><text:span text:style-name="T13">x_</text:span><text:span text:style-name="T12">++;</text:span> // <text:span text:style-name="T100">WRONG!!! Public x in P becomes </text:span></text:p>
            <text:p text:style-name="P220"><text:s text:c="13"/>// <text:span text:style-name="T100">protected in C so that only subclass</text:span></text:p>
            <text:p text:style-name="P220"><text:s text:c="13"/>// <text:span text:style-name="T100">can access x</text:span></text:p>
            <text:p text:style-name="P220"><text:s text:c="4"/>return 0;</text:p>
            <text:p text:style-name="P220">}</text:p>
          </table:table-cell>
        </table:table-row>
      </table:table>
      <text:p text:style-name="P106"/>
      <text:p text:style-name="P106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220">class P</text:p>
            <text:p text:style-name="P220">{</text:p>
            <text:p text:style-name="P198">public: int x_;</text:p>
            <text:p text:style-name="P226">protected: int y_;</text:p>
            <text:p text:style-name="P220">private: int z_;</text:p>
            <text:p text:style-name="P220">};</text:p>
            <text:p text:style-name="P220"/>
            <text:p text:style-name="P220">class C: <text:span text:style-name="T12">p</text:span><text:span text:style-name="T13">rotected</text:span><text:span text:style-name="T12"> P</text:span></text:p>
            <text:p text:style-name="P220">{</text:p>
            <text:p text:style-name="P220">public:</text:p>
            <text:p text:style-name="P220"><text:s text:c="4"/>void f() { y_++; } // OK</text:p>
            <text:p text:style-name="P220">};</text:p>
            <text:p text:style-name="P220"/>
            <text:p text:style-name="P224">class C0: public C</text:p>
            <text:p text:style-name="P224">{</text:p>
            <text:p text:style-name="P224">public:</text:p>
            <text:p text:style-name="P224"><text:s text:c="4"/>void f() { <text:span text:style-name="T12">x_++;</text:span> } // OK. Public x becomes </text:p>
            <text:p text:style-name="P224"><text:s text:c="25"/>// protected in C which </text:p>
            <text:p text:style-name="P224"><text:s text:c="25"/>// is accessible in CO</text:p>
            <text:p text:style-name="P224">};</text:p>
            <text:p text:style-name="P220"/>
            <text:p text:style-name="P220">int main()</text:p>
            <text:p text:style-name="P220">{</text:p>
            <text:p text:style-name="P220"><text:s text:c="4"/>return 0;</text:p>
            <text:p text:style-name="P220">}</text:p>
          </table:table-cell>
        </table:table-row>
      </table:table>
      <text:p text:style-name="P106"/>
      <text:p text:style-name="P104">In summary, suppose <text:span text:style-name="T63">C</text:span> is a protected subclass of <text:span text:style-name="T63">P</text:span>, and <text:span text:style-name="T63">x_</text:span> is a public member of <text:span text:style-name="T63">P</text:span>.</text:p>
      <text:list xml:id="list2003779330" text:style-name="L14">
        <text:list-item>
          <text:p text:style-name="P291"><text:soft-page-break/><text:span text:style-name="T63">x_</text:span> is accessible in <text:span text:style-name="T63">C</text:span>. (Any method in <text:span text:style-name="T63">C</text:span> can access member <text:span text:style-name="T63">x_</text:span>)</text:p>
        </text:list-item>
        <text:list-item>
          <text:p text:style-name="P291"><text:span text:style-name="T63">x_</text:span> becomes protected in <text:span text:style-name="T63">C</text:span>. Functions outside of <text:span text:style-name="T63">C</text:span> cannot access <text:span text:style-name="T63">obj.x_</text:span> if <text:span text:style-name="T63">obj</text:span> is an object of <text:span text:style-name="T63">C</text:span>.</text:p>
        </text:list-item>
      </text:list>
      <text:p text:style-name="P104">Note that <text:span text:style-name="T63">p</text:span> is an object of <text:span text:style-name="T63">P</text:span>, the <text:span text:style-name="T63">p.x_</text:span> is still public.</text:p>
      <text:p text:style-name="P104"/>
      <text:p text:style-name="P105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221">class P</text:p>
            <text:p text:style-name="P221">{</text:p>
            <text:p text:style-name="P199">public: int x_;</text:p>
            <text:p text:style-name="P227">protected: int y_;</text:p>
            <text:p text:style-name="P221">private: int z_;</text:p>
            <text:p text:style-name="P221">};</text:p>
            <text:p text:style-name="P221"/>
            <text:p text:style-name="P221">class C: <text:span text:style-name="T12">p</text:span><text:span text:style-name="T14">rivate</text:span><text:span text:style-name="T12"> P </text:span><text:span text:style-name="T5">// </text:span><text:span text:style-name="T9">p</text:span><text:span text:style-name="T6">ublic x_ in P becomes </text:span></text:p>
            <text:p text:style-name="P228"><text:s text:c="23"/>// private in C.</text:p>
            <text:p text:style-name="P221">{</text:p>
            <text:p text:style-name="P221">public:</text:p>
            <text:p text:style-name="P221"><text:s text:c="4"/>void f() { y_++; } // OK</text:p>
            <text:p text:style-name="P221">};</text:p>
            <text:p text:style-name="P221"/>
            <text:p text:style-name="P225">class C0: public C</text:p>
            <text:p text:style-name="P225">{</text:p>
            <text:p text:style-name="P225">public:</text:p>
            <text:p text:style-name="P225"><text:s text:c="4"/>void f() { <text:span text:style-name="T12">x_++;</text:span> } // <text:span text:style-name="T101">WRONG!!! x_ is now private</text:span></text:p>
            <text:p text:style-name="P225">};</text:p>
            <text:p text:style-name="P221"/>
            <text:p text:style-name="P221">int main()</text:p>
            <text:p text:style-name="P221">{</text:p>
            <text:p text:style-name="P221"><text:s text:c="4"/>return 0;</text:p>
            <text:p text:style-name="P221">}</text:p>
          </table:table-cell>
        </table:table-row>
      </table:table>
      <text:p text:style-name="P107"/>
      <text:p text:style-name="P108">You can have as many layers of inheritance as you like:</text:p>
      <table:table table:name="Table35" table:style-name="Table35">
        <table:table-column table:style-name="Table35.A"/>
        <table:table-row table:style-name="TableLine1553106281040">
          <table:table-cell table:style-name="Table35.A1" office:value-type="string">
            <text:p text:style-name="P3">class GameObject { ... };</text:p>
            <text:p text:style-name="P3"/>
            <text:p text:style-name="P3">class Weapon: public GameObject { ... };</text:p>
            <text:p text:style-name="P3">class Laser: <text:span text:style-name="T112">p</text:span>ublic Weapon { ... };</text:p>
            <text:p text:style-name="P3">class Rocket: public Weapon { ... };</text:p>
            <text:p text:style-name="P3"/>
            <text:p text:style-name="P3">class Spaceship: public GameObject { ... };</text:p>
            <text:p text:style-name="P3">class AlienSoldierShip: public Spaceship { ... };</text:p>
            <text:p text:style-name="P3">class AlienCommanderShip: public Spaceship { ... };</text:p>
          </table:table-cell>
        </table:table-row>
      </table:table>
      <text:p text:style-name="P108"/>
      <text:p text:style-name="P108">Obviously create a new class only when there are member variables and/or methods which cannot be combined.</text:p>
      <text:p text:style-name="P108"/>
      <text:p text:style-name="P108">For instance if the following</text:p>
      <table:table table:name="Table36" table:style-name="Table36">
        <table:table-column table:style-name="Table36.A"/>
        <table:table-row table:style-name="TableLine1552891651776">
          <table:table-cell table:style-name="Table36.A1" office:value-type="string">
            <text:p text:style-name="P229">Class AlienWorth10Points {...};</text:p>
            <text:p text:style-name="P229">class AlienWorth20Points {...};</text:p>
          </table:table-cell>
        </table:table-row>
      </table:table>
      <text:p text:style-name="P109"><text:span text:style-name="T195">h</text:span>ave exactly the same member variables and methods except that when objects of these types <text:span text:style-name="T195">are destroyed </text:span>in a gameplay, the points earned are different, then you should have combined the two as...</text:p>
      <table:table table:name="Table37" table:style-name="Table37">
        <table:table-column table:style-name="Table37.A"/>
        <text:soft-page-break/>
        <table:table-row table:style-name="TableLine1553106281856">
          <table:table-cell table:style-name="Table37.A1" office:value-type="string">
            <text:p text:style-name="P230">class Alien</text:p>
            <text:p text:style-name="P230">{</text:p>
            <text:p text:style-name="P230">... </text:p>
            <text:p text:style-name="P230"><text:s text:c="4"/>int points;</text:p>
            <text:p text:style-name="P230">};</text:p>
          </table:table-cell>
        </table:table-row>
      </table:table>
      <text:p text:style-name="P109"/>
      <text:p text:style-name="P109"/>
      <text:p text:style-name="P282">Template inheritance</text:p>
      <text:p text:style-name="P149"/>
      <text:p text:style-name="P166">Now I want to show you how to do template inheritance. Try the following exercise:</text:p>
      <text:p text:style-name="P166"/>
      <text:p text:style-name="P166"/>
      <text:p text:style-name="P167"><text:span text:style-name="T24">Exercise.</text:span><text:span text:style-name="T190"> Write a class </text:span><text:span text:style-name="T92">C&lt; T &gt;</text:span><text:span text:style-name="T190"> to be a subclass of </text:span><text:span text:style-name="T92">P&lt; T &gt;</text:span><text:span text:style-name="T190">. The class </text:span><text:span text:style-name="T92">P&lt; T &gt;</text:span><text:span text:style-name="T190"> has a member variable </text:span><text:span text:style-name="T92">x</text:span><text:span text:style-name="T190"> and method </text:span><text:span text:style-name="T92">m()</text:span><text:span text:style-name="T190">. The class </text:span><text:span text:style-name="T92">C&lt; T &gt;</text:span><text:span text:style-name="T30"> </text:span><text:span text:style-name="T190">will have a member variable named </text:span><text:span text:style-name="T92">y</text:span><text:span text:style-name="T190"> and </text:span><text:span text:style-name="T192">method</text:span><text:span text:style-name="T190"> </text:span><text:span text:style-name="T92">n()</text:span><text:span text:style-name="T190">. In </text:span><text:span text:style-name="T92">C&lt; </text:span><text:span text:style-name="T93">T &gt;</text:span><text:span text:style-name="T92">::n()</text:span><text:span text:style-name="T141"> </text:span><text:span text:style-name="T142">and</text:span><text:span text:style-name="T93"> P</text:span><text:span text:style-name="T92">&lt; </text:span><text:span text:style-name="T93">T &gt;</text:span><text:span text:style-name="T92">::</text:span><text:span text:style-name="T94">m</text:span><text:span text:style-name="T92">()</text:span><text:span text:style-name="T141"> </text:span><text:span text:style-name="T142">try</text:span><text:span text:style-name="T190"> to access </text:span><text:span text:style-name="T192">the</text:span><text:span text:style-name="T190"> </text:span><text:span text:style-name="T92">x</text:span><text:span text:style-name="T141"> </text:span><text:span text:style-name="T142">defined in </text:span><text:span text:style-name="T93">P&lt; T &gt;</text:span><text:span text:style-name="T190">. </text:span><text:span text:style-name="T192">For simplicity m</text:span><text:span text:style-name="T190">ake all members public. </text:span></text:p>
      <text:p text:style-name="P166"/>
      <text:p text:style-name="P166"/>
      <text:p text:style-name="P165">Here’s the obvious first attempt at the above exercise. Run it.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154">#include &lt;iostream&gt;</text:p>
            <text:p text:style-name="P154"/>
            <text:p text:style-name="P154">template &lt; typename T &gt;</text:p>
            <text:p text:style-name="P154">class P</text:p>
            <text:p text:style-name="P154">{</text:p>
            <text:p text:style-name="P154">public:</text:p>
            <text:p text:style-name="P154"><text:s text:c="4"/>void m()</text:p>
            <text:p text:style-name="P154"><text:s text:c="4"/>{</text:p>
            <text:p text:style-name="P154"><text:s text:c="8"/>x = 42;</text:p>
            <text:p text:style-name="P154"><text:s text:c="8"/>std::cout &lt;&lt; "P::m() ... " &lt;&lt; x &lt;&lt; '\n';</text:p>
            <text:p text:style-name="P154"><text:s text:c="4"/>}</text:p>
            <text:p text:style-name="P154"><text:s text:c="4"/>T x;</text:p>
            <text:p text:style-name="P154">};</text:p>
            <text:p text:style-name="P154"/>
            <text:p text:style-name="P154">template &lt; typename T &gt;</text:p>
            <text:p text:style-name="P154">class C: public P&lt; T &gt;</text:p>
            <text:p text:style-name="P154">{</text:p>
            <text:p text:style-name="P154">public:</text:p>
            <text:p text:style-name="P154"><text:s text:c="4"/>void n()</text:p>
            <text:p text:style-name="P154"><text:s text:c="4"/>{</text:p>
            <text:p text:style-name="P154"><text:s text:c="8"/>std::cout &lt;&lt; "C::n() ... \n";</text:p>
            <text:p text:style-name="P154"><text:s text:c="8"/>x = 43;</text:p>
            <text:p text:style-name="P154"><text:s text:c="8"/>std::cout &lt;&lt; x &lt;&lt; '\n';</text:p>
            <text:p text:style-name="P154"><text:s text:c="8"/>std::cout &lt;&lt; y &lt;&lt; '\n';</text:p>
            <text:p text:style-name="P154"><text:s text:c="4"/>}</text:p>
            <text:p text:style-name="P154"><text:s text:c="4"/>T y;</text:p>
            <text:p text:style-name="P154">};</text:p>
            <text:p text:style-name="P154"/>
            <text:p text:style-name="P154"/>
            <text:p text:style-name="P154">int main()</text:p>
            <text:p text:style-name="P154">{</text:p>
            <text:p text:style-name="P154"><text:s text:c="4"/>C&lt; int &gt; c;</text:p>
            <text:p text:style-name="P154"><text:s text:c="4"/>c.n();</text:p>
            <text:p text:style-name="P154"><text:s text:c="4"/>c.m();</text:p>
            <text:p text:style-name="P154"><text:s text:c="4"/></text:p>
            <text:p text:style-name="P154"><text:s text:c="4"/>return 0;</text:p>
            <text:p text:style-name="P154">}</text:p>
          </table:table-cell>
        </table:table-row>
      </table:table>
      <text:p text:style-name="P150"/>
      <text:p text:style-name="P151">But there’s an error! <text:span text:style-name="T191">Here’s the error message (if you are using g++):</text:span></text:p>
      <text:p text:style-name="P146"><text:soft-page-break/></text:p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156">main.cpp: In member function 'void C&lt;T&gt;::n()':</text:p>
            <text:p text:style-name="P156">main.cpp:22:9: error: 'x' was not declared in this scope</text:p>
            <text:p text:style-name="P156"><text:s text:c="3"/>22 | <text:s text:c="8"/>x = 43;</text:p>
            <text:p text:style-name="P156"><text:s text:c="6"/>| <text:s text:c="8"/>^</text:p>
          </table:table-cell>
        </table:table-row>
      </table:table>
      <text:p text:style-name="P152"/>
      <text:p text:style-name="P168"><text:span text:style-name="T18">Written this way, </text:span><text:span text:style-name="T23">C&lt; T &gt;</text:span><text:span text:style-name="T18"> is not able to access the </text:span><text:span text:style-name="T23">x</text:span><text:span text:style-name="T18"> member variable of </text:span><text:span text:style-name="T23">P&lt; T &gt;</text:span><text:span text:style-name="T18">. </text:span><text:span text:style-name="T19">Try this:</text:span></text:p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155">// ... <text:span text:style-name="T192">as above …</text:span></text:p>
            <text:p text:style-name="P155"/>
            <text:p text:style-name="P155">template &lt; typename T &gt;</text:p>
            <text:p text:style-name="P155">class C: public P&lt; T &gt;</text:p>
            <text:p text:style-name="P155">{</text:p>
            <text:p text:style-name="P155">public:</text:p>
            <text:p text:style-name="P155"><text:s text:c="4"/>void n()</text:p>
            <text:p text:style-name="P155"><text:s text:c="4"/>{</text:p>
            <text:p text:style-name="P155"><text:s text:c="8"/>std::cout &lt;&lt; "C::n() ... \n";</text:p>
            <text:p text:style-name="P145"><text:span text:style-name="T20"><text:s text:c="8"/></text:span><text:span text:style-name="T22">this-&gt;</text:span><text:span text:style-name="T21">x</text:span><text:span text:style-name="T20"> = 43;</text:span></text:p>
            <text:p text:style-name="P145"><text:span text:style-name="T20"><text:s text:c="8"/>std::cout &lt;&lt; </text:span><text:span text:style-name="T22">this-&gt;</text:span><text:span text:style-name="T20">x &lt;&lt; '\n'; </text:span></text:p>
            <text:p text:style-name="P155"><text:s text:c="8"/>std::cout &lt;&lt; y &lt;&lt; '\n';</text:p>
            <text:p text:style-name="P155"><text:s text:c="4"/>}</text:p>
            <text:p text:style-name="P155"><text:s text:c="4"/>T y;</text:p>
            <text:p text:style-name="P155">};</text:p>
            <text:p text:style-name="P155"/>
            <text:p text:style-name="P145"><text:span text:style-name="T20">// ... </text:span><text:span text:style-name="T21">as above ...</text:span>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3" svg:font-family="'Lohit Devanagari'"/>
    <style:font-face style:name="Arial1" svg:font-family="Arial" style:font-family-generic="roman"/>
    <style:font-face style:name="Lohit Devanagari" svg:font-family="'Lohit Devanagari'" style:font-family-generic="roman"/>
    <style:font-face style:name="Arial2" svg:font-family="Arial" style:font-family-generic="swiss"/>
    <style:font-face style:name="Arial" svg:font-family="Arial" style:font-adornments="Regular" style:font-family-generic="swiss"/>
    <style:font-face style:name="Courier New" svg:font-family="'Courier New'" style:font-adornments="Regular" style:font-family-generic="swiss"/>
    <style:font-face style:name="Courier New1" svg:font-family="'Courier New'" style:font-family-generic="modern" style:font-pitch="fixed"/>
    <style:font-face style:name="Arial3" svg:font-family="Arial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Zen Hei Sharp" svg:font-family="'WenQuanYi Zen Hei Sharp'" style:font-pitch="variable"/>
    <style:font-face style:name="Courier New3" svg:font-family="'Courier New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Courier New2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Courier New4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1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msArrowStealthEnd_20_6" draw:display-name="msArrowStealthEnd 6" svg:viewBox="0 0 213 355" svg:d="M107 0l106 355-106-142-107 142z"/>
    <draw:stroke-dash draw:name="Dashed_20__28_var_29__20_2" draw:display-name="Dashed (var) 2" draw:style="rect" draw:dots1="1" draw:dots1-length="0.0157in" draw:distance="0.0157in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Zen Hei Sharp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style-name="Regular" style:font-family-generic="swiss" fo:font-size="10pt" style:font-size-asian="10.5pt" style:font-weight-asian="normal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1" style:font-family-asian="'WenQuanYi Zen Hei Sharp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083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bold" style:font-name-asian="Tahoma1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835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bold" style:font-name-asian="Tahoma1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font-name="Lohit Devanagari" fo:font-family="'Lohit Devanagari'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083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bold" style:font-name-asian="Tahoma1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83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835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WW-Title12345678910111213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2345678910111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23456789101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234567891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23456789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2345678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234567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23456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2345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234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23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WW-Title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44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2" style:family="paragraph" style:parent-style-name="Standard" style:default-outline-level="">
      <style:paragraph-properties fo:margin-top="0.1654in" fo:margin-bottom="0.0827in" style:contextual-spacing="false"/>
    </style:style>
    <style:style style:name="Heading1" style:family="paragraph" style:parent-style-name="Standard" style:default-outline-level="">
      <style:paragraph-properties fo:margin-top="0.1654in" fo:margin-bottom="0.0827in" style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2" officeooo:rsid="00112998" officeooo:paragraph-rsid="00112998"/>
    </style:style>
    <style:style style:name="MP2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T1" style:family="text">
      <style:text-properties officeooo:rsid="00136070"/>
    </style:style>
    <style:style style:name="MT2" style:family="text">
      <style:text-properties officeooo:rsid="00d6590d"/>
    </style:style>
    <style:style style:name="MT3" style:family="text">
      <style:text-properties officeooo:rsid="00e60838"/>
    </style:style>
    <style:style style:name="MT4" style:family="text">
      <style:text-properties officeooo:rsid="003eba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082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++ (Y. Liow) <text:s text:c="17"/></text:span><text:s text:c="48"/><text:tab/> <text:s text:c="7"/><text:span text:style-name="MT2">80</text:span>. <text:span text:style-name="MT3">Inheritance</text:span></text:p>
      </style:header>
      <style:footer>
        <text:p text:style-name="MP2"><text:page-number text:select-page="current">37</text:page-number><text:s/><text:span text:style-name="MT4">of </text:span><text:span text:style-name="MT4"><text:page-count>3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4DT9H56M42S</meta:editing-duration>
    <meta:editing-cycles>156</meta:editing-cycles>
    <meta:generator>LibreOffice/7.1.2.2$Windows_X86_64 LibreOffice_project/8a45595d069ef5570103caea1b71cc9d82b2aae4</meta:generator>
    <dc:date>2024-04-10T17:13:42.827000000</dc:date>
    <meta:document-statistic meta:table-count="52" meta:image-count="0" meta:object-count="0" meta:page-count="39" meta:paragraph-count="1064" meta:word-count="5952" meta:character-count="32196" meta:non-whitespace-character-count="25233"/>
  </office:meta>
</office:document-meta>
</file>